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009353" style:text-align-source="fix" style:repeat-content="false" fo:wrap-option="wrap" fo:border-left="none" fo:border-right="none" fo:border-top="0.74pt solid #000000"/>
      <style:paragraph-properties fo:text-align="center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ackground-color="#aaaaaa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aaaaaa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aaaaaa"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fo:background-color="#aaaaaa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ackground-color="#aaaaaa" style:text-align-source="fix" style:repeat-content="false" fo:wrap-option="wrap" fo:border-left="none" fo:border-right="0.74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fo:border="0.74pt solid #ffffff"/>
      <style:text-properties fo:color="#ffffff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border="0.74pt solid #ffffff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20clubs" table:style-name="ta1">
        <table:table-column table:style-name="co1" table:default-cell-style-name="ce18"/>
        <table:table-column table:style-name="co2" table:default-cell-style-name="ce20"/>
        <table:table-column table:style-name="co2" table:default-cell-style-name="ce24"/>
        <table:table-column table:style-name="co2" table:default-cell-style-name="ce28"/>
        <table:table-column table:style-name="co2" table:default-cell-style-name="ce20"/>
        <table:table-column table:style-name="co2" table:default-cell-style-name="ce24"/>
        <table:table-column table:style-name="co2" table:default-cell-style-name="ce28"/>
        <table:table-column table:style-name="co2" table:default-cell-style-name="ce20"/>
        <table:table-column table:style-name="co2" table:default-cell-style-name="ce24"/>
        <table:table-column table:style-name="co2" table:default-cell-style-name="ce28"/>
        <table:table-column table:style-name="co2" table:default-cell-style-name="ce20"/>
        <table:table-column table:style-name="co2" table:default-cell-style-name="ce24"/>
        <table:table-column table:style-name="co2" table:default-cell-style-name="ce28"/>
        <table:table-column table:style-name="co2" table:default-cell-style-name="ce20"/>
        <table:table-column table:style-name="co2" table:default-cell-style-name="ce24"/>
        <table:table-column table:style-name="co2" table:default-cell-style-name="ce28"/>
        <table:table-column table:style-name="co2" table:default-cell-style-name="ce20"/>
        <table:table-column table:style-name="co2" table:default-cell-style-name="ce24"/>
        <table:table-column table:style-name="co2" table:default-cell-style-name="ce28"/>
        <table:table-column table:style-name="co2" table:default-cell-style-name="ce20"/>
        <table:table-column table:style-name="co2" table:default-cell-style-name="ce24"/>
        <table:table-column table:style-name="co1" table:default-cell-style-name="ce8"/>
        <table:table-column table:style-name="co3" table:number-columns-repeated="20" table:default-cell-style-name="ce9"/>
        <table:table-column table:style-name="co4" table:default-cell-style-name="ce16"/>
        <table:table-column table:style-name="co4" table:default-cell-style-name="ce10"/>
        <table:table-column table:style-name="co4" table:number-columns-repeated="20" table:default-cell-style-name="ce16"/>
        <table:table-column table:style-name="co5" table:default-cell-style-name="Default"/>
        <table:table-row table:style-name="ro1">
          <table:table-cell table:style-name="ce13" office:value-type="string" calcext:value-type="string">
            <text:p>Mandante \ Visitante </text:p>
          </table:table-cell>
          <table:table-cell table:style-name="ce19" office:value-type="string" calcext:value-type="string">
            <text:p>AME</text:p>
          </table:table-cell>
          <table:table-cell table:style-name="ce23" office:value-type="string" calcext:value-type="string">
            <text:p>CAP</text:p>
          </table:table-cell>
          <table:table-cell table:style-name="ce27" office:value-type="string" calcext:value-type="string">
            <text:p>CAM</text:p>
          </table:table-cell>
          <table:table-cell table:style-name="ce19" office:value-type="string" calcext:value-type="string">
            <text:p>BAH </text:p>
          </table:table-cell>
          <table:table-cell table:style-name="ce23" office:value-type="string" calcext:value-type="string">
            <text:p>BOT </text:p>
          </table:table-cell>
          <table:table-cell table:style-name="ce27" office:value-type="string" calcext:value-type="string">
            <text:p>COR </text:p>
          </table:table-cell>
          <table:table-cell table:style-name="ce19" office:value-type="string" calcext:value-type="string">
            <text:p>CTB </text:p>
          </table:table-cell>
          <table:table-cell table:style-name="ce23" office:value-type="string" calcext:value-type="string">
            <text:p>CRU </text:p>
          </table:table-cell>
          <table:table-cell table:style-name="ce27" office:value-type="string" calcext:value-type="string">
            <text:p>CUI </text:p>
          </table:table-cell>
          <table:table-cell table:style-name="ce19" office:value-type="string" calcext:value-type="string">
            <text:p>FLA </text:p>
          </table:table-cell>
          <table:table-cell table:style-name="ce23" office:value-type="string" calcext:value-type="string">
            <text:p>FLU </text:p>
          </table:table-cell>
          <table:table-cell table:style-name="ce27" office:value-type="string" calcext:value-type="string">
            <text:p>FOR </text:p>
          </table:table-cell>
          <table:table-cell table:style-name="ce19" office:value-type="string" calcext:value-type="string">
            <text:p>GOI </text:p>
          </table:table-cell>
          <table:table-cell table:style-name="ce23" office:value-type="string" calcext:value-type="string">
            <text:p>GRE </text:p>
          </table:table-cell>
          <table:table-cell table:style-name="ce27" office:value-type="string" calcext:value-type="string">
            <text:p>INT </text:p>
          </table:table-cell>
          <table:table-cell table:style-name="ce19" office:value-type="string" calcext:value-type="string">
            <text:p>PAL </text:p>
          </table:table-cell>
          <table:table-cell table:style-name="ce23" office:value-type="string" calcext:value-type="string">
            <text:p>RBB </text:p>
          </table:table-cell>
          <table:table-cell table:style-name="ce27" office:value-type="string" calcext:value-type="string">
            <text:p>SAN </text:p>
          </table:table-cell>
          <table:table-cell table:style-name="ce19" office:value-type="string" calcext:value-type="string">
            <text:p>SPA </text:p>
          </table:table-cell>
          <table:table-cell table:style-name="ce31" office:value-type="string" calcext:value-type="string">
            <text:p>VAS </text:p>
          </table:table-cell>
          <table:table-cell table:formula="of:=[.A1]" office:value-type="string" office:string-value="Mandante \ Visitante " calcext:value-type="string">
            <text:p>Mandante \ Visitante </text:p>
          </table:table-cell>
          <table:table-cell table:style-name="ce8" table:formula="of:=[.B1]" office:value-type="string" office:string-value="AME" calcext:value-type="string">
            <text:p>AME</text:p>
          </table:table-cell>
          <table:table-cell table:style-name="ce8" table:formula="of:=[.C1]" office:value-type="string" office:string-value="CAP" calcext:value-type="string">
            <text:p>CAP</text:p>
          </table:table-cell>
          <table:table-cell table:style-name="ce8" table:formula="of:=[.D1]" office:value-type="string" office:string-value="CAM" calcext:value-type="string">
            <text:p>CAM</text:p>
          </table:table-cell>
          <table:table-cell table:style-name="ce8" table:formula="of:=[.E1]" office:value-type="string" office:string-value="BAH " calcext:value-type="string">
            <text:p>BAH </text:p>
          </table:table-cell>
          <table:table-cell table:style-name="ce8" table:formula="of:=[.F1]" office:value-type="string" office:string-value="BOT " calcext:value-type="string">
            <text:p>BOT </text:p>
          </table:table-cell>
          <table:table-cell table:style-name="ce8" table:formula="of:=[.G1]" office:value-type="string" office:string-value="COR " calcext:value-type="string">
            <text:p>COR </text:p>
          </table:table-cell>
          <table:table-cell table:style-name="ce8" table:formula="of:=[.H1]" office:value-type="string" office:string-value="CTB " calcext:value-type="string">
            <text:p>CTB </text:p>
          </table:table-cell>
          <table:table-cell table:style-name="ce8" table:formula="of:=[.I1]" office:value-type="string" office:string-value="CRU " calcext:value-type="string">
            <text:p>CRU </text:p>
          </table:table-cell>
          <table:table-cell table:style-name="ce8" table:formula="of:=[.J1]" office:value-type="string" office:string-value="CUI " calcext:value-type="string">
            <text:p>CUI </text:p>
          </table:table-cell>
          <table:table-cell table:style-name="ce8" table:formula="of:=[.K1]" office:value-type="string" office:string-value="FLA " calcext:value-type="string">
            <text:p>FLA </text:p>
          </table:table-cell>
          <table:table-cell table:style-name="ce8" table:formula="of:=[.L1]" office:value-type="string" office:string-value="FLU " calcext:value-type="string">
            <text:p>FLU </text:p>
          </table:table-cell>
          <table:table-cell table:style-name="ce8" table:formula="of:=[.M1]" office:value-type="string" office:string-value="FOR " calcext:value-type="string">
            <text:p>FOR </text:p>
          </table:table-cell>
          <table:table-cell table:style-name="ce8" table:formula="of:=[.N1]" office:value-type="string" office:string-value="GOI " calcext:value-type="string">
            <text:p>GOI </text:p>
          </table:table-cell>
          <table:table-cell table:style-name="ce8" table:formula="of:=[.O1]" office:value-type="string" office:string-value="GRE " calcext:value-type="string">
            <text:p>GRE </text:p>
          </table:table-cell>
          <table:table-cell table:style-name="ce8" table:formula="of:=[.P1]" office:value-type="string" office:string-value="INT " calcext:value-type="string">
            <text:p>INT </text:p>
          </table:table-cell>
          <table:table-cell table:style-name="ce8" table:formula="of:=[.Q1]" office:value-type="string" office:string-value="PAL " calcext:value-type="string">
            <text:p>PAL </text:p>
          </table:table-cell>
          <table:table-cell table:style-name="ce8" table:formula="of:=[.R1]" office:value-type="string" office:string-value="RBB " calcext:value-type="string">
            <text:p>RBB </text:p>
          </table:table-cell>
          <table:table-cell table:style-name="ce8" table:formula="of:=[.S1]" office:value-type="string" office:string-value="SAN " calcext:value-type="string">
            <text:p>SAN </text:p>
          </table:table-cell>
          <table:table-cell table:style-name="ce8" table:formula="of:=[.T1]" office:value-type="string" office:string-value="SPA " calcext:value-type="string">
            <text:p>SPA </text:p>
          </table:table-cell>
          <table:table-cell table:style-name="ce8" table:formula="of:=[.U1]" office:value-type="string" office:string-value="VAS " calcext:value-type="string">
            <text:p>VAS </text:p>
          </table:table-cell>
          <table:table-cell table:style-name="ce8" table:number-columns-repeated="2"/>
          <table:table-cell table:style-name="Default" table:number-columns-repeated="20"/>
          <table:table-cell/>
        </table:table-row>
        <table:table-row table:style-name="ro1">
          <table:table-cell table:style-name="ce33" office:value-type="string" calcext:value-type="string">
            <text:p>América Mineiro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2-2 </text:p>
          </table:table-cell>
          <table:table-cell office:value-type="string" calcext:value-type="string">
            <text:p>1-1 </text:p>
          </table:table-cell>
          <table:table-cell office:value-type="string" calcext:value-type="string">
            <text:p>3-2 </text:p>
          </table:table-cell>
          <table:table-cell office:value-type="string" calcext:value-type="string">
            <text:p>1-2 </text:p>
          </table:table-cell>
          <table:table-cell office:value-type="string" calcext:value-type="string">
            <text:p>2-0 </text:p>
          </table:table-cell>
          <table:table-cell office:value-type="string" calcext:value-type="string">
            <text:p>0-3 </text:p>
          </table:table-cell>
          <table:table-cell office:value-type="string" calcext:value-type="string">
            <text:p>0-4 </text:p>
          </table:table-cell>
          <table:table-cell office:value-type="string" calcext:value-type="string">
            <text:p>1-2 </text:p>
          </table:table-cell>
          <table:table-cell table:number-columns-repeated="2" office:value-type="string" calcext:value-type="string">
            <text:p>0-3 </text:p>
          </table:table-cell>
          <table:table-cell office:value-type="string" calcext:value-type="string">
            <text:p>2-1 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3-4 </text:p>
          </table:table-cell>
          <table:table-cell office:value-type="string" calcext:value-type="string">
            <text:p>1-2 </text:p>
          </table:table-cell>
          <table:table-cell office:value-type="string" calcext:value-type="string">
            <text:p>1-4 </text:p>
          </table:table-cell>
          <table:table-cell office:value-type="string" calcext:value-type="string">
            <text:p>0-2 </text:p>
          </table:table-cell>
          <table:table-cell office:value-type="string" calcext:value-type="string">
            <text:p>2-0 </text:p>
          </table:table-cell>
          <table:table-cell office:value-type="string" calcext:value-type="string">
            <text:p>2-1 </text:p>
          </table:table-cell>
          <table:table-cell office:value-type="string" calcext:value-type="string">
            <text:p>0-1 </text:p>
          </table:table-cell>
          <table:table-cell table:formula="of:=[.A2]" office:value-type="string" office:string-value="América Mineiro " calcext:value-type="string">
            <text:p>América Mineiro </text:p>
          </table:table-cell>
          <table:table-cell table:formula="of:=IF(LEN([.B2])=4;[.B2];&quot;&quot;)">
            <text:p/>
          </table:table-cell>
          <table:table-cell table:formula="of:=IF(LEN([.C2])=4;[.C2];&quot;&quot;)" office:value-type="string" office:string-value="2-2 " calcext:value-type="string">
            <text:p>2-2 </text:p>
          </table:table-cell>
          <table:table-cell table:formula="of:=IF(LEN([.D2])=4;[.D2];&quot;&quot;)" office:value-type="string" office:string-value="1-1 " calcext:value-type="string">
            <text:p>1-1 </text:p>
          </table:table-cell>
          <table:table-cell table:formula="of:=IF(LEN([.E2])=4;[.E2];&quot;&quot;)" office:value-type="string" office:string-value="3-2 " calcext:value-type="string">
            <text:p>3-2 </text:p>
          </table:table-cell>
          <table:table-cell table:formula="of:=IF(LEN([.F2])=4;[.F2];&quot;&quot;)" office:value-type="string" office:string-value="1-2 " calcext:value-type="string">
            <text:p>1-2 </text:p>
          </table:table-cell>
          <table:table-cell table:formula="of:=IF(LEN([.G2])=4;[.G2];&quot;&quot;)" office:value-type="string" office:string-value="2-0 " calcext:value-type="string">
            <text:p>2-0 </text:p>
          </table:table-cell>
          <table:table-cell table:formula="of:=IF(LEN([.H2])=4;[.H2];&quot;&quot;)" office:value-type="string" office:string-value="0-3 " calcext:value-type="string">
            <text:p>0-3 </text:p>
          </table:table-cell>
          <table:table-cell table:formula="of:=IF(LEN([.I2])=4;[.I2];&quot;&quot;)" office:value-type="string" office:string-value="0-4 " calcext:value-type="string">
            <text:p>0-4 </text:p>
          </table:table-cell>
          <table:table-cell table:formula="of:=IF(LEN([.J2])=4;[.J2];&quot;&quot;)" office:value-type="string" office:string-value="1-2 " calcext:value-type="string">
            <text:p>1-2 </text:p>
          </table:table-cell>
          <table:table-cell table:formula="of:=IF(LEN([.K2])=4;[.K2];&quot;&quot;)" office:value-type="string" office:string-value="0-3 " calcext:value-type="string">
            <text:p>0-3 </text:p>
          </table:table-cell>
          <table:table-cell table:formula="of:=IF(LEN([.L2])=4;[.L2];&quot;&quot;)" office:value-type="string" office:string-value="0-3 " calcext:value-type="string">
            <text:p>0-3 </text:p>
          </table:table-cell>
          <table:table-cell table:formula="of:=IF(LEN([.M2])=4;[.M2];&quot;&quot;)" office:value-type="string" office:string-value="2-1 " calcext:value-type="string">
            <text:p>2-1 </text:p>
          </table:table-cell>
          <table:table-cell table:formula="of:=IF(LEN([.N2])=4;[.N2];&quot;&quot;)" office:value-type="string" office:string-value="0-1 " calcext:value-type="string">
            <text:p>0-1 </text:p>
          </table:table-cell>
          <table:table-cell table:formula="of:=IF(LEN([.O2])=4;[.O2];&quot;&quot;)" office:value-type="string" office:string-value="3-4 " calcext:value-type="string">
            <text:p>3-4 </text:p>
          </table:table-cell>
          <table:table-cell table:formula="of:=IF(LEN([.P2])=4;[.P2];&quot;&quot;)" office:value-type="string" office:string-value="1-2 " calcext:value-type="string">
            <text:p>1-2 </text:p>
          </table:table-cell>
          <table:table-cell table:formula="of:=IF(LEN([.Q2])=4;[.Q2];&quot;&quot;)" office:value-type="string" office:string-value="1-4 " calcext:value-type="string">
            <text:p>1-4 </text:p>
          </table:table-cell>
          <table:table-cell table:formula="of:=IF(LEN([.R2])=4;[.R2];&quot;&quot;)" office:value-type="string" office:string-value="0-2 " calcext:value-type="string">
            <text:p>0-2 </text:p>
          </table:table-cell>
          <table:table-cell table:formula="of:=IF(LEN([.S2])=4;[.S2];&quot;&quot;)" office:value-type="string" office:string-value="2-0 " calcext:value-type="string">
            <text:p>2-0 </text:p>
          </table:table-cell>
          <table:table-cell table:formula="of:=IF(LEN([.T2])=4;[.T2];&quot;&quot;)" office:value-type="string" office:string-value="2-1 " calcext:value-type="string">
            <text:p>2-1 </text:p>
          </table:table-cell>
          <table:table-cell table:formula="of:=IF(LEN([.U2])=4;[.U2];&quot;&quot;)" office:value-type="string" office:string-value="0-1 " calcext:value-type="string">
            <text:p>0-1 </text:p>
          </table:table-cell>
          <table:table-cell office:value-type="float" office:value="1" calcext:value-type="float">
            <text:p>1</text:p>
          </table:table-cell>
          <table:table-cell table:formula="of:=&quot;[equipe[&quot;&amp;[.AQ2]&amp;&quot;][0],&quot;" office:value-type="string" office:string-value="[equipe[1][0]," calcext:value-type="string">
            <text:p>[equipe[1][0],</text:p>
          </table:table-cell>
          <table:table-cell table:style-name="ce17" table:formula="of:=&quot;[,]/*&quot;&amp;[.W$1]&amp;&quot;*/,&quot;" office:value-type="string" office:string-value="[,]/*AME*/," calcext:value-type="string">
            <text:p>[,]/*AME*/,</text:p>
          </table:table-cell>
          <table:table-cell table:formula="of:=&quot;[&quot;&amp;LEFT([.X2];1)&amp;&quot;,&quot;&amp;LEFT(RIGHT([.X2];2);1)&amp;&quot;]/*&quot;&amp;[.X$1]&amp;&quot;*/,&quot;" office:value-type="string" office:string-value="[2,2]/*CAP*/," calcext:value-type="string">
            <text:p>[2,2]/*CAP*/,</text:p>
          </table:table-cell>
          <table:table-cell table:formula="of:=&quot;[&quot;&amp;LEFT([.Y2];1)&amp;&quot;,&quot;&amp;LEFT(RIGHT([.Y2];2);1)&amp;&quot;]/*&quot;&amp;[.Y$1]&amp;&quot;*/,&quot;" office:value-type="string" office:string-value="[1,1]/*CAM*/," calcext:value-type="string">
            <text:p>[1,1]/*CAM*/,</text:p>
          </table:table-cell>
          <table:table-cell table:formula="of:=&quot;[&quot;&amp;LEFT([.Z2];1)&amp;&quot;,&quot;&amp;LEFT(RIGHT([.Z2];2);1)&amp;&quot;]/*&quot;&amp;[.Z$1]&amp;&quot;*/,&quot;" office:value-type="string" office:string-value="[3,2]/*BAH */," calcext:value-type="string">
            <text:p>[3,2]/*BAH */,</text:p>
          </table:table-cell>
          <table:table-cell table:formula="of:=&quot;[&quot;&amp;LEFT([.AA2];1)&amp;&quot;,&quot;&amp;LEFT(RIGHT([.AA2];2);1)&amp;&quot;]/*&quot;&amp;[.AA$1]&amp;&quot;*/,&quot;" office:value-type="string" office:string-value="[1,2]/*BOT */," calcext:value-type="string">
            <text:p>[1,2]/*BOT */,</text:p>
          </table:table-cell>
          <table:table-cell table:formula="of:=&quot;[&quot;&amp;LEFT([.AB2];1)&amp;&quot;,&quot;&amp;LEFT(RIGHT([.AB2];2);1)&amp;&quot;]/*&quot;&amp;[.AB$1]&amp;&quot;*/,&quot;" office:value-type="string" office:string-value="[2,0]/*COR */," calcext:value-type="string">
            <text:p>[2,0]/*COR */,</text:p>
          </table:table-cell>
          <table:table-cell table:formula="of:=&quot;[&quot;&amp;LEFT([.AC2];1)&amp;&quot;,&quot;&amp;LEFT(RIGHT([.AC2];2);1)&amp;&quot;]/*&quot;&amp;[.AC$1]&amp;&quot;*/,&quot;" office:value-type="string" office:string-value="[0,3]/*CTB */," calcext:value-type="string">
            <text:p>[0,3]/*CTB */,</text:p>
          </table:table-cell>
          <table:table-cell table:formula="of:=&quot;[&quot;&amp;LEFT([.AD2];1)&amp;&quot;,&quot;&amp;LEFT(RIGHT([.AD2];2);1)&amp;&quot;]/*&quot;&amp;[.AD$1]&amp;&quot;*/,&quot;" office:value-type="string" office:string-value="[0,4]/*CRU */," calcext:value-type="string">
            <text:p>[0,4]/*CRU */,</text:p>
          </table:table-cell>
          <table:table-cell table:formula="of:=&quot;[&quot;&amp;LEFT([.AE2];1)&amp;&quot;,&quot;&amp;LEFT(RIGHT([.AE2];2);1)&amp;&quot;]/*&quot;&amp;[.AE$1]&amp;&quot;*/,&quot;" office:value-type="string" office:string-value="[1,2]/*CUI */," calcext:value-type="string">
            <text:p>[1,2]/*CUI */,</text:p>
          </table:table-cell>
          <table:table-cell table:formula="of:=&quot;[&quot;&amp;LEFT([.AF2];1)&amp;&quot;,&quot;&amp;LEFT(RIGHT([.AF2];2);1)&amp;&quot;]/*&quot;&amp;[.AF$1]&amp;&quot;*/,&quot;" office:value-type="string" office:string-value="[0,3]/*FLA */," calcext:value-type="string">
            <text:p>[0,3]/*FLA */,</text:p>
          </table:table-cell>
          <table:table-cell table:formula="of:=&quot;[&quot;&amp;LEFT([.AG2];1)&amp;&quot;,&quot;&amp;LEFT(RIGHT([.AG2];2);1)&amp;&quot;]/*&quot;&amp;[.AG$1]&amp;&quot;*/,&quot;" office:value-type="string" office:string-value="[0,3]/*FLU */," calcext:value-type="string">
            <text:p>[0,3]/*FLU */,</text:p>
          </table:table-cell>
          <table:table-cell table:formula="of:=&quot;[&quot;&amp;LEFT([.AH2];1)&amp;&quot;,&quot;&amp;LEFT(RIGHT([.AH2];2);1)&amp;&quot;]/*&quot;&amp;[.AH$1]&amp;&quot;*/,&quot;" office:value-type="string" office:string-value="[2,1]/*FOR */," calcext:value-type="string">
            <text:p>[2,1]/*FOR */,</text:p>
          </table:table-cell>
          <table:table-cell table:formula="of:=&quot;[&quot;&amp;LEFT([.AI2];1)&amp;&quot;,&quot;&amp;LEFT(RIGHT([.AI2];2);1)&amp;&quot;]/*&quot;&amp;[.AI$1]&amp;&quot;*/,&quot;" office:value-type="string" office:string-value="[0,1]/*GOI */," calcext:value-type="string">
            <text:p>[0,1]/*GOI */,</text:p>
          </table:table-cell>
          <table:table-cell table:formula="of:=&quot;[&quot;&amp;LEFT([.AJ2];1)&amp;&quot;,&quot;&amp;LEFT(RIGHT([.AJ2];2);1)&amp;&quot;]/*&quot;&amp;[.AJ$1]&amp;&quot;*/,&quot;" office:value-type="string" office:string-value="[3,4]/*GRE */," calcext:value-type="string">
            <text:p>[3,4]/*GRE */,</text:p>
          </table:table-cell>
          <table:table-cell table:formula="of:=&quot;[&quot;&amp;LEFT([.AK2];1)&amp;&quot;,&quot;&amp;LEFT(RIGHT([.AK2];2);1)&amp;&quot;]/*&quot;&amp;[.AK$1]&amp;&quot;*/,&quot;" office:value-type="string" office:string-value="[1,2]/*INT */," calcext:value-type="string">
            <text:p>[1,2]/*INT */,</text:p>
          </table:table-cell>
          <table:table-cell table:formula="of:=&quot;[&quot;&amp;LEFT([.AL2];1)&amp;&quot;,&quot;&amp;LEFT(RIGHT([.AL2];2);1)&amp;&quot;]/*&quot;&amp;[.AL$1]&amp;&quot;*/,&quot;" office:value-type="string" office:string-value="[1,4]/*PAL */," calcext:value-type="string">
            <text:p>[1,4]/*PAL */,</text:p>
          </table:table-cell>
          <table:table-cell table:formula="of:=&quot;[&quot;&amp;LEFT([.AM2];1)&amp;&quot;,&quot;&amp;LEFT(RIGHT([.AM2];2);1)&amp;&quot;]/*&quot;&amp;[.AM$1]&amp;&quot;*/,&quot;" office:value-type="string" office:string-value="[0,2]/*RBB */," calcext:value-type="string">
            <text:p>[0,2]/*RBB */,</text:p>
          </table:table-cell>
          <table:table-cell table:formula="of:=&quot;[&quot;&amp;LEFT([.AN2];1)&amp;&quot;,&quot;&amp;LEFT(RIGHT([.AN2];2);1)&amp;&quot;]/*&quot;&amp;[.AN$1]&amp;&quot;*/,&quot;" office:value-type="string" office:string-value="[2,0]/*SAN */," calcext:value-type="string">
            <text:p>[2,0]/*SAN */,</text:p>
          </table:table-cell>
          <table:table-cell table:formula="of:=&quot;[&quot;&amp;LEFT([.AO2];1)&amp;&quot;,&quot;&amp;LEFT(RIGHT([.AO2];2);1)&amp;&quot;]/*&quot;&amp;[.AO$1]&amp;&quot;*/,&quot;" office:value-type="string" office:string-value="[2,1]/*SPA */," calcext:value-type="string">
            <text:p>[2,1]/*SPA */,</text:p>
          </table:table-cell>
          <table:table-cell table:formula="of:=&quot;[&quot;&amp;LEFT([.AP2];1)&amp;&quot;,&quot;&amp;LEFT(RIGHT([.AP2];2);1)&amp;&quot;]/*&quot;&amp;[.AP$1]&amp;&quot;*/]&quot;" office:value-type="string" office:string-value="[0,1]/*VAS */]" calcext:value-type="string">
            <text:p>[0,1]/*VAS */]</text:p>
          </table:table-cell>
          <table:table-cell table:formula="of:=CONCATENATE([.AR2];[.AS2];[.AT2];[.AU2];[.AV2];[.AW2];[.AX2];[.AY2];[.AZ2];[.BA2];[.BB2];[.BC2];[.BD2];[.BE2];[.BF2];[.BG2];[.BH2];[.BI2];[.BJ2];[.BK2];[.BL2])&amp;&quot;,&quot;" office:value-type="string" office:string-value="[equipe[1][0],[,]/*AME*/,[2,2]/*CAP*/,[1,1]/*CAM*/,[3,2]/*BAH */,[1,2]/*BOT */,[2,0]/*COR */,[0,3]/*CTB */,[0,4]/*CRU */,[1,2]/*CUI */,[0,3]/*FLA */,[0,3]/*FLU */,[2,1]/*FOR */,[0,1]/*GOI */,[3,4]/*GRE */,[1,2]/*INT */,[1,4]/*PAL */,[0,2]/*RBB */,[2,0]/*SAN */,[2,1]/*SPA */,[0,1]/*VAS */]," calcext:value-type="string">
            <text:p>[equipe[1][0],[,]/*AME*/,[2,2]/*CAP*/,[1,1]/*CAM*/,[3,2]/*BAH */,[1,2]/*BOT */,[2,0]/*COR */,[0,3]/*CTB */,[0,4]/*CRU */,[1,2]/*CUI */,[0,3]/*FLA */,[0,3]/*FLU */,[2,1]/*FOR */,[0,1]/*GOI */,[3,4]/*GRE */,[1,2]/*INT */,[1,4]/*PAL */,[0,2]/*RBB */,[2,0]/*SAN */,[2,1]/*SPA */,[0,1]/*VAS */],</text:p>
          </table:table-cell>
        </table:table-row>
        <table:table-row table:style-name="ro1">
          <table:table-cell table:style-name="ce15" office:value-type="string" calcext:value-type="string">
            <text:p>Athletico Paranaense </text:p>
          </table:table-cell>
          <table:table-cell table:style-name="ce21" office:value-type="string" calcext:value-type="string">
            <text:p>3-2 </text:p>
          </table:table-cell>
          <table:table-cell table:style-name="ce25" office:value-type="string" calcext:value-type="string">
            <text:p>— </text:p>
          </table:table-cell>
          <table:table-cell table:style-name="ce29" office:value-type="string" calcext:value-type="string">
            <text:p>1-1 </text:p>
          </table:table-cell>
          <table:table-cell table:style-name="ce21" office:value-type="string" calcext:value-type="string">
            <text:p>2-0 </text:p>
          </table:table-cell>
          <table:table-cell table:style-name="ce25" office:value-type="string" calcext:value-type="string">
            <text:p>1-0 </text:p>
          </table:table-cell>
          <table:table-cell table:style-name="ce29" office:value-type="string" calcext:value-type="string">
            <text:p>1-0 </text:p>
          </table:table-cell>
          <table:table-cell table:style-name="ce21" office:value-type="string" calcext:value-type="string">
            <text:p>3-2 </text:p>
          </table:table-cell>
          <table:table-cell table:style-name="ce25" office:value-type="string" calcext:value-type="string">
            <text:p>3-3 </text:p>
          </table:table-cell>
          <table:table-cell table:style-name="ce29" office:value-type="string" calcext:value-type="string">
            <text:p>2-0 </text:p>
          </table:table-cell>
          <table:table-cell table:style-name="ce21" office:value-type="string" calcext:value-type="string">
            <text:p>2-1 </text:p>
          </table:table-cell>
          <table:table-cell table:style-name="ce25" office:value-type="string" calcext:value-type="string">
            <text:p>2-2 </text:p>
          </table:table-cell>
          <table:table-cell table:style-name="ce29" office:value-type="string" calcext:value-type="string">
            <text:p>1-1 </text:p>
          </table:table-cell>
          <table:table-cell table:style-name="ce21" office:value-type="string" calcext:value-type="string">
            <text:p>2-0 </text:p>
          </table:table-cell>
          <table:table-cell table:style-name="ce25" office:value-type="string" calcext:value-type="string">
            <text:p>1-2 </text:p>
          </table:table-cell>
          <table:table-cell table:style-name="ce29" office:value-type="string" calcext:value-type="string">
            <text:p>2-1 </text:p>
          </table:table-cell>
          <table:table-cell table:style-name="ce21" office:value-type="string" calcext:value-type="string">
            <text:p>2-2 </text:p>
          </table:table-cell>
          <table:table-cell table:style-name="ce25" office:value-type="string" calcext:value-type="string">
            <text:p>1-1 </text:p>
          </table:table-cell>
          <table:table-cell table:style-name="ce29" office:value-type="string" calcext:value-type="string">
            <text:p>3-0 </text:p>
          </table:table-cell>
          <table:table-cell table:style-name="ce21" office:value-type="string" calcext:value-type="string">
            <text:p>1-1 </text:p>
          </table:table-cell>
          <table:table-cell table:style-name="ce25" office:value-type="string" calcext:value-type="string">
            <text:p>0-0 </text:p>
          </table:table-cell>
          <table:table-cell table:formula="of:=[.A3]" office:value-type="string" office:string-value="Athletico Paranaense " calcext:value-type="string">
            <text:p>Athletico Paranaense </text:p>
          </table:table-cell>
          <table:table-cell table:formula="of:=IF(LEN([.B3])=4;[.B3];&quot;&quot;)" office:value-type="string" office:string-value="3-2 " calcext:value-type="string">
            <text:p>3-2 </text:p>
          </table:table-cell>
          <table:table-cell table:formula="of:=IF(LEN([.C3])=4;[.C3];&quot;&quot;)">
            <text:p/>
          </table:table-cell>
          <table:table-cell table:formula="of:=IF(LEN([.D3])=4;[.D3];&quot;&quot;)" office:value-type="string" office:string-value="1-1 " calcext:value-type="string">
            <text:p>1-1 </text:p>
          </table:table-cell>
          <table:table-cell table:formula="of:=IF(LEN([.E3])=4;[.E3];&quot;&quot;)" office:value-type="string" office:string-value="2-0 " calcext:value-type="string">
            <text:p>2-0 </text:p>
          </table:table-cell>
          <table:table-cell table:formula="of:=IF(LEN([.F3])=4;[.F3];&quot;&quot;)" office:value-type="string" office:string-value="1-0 " calcext:value-type="string">
            <text:p>1-0 </text:p>
          </table:table-cell>
          <table:table-cell table:formula="of:=IF(LEN([.G3])=4;[.G3];&quot;&quot;)" office:value-type="string" office:string-value="1-0 " calcext:value-type="string">
            <text:p>1-0 </text:p>
          </table:table-cell>
          <table:table-cell table:formula="of:=IF(LEN([.H3])=4;[.H3];&quot;&quot;)" office:value-type="string" office:string-value="3-2 " calcext:value-type="string">
            <text:p>3-2 </text:p>
          </table:table-cell>
          <table:table-cell table:formula="of:=IF(LEN([.I3])=4;[.I3];&quot;&quot;)" office:value-type="string" office:string-value="3-3 " calcext:value-type="string">
            <text:p>3-3 </text:p>
          </table:table-cell>
          <table:table-cell table:formula="of:=IF(LEN([.J3])=4;[.J3];&quot;&quot;)" office:value-type="string" office:string-value="2-0 " calcext:value-type="string">
            <text:p>2-0 </text:p>
          </table:table-cell>
          <table:table-cell table:formula="of:=IF(LEN([.K3])=4;[.K3];&quot;&quot;)" office:value-type="string" office:string-value="2-1 " calcext:value-type="string">
            <text:p>2-1 </text:p>
          </table:table-cell>
          <table:table-cell table:formula="of:=IF(LEN([.L3])=4;[.L3];&quot;&quot;)" office:value-type="string" office:string-value="2-2 " calcext:value-type="string">
            <text:p>2-2 </text:p>
          </table:table-cell>
          <table:table-cell table:formula="of:=IF(LEN([.M3])=4;[.M3];&quot;&quot;)" office:value-type="string" office:string-value="1-1 " calcext:value-type="string">
            <text:p>1-1 </text:p>
          </table:table-cell>
          <table:table-cell table:formula="of:=IF(LEN([.N3])=4;[.N3];&quot;&quot;)" office:value-type="string" office:string-value="2-0 " calcext:value-type="string">
            <text:p>2-0 </text:p>
          </table:table-cell>
          <table:table-cell table:formula="of:=IF(LEN([.O3])=4;[.O3];&quot;&quot;)" office:value-type="string" office:string-value="1-2 " calcext:value-type="string">
            <text:p>1-2 </text:p>
          </table:table-cell>
          <table:table-cell table:formula="of:=IF(LEN([.P3])=4;[.P3];&quot;&quot;)" office:value-type="string" office:string-value="2-1 " calcext:value-type="string">
            <text:p>2-1 </text:p>
          </table:table-cell>
          <table:table-cell table:formula="of:=IF(LEN([.Q3])=4;[.Q3];&quot;&quot;)" office:value-type="string" office:string-value="2-2 " calcext:value-type="string">
            <text:p>2-2 </text:p>
          </table:table-cell>
          <table:table-cell table:formula="of:=IF(LEN([.R3])=4;[.R3];&quot;&quot;)" office:value-type="string" office:string-value="1-1 " calcext:value-type="string">
            <text:p>1-1 </text:p>
          </table:table-cell>
          <table:table-cell table:formula="of:=IF(LEN([.S3])=4;[.S3];&quot;&quot;)" office:value-type="string" office:string-value="3-0 " calcext:value-type="string">
            <text:p>3-0 </text:p>
          </table:table-cell>
          <table:table-cell table:formula="of:=IF(LEN([.T3])=4;[.T3];&quot;&quot;)" office:value-type="string" office:string-value="1-1 " calcext:value-type="string">
            <text:p>1-1 </text:p>
          </table:table-cell>
          <table:table-cell table:formula="of:=IF(LEN([.U3])=4;[.U3];&quot;&quot;)" office:value-type="string" office:string-value="0-0 " calcext:value-type="string">
            <text:p>0-0 </text:p>
          </table:table-cell>
          <table:table-cell office:value-type="float" office:value="2" calcext:value-type="float">
            <text:p>2</text:p>
          </table:table-cell>
          <table:table-cell table:formula="of:=&quot;[equipe[&quot;&amp;[.AQ3]&amp;&quot;][0],&quot;" office:value-type="string" office:string-value="[equipe[2][0]," calcext:value-type="string">
            <text:p>[equipe[2][0],</text:p>
          </table:table-cell>
          <table:table-cell table:formula="of:=&quot;[&quot;&amp;LEFT([.W3];1)&amp;&quot;,&quot;&amp;LEFT(RIGHT([.W3];2);1)&amp;&quot;]/*&quot;&amp;[.W$1]&amp;&quot;*/,&quot;" office:value-type="string" office:string-value="[3,2]/*AME*/," calcext:value-type="string">
            <text:p>[3,2]/*AME*/,</text:p>
          </table:table-cell>
          <table:table-cell table:style-name="ce17" table:formula="of:=&quot;[,]/*&quot;&amp;[.X$1]&amp;&quot;*/,&quot;" office:value-type="string" office:string-value="[,]/*CAP*/," calcext:value-type="string">
            <text:p>[,]/*CAP*/,</text:p>
          </table:table-cell>
          <table:table-cell table:formula="of:=&quot;[&quot;&amp;LEFT([.Y3];1)&amp;&quot;,&quot;&amp;LEFT(RIGHT([.Y3];2);1)&amp;&quot;]/*&quot;&amp;[.Y$1]&amp;&quot;*/,&quot;" office:value-type="string" office:string-value="[1,1]/*CAM*/," calcext:value-type="string">
            <text:p>[1,1]/*CAM*/,</text:p>
          </table:table-cell>
          <table:table-cell table:formula="of:=&quot;[&quot;&amp;LEFT([.Z3];1)&amp;&quot;,&quot;&amp;LEFT(RIGHT([.Z3];2);1)&amp;&quot;]/*&quot;&amp;[.Z$1]&amp;&quot;*/,&quot;" office:value-type="string" office:string-value="[2,0]/*BAH */," calcext:value-type="string">
            <text:p>[2,0]/*BAH */,</text:p>
          </table:table-cell>
          <table:table-cell table:formula="of:=&quot;[&quot;&amp;LEFT([.AA3];1)&amp;&quot;,&quot;&amp;LEFT(RIGHT([.AA3];2);1)&amp;&quot;]/*&quot;&amp;[.AA$1]&amp;&quot;*/,&quot;" office:value-type="string" office:string-value="[1,0]/*BOT */," calcext:value-type="string">
            <text:p>[1,0]/*BOT */,</text:p>
          </table:table-cell>
          <table:table-cell table:formula="of:=&quot;[&quot;&amp;LEFT([.AB3];1)&amp;&quot;,&quot;&amp;LEFT(RIGHT([.AB3];2);1)&amp;&quot;]/*&quot;&amp;[.AB$1]&amp;&quot;*/,&quot;" office:value-type="string" office:string-value="[1,0]/*COR */," calcext:value-type="string">
            <text:p>[1,0]/*COR */,</text:p>
          </table:table-cell>
          <table:table-cell table:formula="of:=&quot;[&quot;&amp;LEFT([.AC3];1)&amp;&quot;,&quot;&amp;LEFT(RIGHT([.AC3];2);1)&amp;&quot;]/*&quot;&amp;[.AC$1]&amp;&quot;*/,&quot;" office:value-type="string" office:string-value="[3,2]/*CTB */," calcext:value-type="string">
            <text:p>[3,2]/*CTB */,</text:p>
          </table:table-cell>
          <table:table-cell table:formula="of:=&quot;[&quot;&amp;LEFT([.AD3];1)&amp;&quot;,&quot;&amp;LEFT(RIGHT([.AD3];2);1)&amp;&quot;]/*&quot;&amp;[.AD$1]&amp;&quot;*/,&quot;" office:value-type="string" office:string-value="[3,3]/*CRU */," calcext:value-type="string">
            <text:p>[3,3]/*CRU */,</text:p>
          </table:table-cell>
          <table:table-cell table:formula="of:=&quot;[&quot;&amp;LEFT([.AE3];1)&amp;&quot;,&quot;&amp;LEFT(RIGHT([.AE3];2);1)&amp;&quot;]/*&quot;&amp;[.AE$1]&amp;&quot;*/,&quot;" office:value-type="string" office:string-value="[2,0]/*CUI */," calcext:value-type="string">
            <text:p>[2,0]/*CUI */,</text:p>
          </table:table-cell>
          <table:table-cell table:formula="of:=&quot;[&quot;&amp;LEFT([.AF3];1)&amp;&quot;,&quot;&amp;LEFT(RIGHT([.AF3];2);1)&amp;&quot;]/*&quot;&amp;[.AF$1]&amp;&quot;*/,&quot;" office:value-type="string" office:string-value="[2,1]/*FLA */," calcext:value-type="string">
            <text:p>[2,1]/*FLA */,</text:p>
          </table:table-cell>
          <table:table-cell table:formula="of:=&quot;[&quot;&amp;LEFT([.AG3];1)&amp;&quot;,&quot;&amp;LEFT(RIGHT([.AG3];2);1)&amp;&quot;]/*&quot;&amp;[.AG$1]&amp;&quot;*/,&quot;" office:value-type="string" office:string-value="[2,2]/*FLU */," calcext:value-type="string">
            <text:p>[2,2]/*FLU */,</text:p>
          </table:table-cell>
          <table:table-cell table:formula="of:=&quot;[&quot;&amp;LEFT([.AH3];1)&amp;&quot;,&quot;&amp;LEFT(RIGHT([.AH3];2);1)&amp;&quot;]/*&quot;&amp;[.AH$1]&amp;&quot;*/,&quot;" office:value-type="string" office:string-value="[1,1]/*FOR */," calcext:value-type="string">
            <text:p>[1,1]/*FOR */,</text:p>
          </table:table-cell>
          <table:table-cell table:formula="of:=&quot;[&quot;&amp;LEFT([.AI3];1)&amp;&quot;,&quot;&amp;LEFT(RIGHT([.AI3];2);1)&amp;&quot;]/*&quot;&amp;[.AI$1]&amp;&quot;*/,&quot;" office:value-type="string" office:string-value="[2,0]/*GOI */," calcext:value-type="string">
            <text:p>[2,0]/*GOI */,</text:p>
          </table:table-cell>
          <table:table-cell table:formula="of:=&quot;[&quot;&amp;LEFT([.AJ3];1)&amp;&quot;,&quot;&amp;LEFT(RIGHT([.AJ3];2);1)&amp;&quot;]/*&quot;&amp;[.AJ$1]&amp;&quot;*/,&quot;" office:value-type="string" office:string-value="[1,2]/*GRE */," calcext:value-type="string">
            <text:p>[1,2]/*GRE */,</text:p>
          </table:table-cell>
          <table:table-cell table:formula="of:=&quot;[&quot;&amp;LEFT([.AK3];1)&amp;&quot;,&quot;&amp;LEFT(RIGHT([.AK3];2);1)&amp;&quot;]/*&quot;&amp;[.AK$1]&amp;&quot;*/,&quot;" office:value-type="string" office:string-value="[2,1]/*INT */," calcext:value-type="string">
            <text:p>[2,1]/*INT */,</text:p>
          </table:table-cell>
          <table:table-cell table:formula="of:=&quot;[&quot;&amp;LEFT([.AL3];1)&amp;&quot;,&quot;&amp;LEFT(RIGHT([.AL3];2);1)&amp;&quot;]/*&quot;&amp;[.AL$1]&amp;&quot;*/,&quot;" office:value-type="string" office:string-value="[2,2]/*PAL */," calcext:value-type="string">
            <text:p>[2,2]/*PAL */,</text:p>
          </table:table-cell>
          <table:table-cell table:formula="of:=&quot;[&quot;&amp;LEFT([.AM3];1)&amp;&quot;,&quot;&amp;LEFT(RIGHT([.AM3];2);1)&amp;&quot;]/*&quot;&amp;[.AM$1]&amp;&quot;*/,&quot;" office:value-type="string" office:string-value="[1,1]/*RBB */," calcext:value-type="string">
            <text:p>[1,1]/*RBB */,</text:p>
          </table:table-cell>
          <table:table-cell table:formula="of:=&quot;[&quot;&amp;LEFT([.AN3];1)&amp;&quot;,&quot;&amp;LEFT(RIGHT([.AN3];2);1)&amp;&quot;]/*&quot;&amp;[.AN$1]&amp;&quot;*/,&quot;" office:value-type="string" office:string-value="[3,0]/*SAN */," calcext:value-type="string">
            <text:p>[3,0]/*SAN */,</text:p>
          </table:table-cell>
          <table:table-cell table:formula="of:=&quot;[&quot;&amp;LEFT([.AO3];1)&amp;&quot;,&quot;&amp;LEFT(RIGHT([.AO3];2);1)&amp;&quot;]/*&quot;&amp;[.AO$1]&amp;&quot;*/,&quot;" office:value-type="string" office:string-value="[1,1]/*SPA */," calcext:value-type="string">
            <text:p>[1,1]/*SPA */,</text:p>
          </table:table-cell>
          <table:table-cell table:formula="of:=&quot;[&quot;&amp;LEFT([.AP3];1)&amp;&quot;,&quot;&amp;LEFT(RIGHT([.AP3];2);1)&amp;&quot;]/*&quot;&amp;[.AP$1]&amp;&quot;*/]&quot;" office:value-type="string" office:string-value="[0,0]/*VAS */]" calcext:value-type="string">
            <text:p>[0,0]/*VAS */]</text:p>
          </table:table-cell>
          <table:table-cell table:formula="of:=CONCATENATE([.AR3];[.AS3];[.AT3];[.AU3];[.AV3];[.AW3];[.AX3];[.AY3];[.AZ3];[.BA3];[.BB3];[.BC3];[.BD3];[.BE3];[.BF3];[.BG3];[.BH3];[.BI3];[.BJ3];[.BK3];[.BL3])&amp;&quot;,&quot;" office:value-type="string" office:string-value="[equipe[2][0],[3,2]/*AME*/,[,]/*CAP*/,[1,1]/*CAM*/,[2,0]/*BAH */,[1,0]/*BOT */,[1,0]/*COR */,[3,2]/*CTB */,[3,3]/*CRU */,[2,0]/*CUI */,[2,1]/*FLA */,[2,2]/*FLU */,[1,1]/*FOR */,[2,0]/*GOI */,[1,2]/*GRE */,[2,1]/*INT */,[2,2]/*PAL */,[1,1]/*RBB */,[3,0]/*SAN */,[1,1]/*SPA */,[0,0]/*VAS */]," calcext:value-type="string">
            <text:p>[equipe[2][0],[3,2]/*AME*/,[,]/*CAP*/,[1,1]/*CAM*/,[2,0]/*BAH */,[1,0]/*BOT */,[1,0]/*COR */,[3,2]/*CTB */,[3,3]/*CRU */,[2,0]/*CUI */,[2,1]/*FLA */,[2,2]/*FLU */,[1,1]/*FOR */,[2,0]/*GOI */,[1,2]/*GRE */,[2,1]/*INT */,[2,2]/*PAL */,[1,1]/*RBB */,[3,0]/*SAN */,[1,1]/*SPA */,[0,0]/*VAS */],</text:p>
          </table:table-cell>
        </table:table-row>
        <table:table-row table:style-name="ro1">
          <table:table-cell office:value-type="string" calcext:value-type="string">
            <text:p>Atlético Mineiro </text:p>
          </table:table-cell>
          <table:table-cell table:style-name="ce22" office:value-type="string" calcext:value-type="string">
            <text:p>2-2 </text:p>
          </table:table-cell>
          <table:table-cell table:style-name="ce26" office:value-type="string" calcext:value-type="string">
            <text:p>2-1 </text:p>
          </table:table-cell>
          <table:table-cell table:style-name="ce30" office:value-type="string" calcext:value-type="string">
            <text:p>— </text:p>
          </table:table-cell>
          <table:table-cell table:style-name="ce22" office:value-type="string" calcext:value-type="string">
            <text:p>1-0 </text:p>
          </table:table-cell>
          <table:table-cell table:style-name="ce26" office:value-type="string" calcext:value-type="string">
            <text:p>1-0 </text:p>
          </table:table-cell>
          <table:table-cell table:style-name="ce30" office:value-type="string" calcext:value-type="string">
            <text:p>0-1 </text:p>
          </table:table-cell>
          <table:table-cell table:style-name="ce22" office:value-type="string" calcext:value-type="string">
            <text:p>1-2 </text:p>
          </table:table-cell>
          <table:table-cell table:style-name="ce26" office:value-type="string" calcext:value-type="string">
            <text:p>0-1 </text:p>
          </table:table-cell>
          <table:table-cell table:style-name="ce30" office:value-type="string" calcext:value-type="string">
            <text:p>1-0 </text:p>
          </table:table-cell>
          <table:table-cell table:style-name="ce22" office:value-type="string" calcext:value-type="string">
            <text:p>1-2 </text:p>
          </table:table-cell>
          <table:table-cell table:style-name="ce26" office:value-type="string" calcext:value-type="string">
            <text:p>2-0 </text:p>
          </table:table-cell>
          <table:table-cell table:style-name="ce30" office:value-type="string" calcext:value-type="string">
            <text:p>3-1 </text:p>
          </table:table-cell>
          <table:table-cell table:style-name="ce22" office:value-type="string" calcext:value-type="string">
            <text:p>2-1 </text:p>
          </table:table-cell>
          <table:table-cell table:style-name="ce26" office:value-type="string" calcext:value-type="string">
            <text:p>3-0 </text:p>
          </table:table-cell>
          <table:table-cell table:style-name="ce30" office:value-type="string" calcext:value-type="string">
            <text:p>2-0 </text:p>
          </table:table-cell>
          <table:table-cell table:style-name="ce22" office:value-type="string" calcext:value-type="string">
            <text:p>1-1 </text:p>
          </table:table-cell>
          <table:table-cell table:style-name="ce26" office:value-type="string" calcext:value-type="string">
            <text:p>1-1 </text:p>
          </table:table-cell>
          <table:table-cell table:style-name="ce30" office:value-type="string" calcext:value-type="string">
            <text:p>2-0 </text:p>
          </table:table-cell>
          <table:table-cell table:style-name="ce22" office:value-type="string" calcext:value-type="string">
            <text:p>2-1 </text:p>
          </table:table-cell>
          <table:table-cell table:style-name="ce26" office:value-type="string" calcext:value-type="string">
            <text:p>1-2 </text:p>
          </table:table-cell>
          <table:table-cell table:formula="of:=[.A4]" office:value-type="string" office:string-value="Atlético Mineiro " calcext:value-type="string">
            <text:p>Atlético Mineiro </text:p>
          </table:table-cell>
          <table:table-cell table:formula="of:=IF(LEN([.B4])=4;[.B4];&quot;&quot;)" office:value-type="string" office:string-value="2-2 " calcext:value-type="string">
            <text:p>2-2 </text:p>
          </table:table-cell>
          <table:table-cell table:formula="of:=IF(LEN([.C4])=4;[.C4];&quot;&quot;)" office:value-type="string" office:string-value="2-1 " calcext:value-type="string">
            <text:p>2-1 </text:p>
          </table:table-cell>
          <table:table-cell table:formula="of:=IF(LEN([.D4])=4;[.D4];&quot;&quot;)">
            <text:p/>
          </table:table-cell>
          <table:table-cell table:formula="of:=IF(LEN([.E4])=4;[.E4];&quot;&quot;)" office:value-type="string" office:string-value="1-0 " calcext:value-type="string">
            <text:p>1-0 </text:p>
          </table:table-cell>
          <table:table-cell table:formula="of:=IF(LEN([.F4])=4;[.F4];&quot;&quot;)" office:value-type="string" office:string-value="1-0 " calcext:value-type="string">
            <text:p>1-0 </text:p>
          </table:table-cell>
          <table:table-cell table:formula="of:=IF(LEN([.G4])=4;[.G4];&quot;&quot;)" office:value-type="string" office:string-value="0-1 " calcext:value-type="string">
            <text:p>0-1 </text:p>
          </table:table-cell>
          <table:table-cell table:formula="of:=IF(LEN([.H4])=4;[.H4];&quot;&quot;)" office:value-type="string" office:string-value="1-2 " calcext:value-type="string">
            <text:p>1-2 </text:p>
          </table:table-cell>
          <table:table-cell table:formula="of:=IF(LEN([.I4])=4;[.I4];&quot;&quot;)" office:value-type="string" office:string-value="0-1 " calcext:value-type="string">
            <text:p>0-1 </text:p>
          </table:table-cell>
          <table:table-cell table:formula="of:=IF(LEN([.J4])=4;[.J4];&quot;&quot;)" office:value-type="string" office:string-value="1-0 " calcext:value-type="string">
            <text:p>1-0 </text:p>
          </table:table-cell>
          <table:table-cell table:formula="of:=IF(LEN([.K4])=4;[.K4];&quot;&quot;)" office:value-type="string" office:string-value="1-2 " calcext:value-type="string">
            <text:p>1-2 </text:p>
          </table:table-cell>
          <table:table-cell table:formula="of:=IF(LEN([.L4])=4;[.L4];&quot;&quot;)" office:value-type="string" office:string-value="2-0 " calcext:value-type="string">
            <text:p>2-0 </text:p>
          </table:table-cell>
          <table:table-cell table:formula="of:=IF(LEN([.M4])=4;[.M4];&quot;&quot;)" office:value-type="string" office:string-value="3-1 " calcext:value-type="string">
            <text:p>3-1 </text:p>
          </table:table-cell>
          <table:table-cell table:formula="of:=IF(LEN([.N4])=4;[.N4];&quot;&quot;)" office:value-type="string" office:string-value="2-1 " calcext:value-type="string">
            <text:p>2-1 </text:p>
          </table:table-cell>
          <table:table-cell table:formula="of:=IF(LEN([.O4])=4;[.O4];&quot;&quot;)" office:value-type="string" office:string-value="3-0 " calcext:value-type="string">
            <text:p>3-0 </text:p>
          </table:table-cell>
          <table:table-cell table:formula="of:=IF(LEN([.P4])=4;[.P4];&quot;&quot;)" office:value-type="string" office:string-value="2-0 " calcext:value-type="string">
            <text:p>2-0 </text:p>
          </table:table-cell>
          <table:table-cell table:formula="of:=IF(LEN([.Q4])=4;[.Q4];&quot;&quot;)" office:value-type="string" office:string-value="1-1 " calcext:value-type="string">
            <text:p>1-1 </text:p>
          </table:table-cell>
          <table:table-cell table:formula="of:=IF(LEN([.R4])=4;[.R4];&quot;&quot;)" office:value-type="string" office:string-value="1-1 " calcext:value-type="string">
            <text:p>1-1 </text:p>
          </table:table-cell>
          <table:table-cell table:formula="of:=IF(LEN([.S4])=4;[.S4];&quot;&quot;)" office:value-type="string" office:string-value="2-0 " calcext:value-type="string">
            <text:p>2-0 </text:p>
          </table:table-cell>
          <table:table-cell table:formula="of:=IF(LEN([.T4])=4;[.T4];&quot;&quot;)" office:value-type="string" office:string-value="2-1 " calcext:value-type="string">
            <text:p>2-1 </text:p>
          </table:table-cell>
          <table:table-cell table:formula="of:=IF(LEN([.U4])=4;[.U4];&quot;&quot;)" office:value-type="string" office:string-value="1-2 " calcext:value-type="string">
            <text:p>1-2 </text:p>
          </table:table-cell>
          <table:table-cell office:value-type="float" office:value="3" calcext:value-type="float">
            <text:p>3</text:p>
          </table:table-cell>
          <table:table-cell table:formula="of:=&quot;[equipe[&quot;&amp;[.AQ4]&amp;&quot;][0],&quot;" office:value-type="string" office:string-value="[equipe[3][0]," calcext:value-type="string">
            <text:p>[equipe[3][0],</text:p>
          </table:table-cell>
          <table:table-cell table:formula="of:=&quot;[&quot;&amp;LEFT([.W4];1)&amp;&quot;,&quot;&amp;LEFT(RIGHT([.W4];2);1)&amp;&quot;]/*&quot;&amp;[.W$1]&amp;&quot;*/,&quot;" office:value-type="string" office:string-value="[2,2]/*AME*/," calcext:value-type="string">
            <text:p>[2,2]/*AME*/,</text:p>
          </table:table-cell>
          <table:table-cell table:formula="of:=&quot;[&quot;&amp;LEFT([.X4];1)&amp;&quot;,&quot;&amp;LEFT(RIGHT([.X4];2);1)&amp;&quot;]/*&quot;&amp;[.X$1]&amp;&quot;*/,&quot;" office:value-type="string" office:string-value="[2,1]/*CAP*/," calcext:value-type="string">
            <text:p>[2,1]/*CAP*/,</text:p>
          </table:table-cell>
          <table:table-cell table:style-name="ce17" table:formula="of:=&quot;[,]/*&quot;&amp;[.Y$1]&amp;&quot;*/,&quot;" office:value-type="string" office:string-value="[,]/*CAM*/," calcext:value-type="string">
            <text:p>[,]/*CAM*/,</text:p>
          </table:table-cell>
          <table:table-cell table:formula="of:=&quot;[&quot;&amp;LEFT([.Z4];1)&amp;&quot;,&quot;&amp;LEFT(RIGHT([.Z4];2);1)&amp;&quot;]/*&quot;&amp;[.Z$1]&amp;&quot;*/,&quot;" office:value-type="string" office:string-value="[1,0]/*BAH */," calcext:value-type="string">
            <text:p>[1,0]/*BAH */,</text:p>
          </table:table-cell>
          <table:table-cell table:formula="of:=&quot;[&quot;&amp;LEFT([.AA4];1)&amp;&quot;,&quot;&amp;LEFT(RIGHT([.AA4];2);1)&amp;&quot;]/*&quot;&amp;[.AA$1]&amp;&quot;*/,&quot;" office:value-type="string" office:string-value="[1,0]/*BOT */," calcext:value-type="string">
            <text:p>[1,0]/*BOT */,</text:p>
          </table:table-cell>
          <table:table-cell table:formula="of:=&quot;[&quot;&amp;LEFT([.AB4];1)&amp;&quot;,&quot;&amp;LEFT(RIGHT([.AB4];2);1)&amp;&quot;]/*&quot;&amp;[.AB$1]&amp;&quot;*/,&quot;" office:value-type="string" office:string-value="[0,1]/*COR */," calcext:value-type="string">
            <text:p>[0,1]/*COR */,</text:p>
          </table:table-cell>
          <table:table-cell table:formula="of:=&quot;[&quot;&amp;LEFT([.AC4];1)&amp;&quot;,&quot;&amp;LEFT(RIGHT([.AC4];2);1)&amp;&quot;]/*&quot;&amp;[.AC$1]&amp;&quot;*/,&quot;" office:value-type="string" office:string-value="[1,2]/*CTB */," calcext:value-type="string">
            <text:p>[1,2]/*CTB */,</text:p>
          </table:table-cell>
          <table:table-cell table:formula="of:=&quot;[&quot;&amp;LEFT([.AD4];1)&amp;&quot;,&quot;&amp;LEFT(RIGHT([.AD4];2);1)&amp;&quot;]/*&quot;&amp;[.AD$1]&amp;&quot;*/,&quot;" office:value-type="string" office:string-value="[0,1]/*CRU */," calcext:value-type="string">
            <text:p>[0,1]/*CRU */,</text:p>
          </table:table-cell>
          <table:table-cell table:formula="of:=&quot;[&quot;&amp;LEFT([.AE4];1)&amp;&quot;,&quot;&amp;LEFT(RIGHT([.AE4];2);1)&amp;&quot;]/*&quot;&amp;[.AE$1]&amp;&quot;*/,&quot;" office:value-type="string" office:string-value="[1,0]/*CUI */," calcext:value-type="string">
            <text:p>[1,0]/*CUI */,</text:p>
          </table:table-cell>
          <table:table-cell table:formula="of:=&quot;[&quot;&amp;LEFT([.AF4];1)&amp;&quot;,&quot;&amp;LEFT(RIGHT([.AF4];2);1)&amp;&quot;]/*&quot;&amp;[.AF$1]&amp;&quot;*/,&quot;" office:value-type="string" office:string-value="[1,2]/*FLA */," calcext:value-type="string">
            <text:p>[1,2]/*FLA */,</text:p>
          </table:table-cell>
          <table:table-cell table:formula="of:=&quot;[&quot;&amp;LEFT([.AG4];1)&amp;&quot;,&quot;&amp;LEFT(RIGHT([.AG4];2);1)&amp;&quot;]/*&quot;&amp;[.AG$1]&amp;&quot;*/,&quot;" office:value-type="string" office:string-value="[2,0]/*FLU */," calcext:value-type="string">
            <text:p>[2,0]/*FLU */,</text:p>
          </table:table-cell>
          <table:table-cell table:formula="of:=&quot;[&quot;&amp;LEFT([.AH4];1)&amp;&quot;,&quot;&amp;LEFT(RIGHT([.AH4];2);1)&amp;&quot;]/*&quot;&amp;[.AH$1]&amp;&quot;*/,&quot;" office:value-type="string" office:string-value="[3,1]/*FOR */," calcext:value-type="string">
            <text:p>[3,1]/*FOR */,</text:p>
          </table:table-cell>
          <table:table-cell table:formula="of:=&quot;[&quot;&amp;LEFT([.AI4];1)&amp;&quot;,&quot;&amp;LEFT(RIGHT([.AI4];2);1)&amp;&quot;]/*&quot;&amp;[.AI$1]&amp;&quot;*/,&quot;" office:value-type="string" office:string-value="[2,1]/*GOI */," calcext:value-type="string">
            <text:p>[2,1]/*GOI */,</text:p>
          </table:table-cell>
          <table:table-cell table:formula="of:=&quot;[&quot;&amp;LEFT([.AJ4];1)&amp;&quot;,&quot;&amp;LEFT(RIGHT([.AJ4];2);1)&amp;&quot;]/*&quot;&amp;[.AJ$1]&amp;&quot;*/,&quot;" office:value-type="string" office:string-value="[3,0]/*GRE */," calcext:value-type="string">
            <text:p>[3,0]/*GRE */,</text:p>
          </table:table-cell>
          <table:table-cell table:formula="of:=&quot;[&quot;&amp;LEFT([.AK4];1)&amp;&quot;,&quot;&amp;LEFT(RIGHT([.AK4];2);1)&amp;&quot;]/*&quot;&amp;[.AK$1]&amp;&quot;*/,&quot;" office:value-type="string" office:string-value="[2,0]/*INT */," calcext:value-type="string">
            <text:p>[2,0]/*INT */,</text:p>
          </table:table-cell>
          <table:table-cell table:formula="of:=&quot;[&quot;&amp;LEFT([.AL4];1)&amp;&quot;,&quot;&amp;LEFT(RIGHT([.AL4];2);1)&amp;&quot;]/*&quot;&amp;[.AL$1]&amp;&quot;*/,&quot;" office:value-type="string" office:string-value="[1,1]/*PAL */," calcext:value-type="string">
            <text:p>[1,1]/*PAL */,</text:p>
          </table:table-cell>
          <table:table-cell table:formula="of:=&quot;[&quot;&amp;LEFT([.AM4];1)&amp;&quot;,&quot;&amp;LEFT(RIGHT([.AM4];2);1)&amp;&quot;]/*&quot;&amp;[.AM$1]&amp;&quot;*/,&quot;" office:value-type="string" office:string-value="[1,1]/*RBB */," calcext:value-type="string">
            <text:p>[1,1]/*RBB */,</text:p>
          </table:table-cell>
          <table:table-cell table:formula="of:=&quot;[&quot;&amp;LEFT([.AN4];1)&amp;&quot;,&quot;&amp;LEFT(RIGHT([.AN4];2);1)&amp;&quot;]/*&quot;&amp;[.AN$1]&amp;&quot;*/,&quot;" office:value-type="string" office:string-value="[2,0]/*SAN */," calcext:value-type="string">
            <text:p>[2,0]/*SAN */,</text:p>
          </table:table-cell>
          <table:table-cell table:formula="of:=&quot;[&quot;&amp;LEFT([.AO4];1)&amp;&quot;,&quot;&amp;LEFT(RIGHT([.AO4];2);1)&amp;&quot;]/*&quot;&amp;[.AO$1]&amp;&quot;*/,&quot;" office:value-type="string" office:string-value="[2,1]/*SPA */," calcext:value-type="string">
            <text:p>[2,1]/*SPA */,</text:p>
          </table:table-cell>
          <table:table-cell table:formula="of:=&quot;[&quot;&amp;LEFT([.AP4];1)&amp;&quot;,&quot;&amp;LEFT(RIGHT([.AP4];2);1)&amp;&quot;]/*&quot;&amp;[.AP$1]&amp;&quot;*/]&quot;" office:value-type="string" office:string-value="[1,2]/*VAS */]" calcext:value-type="string">
            <text:p>[1,2]/*VAS */]</text:p>
          </table:table-cell>
          <table:table-cell table:formula="of:=CONCATENATE([.AR4];[.AS4];[.AT4];[.AU4];[.AV4];[.AW4];[.AX4];[.AY4];[.AZ4];[.BA4];[.BB4];[.BC4];[.BD4];[.BE4];[.BF4];[.BG4];[.BH4];[.BI4];[.BJ4];[.BK4];[.BL4])&amp;&quot;,&quot;" office:value-type="string" office:string-value="[equipe[3][0],[2,2]/*AME*/,[2,1]/*CAP*/,[,]/*CAM*/,[1,0]/*BAH */,[1,0]/*BOT */,[0,1]/*COR */,[1,2]/*CTB */,[0,1]/*CRU */,[1,0]/*CUI */,[1,2]/*FLA */,[2,0]/*FLU */,[3,1]/*FOR */,[2,1]/*GOI */,[3,0]/*GRE */,[2,0]/*INT */,[1,1]/*PAL */,[1,1]/*RBB */,[2,0]/*SAN */,[2,1]/*SPA */,[1,2]/*VAS */]," calcext:value-type="string">
            <text:p>[equipe[3][0],[2,2]/*AME*/,[2,1]/*CAP*/,[,]/*CAM*/,[1,0]/*BAH */,[1,0]/*BOT */,[0,1]/*COR */,[1,2]/*CTB */,[0,1]/*CRU */,[1,0]/*CUI */,[1,2]/*FLA */,[2,0]/*FLU */,[3,1]/*FOR */,[2,1]/*GOI */,[3,0]/*GRE */,[2,0]/*INT */,[1,1]/*PAL */,[1,1]/*RBB */,[2,0]/*SAN */,[2,1]/*SPA */,[1,2]/*VAS */],</text:p>
          </table:table-cell>
        </table:table-row>
        <table:table-row table:style-name="ro1">
          <table:table-cell table:style-name="ce14" office:value-type="string" calcext:value-type="string">
            <text:p>Bahia </text:p>
          </table:table-cell>
          <table:table-cell office:value-type="string" calcext:value-type="string">
            <text:p>3-1 </text:p>
          </table:table-cell>
          <table:table-cell office:value-type="string" calcext:value-type="string">
            <text:p>1-1 </text:p>
          </table:table-cell>
          <table:table-cell office:value-type="string" calcext:value-type="string">
            <text:p>4-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-2 </text:p>
          </table:table-cell>
          <table:table-cell office:value-type="string" calcext:value-type="string">
            <text:p>0-0 </text:p>
          </table:table-cell>
          <table:table-cell office:value-type="string" calcext:value-type="string">
            <text:p>3-1 </text:p>
          </table:table-cell>
          <table:table-cell office:value-type="string" calcext:value-type="string">
            <text:p>2-2 </text:p>
          </table:table-cell>
          <table:table-cell office:value-type="string" calcext:value-type="string">
            <text:p>0-3 </text:p>
          </table:table-cell>
          <table:table-cell office:value-type="string" calcext:value-type="string">
            <text:p>2-3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2-0 </text:p>
          </table:table-cell>
          <table:table-cell office:value-type="string" calcext:value-type="string">
            <text:p>1-1 </text:p>
          </table:table-cell>
          <table:table-cell office:value-type="string" calcext:value-type="string">
            <text:p>1-2 </text:p>
          </table:table-cell>
          <table:table-cell table:number-columns-repeated="2" office:value-type="string" calcext:value-type="string">
            <text:p>1-0 </text:p>
          </table:table-cell>
          <table:table-cell office:value-type="string" calcext:value-type="string">
            <text:p>4-0 </text:p>
          </table:table-cell>
          <table:table-cell office:value-type="string" calcext:value-type="string">
            <text:p>1-2 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1-1 </text:p>
          </table:table-cell>
          <table:table-cell table:formula="of:=[.A5]" office:value-type="string" office:string-value="Bahia " calcext:value-type="string">
            <text:p>Bahia </text:p>
          </table:table-cell>
          <table:table-cell table:formula="of:=IF(LEN([.B5])=4;[.B5];&quot;&quot;)" office:value-type="string" office:string-value="3-1 " calcext:value-type="string">
            <text:p>3-1 </text:p>
          </table:table-cell>
          <table:table-cell table:formula="of:=IF(LEN([.C5])=4;[.C5];&quot;&quot;)" office:value-type="string" office:string-value="1-1 " calcext:value-type="string">
            <text:p>1-1 </text:p>
          </table:table-cell>
          <table:table-cell table:formula="of:=IF(LEN([.D5])=4;[.D5];&quot;&quot;)" office:value-type="string" office:string-value="4-1 " calcext:value-type="string">
            <text:p>4-1 </text:p>
          </table:table-cell>
          <table:table-cell table:formula="of:=IF(LEN([.E5])=4;[.E5];&quot;&quot;)">
            <text:p/>
          </table:table-cell>
          <table:table-cell table:formula="of:=IF(LEN([.F5])=4;[.F5];&quot;&quot;)" office:value-type="string" office:string-value="1-2 " calcext:value-type="string">
            <text:p>1-2 </text:p>
          </table:table-cell>
          <table:table-cell table:formula="of:=IF(LEN([.G5])=4;[.G5];&quot;&quot;)" office:value-type="string" office:string-value="0-0 " calcext:value-type="string">
            <text:p>0-0 </text:p>
          </table:table-cell>
          <table:table-cell table:formula="of:=IF(LEN([.H5])=4;[.H5];&quot;&quot;)" office:value-type="string" office:string-value="3-1 " calcext:value-type="string">
            <text:p>3-1 </text:p>
          </table:table-cell>
          <table:table-cell table:formula="of:=IF(LEN([.I5])=4;[.I5];&quot;&quot;)" office:value-type="string" office:string-value="2-2 " calcext:value-type="string">
            <text:p>2-2 </text:p>
          </table:table-cell>
          <table:table-cell table:formula="of:=IF(LEN([.J5])=4;[.J5];&quot;&quot;)" office:value-type="string" office:string-value="0-3 " calcext:value-type="string">
            <text:p>0-3 </text:p>
          </table:table-cell>
          <table:table-cell table:formula="of:=IF(LEN([.K5])=4;[.K5];&quot;&quot;)" office:value-type="string" office:string-value="2-3 " calcext:value-type="string">
            <text:p>2-3 </text:p>
          </table:table-cell>
          <table:table-cell table:formula="of:=IF(LEN([.L5])=4;[.L5];&quot;&quot;)" office:value-type="string" office:string-value="1-0 " calcext:value-type="string">
            <text:p>1-0 </text:p>
          </table:table-cell>
          <table:table-cell table:formula="of:=IF(LEN([.M5])=4;[.M5];&quot;&quot;)" office:value-type="string" office:string-value="2-0 " calcext:value-type="string">
            <text:p>2-0 </text:p>
          </table:table-cell>
          <table:table-cell table:formula="of:=IF(LEN([.N5])=4;[.N5];&quot;&quot;)" office:value-type="string" office:string-value="1-1 " calcext:value-type="string">
            <text:p>1-1 </text:p>
          </table:table-cell>
          <table:table-cell table:formula="of:=IF(LEN([.O5])=4;[.O5];&quot;&quot;)" office:value-type="string" office:string-value="1-2 " calcext:value-type="string">
            <text:p>1-2 </text:p>
          </table:table-cell>
          <table:table-cell table:formula="of:=IF(LEN([.P5])=4;[.P5];&quot;&quot;)" office:value-type="string" office:string-value="1-0 " calcext:value-type="string">
            <text:p>1-0 </text:p>
          </table:table-cell>
          <table:table-cell table:formula="of:=IF(LEN([.Q5])=4;[.Q5];&quot;&quot;)" office:value-type="string" office:string-value="1-0 " calcext:value-type="string">
            <text:p>1-0 </text:p>
          </table:table-cell>
          <table:table-cell table:formula="of:=IF(LEN([.R5])=4;[.R5];&quot;&quot;)" office:value-type="string" office:string-value="4-0 " calcext:value-type="string">
            <text:p>4-0 </text:p>
          </table:table-cell>
          <table:table-cell table:formula="of:=IF(LEN([.S5])=4;[.S5];&quot;&quot;)" office:value-type="string" office:string-value="1-2 " calcext:value-type="string">
            <text:p>1-2 </text:p>
          </table:table-cell>
          <table:table-cell table:formula="of:=IF(LEN([.T5])=4;[.T5];&quot;&quot;)" office:value-type="string" office:string-value="0-1 " calcext:value-type="string">
            <text:p>0-1 </text:p>
          </table:table-cell>
          <table:table-cell table:formula="of:=IF(LEN([.U5])=4;[.U5];&quot;&quot;)" office:value-type="string" office:string-value="1-1 " calcext:value-type="string">
            <text:p>1-1 </text:p>
          </table:table-cell>
          <table:table-cell office:value-type="float" office:value="4" calcext:value-type="float">
            <text:p>4</text:p>
          </table:table-cell>
          <table:table-cell table:formula="of:=&quot;[equipe[&quot;&amp;[.AQ5]&amp;&quot;][0],&quot;" office:value-type="string" office:string-value="[equipe[4][0]," calcext:value-type="string">
            <text:p>[equipe[4][0],</text:p>
          </table:table-cell>
          <table:table-cell table:formula="of:=&quot;[&quot;&amp;LEFT([.W5];1)&amp;&quot;,&quot;&amp;LEFT(RIGHT([.W5];2);1)&amp;&quot;]/*&quot;&amp;[.W$1]&amp;&quot;*/,&quot;" office:value-type="string" office:string-value="[3,1]/*AME*/," calcext:value-type="string">
            <text:p>[3,1]/*AME*/,</text:p>
          </table:table-cell>
          <table:table-cell table:formula="of:=&quot;[&quot;&amp;LEFT([.X5];1)&amp;&quot;,&quot;&amp;LEFT(RIGHT([.X5];2);1)&amp;&quot;]/*&quot;&amp;[.X$1]&amp;&quot;*/,&quot;" office:value-type="string" office:string-value="[1,1]/*CAP*/," calcext:value-type="string">
            <text:p>[1,1]/*CAP*/,</text:p>
          </table:table-cell>
          <table:table-cell table:formula="of:=&quot;[&quot;&amp;LEFT([.Y5];1)&amp;&quot;,&quot;&amp;LEFT(RIGHT([.Y5];2);1)&amp;&quot;]/*&quot;&amp;[.Y$1]&amp;&quot;*/,&quot;" office:value-type="string" office:string-value="[4,1]/*CAM*/," calcext:value-type="string">
            <text:p>[4,1]/*CAM*/,</text:p>
          </table:table-cell>
          <table:table-cell table:style-name="ce17" table:formula="of:=&quot;[,]/*&quot;&amp;[.Z$1]&amp;&quot;*/,&quot;" office:value-type="string" office:string-value="[,]/*BAH */," calcext:value-type="string">
            <text:p>[,]/*BAH */,</text:p>
          </table:table-cell>
          <table:table-cell table:formula="of:=&quot;[&quot;&amp;LEFT([.AA5];1)&amp;&quot;,&quot;&amp;LEFT(RIGHT([.AA5];2);1)&amp;&quot;]/*&quot;&amp;[.AA$1]&amp;&quot;*/,&quot;" office:value-type="string" office:string-value="[1,2]/*BOT */," calcext:value-type="string">
            <text:p>[1,2]/*BOT */,</text:p>
          </table:table-cell>
          <table:table-cell table:formula="of:=&quot;[&quot;&amp;LEFT([.AB5];1)&amp;&quot;,&quot;&amp;LEFT(RIGHT([.AB5];2);1)&amp;&quot;]/*&quot;&amp;[.AB$1]&amp;&quot;*/,&quot;" office:value-type="string" office:string-value="[0,0]/*COR */," calcext:value-type="string">
            <text:p>[0,0]/*COR */,</text:p>
          </table:table-cell>
          <table:table-cell table:formula="of:=&quot;[&quot;&amp;LEFT([.AC5];1)&amp;&quot;,&quot;&amp;LEFT(RIGHT([.AC5];2);1)&amp;&quot;]/*&quot;&amp;[.AC$1]&amp;&quot;*/,&quot;" office:value-type="string" office:string-value="[3,1]/*CTB */," calcext:value-type="string">
            <text:p>[3,1]/*CTB */,</text:p>
          </table:table-cell>
          <table:table-cell table:formula="of:=&quot;[&quot;&amp;LEFT([.AD5];1)&amp;&quot;,&quot;&amp;LEFT(RIGHT([.AD5];2);1)&amp;&quot;]/*&quot;&amp;[.AD$1]&amp;&quot;*/,&quot;" office:value-type="string" office:string-value="[2,2]/*CRU */," calcext:value-type="string">
            <text:p>[2,2]/*CRU */,</text:p>
          </table:table-cell>
          <table:table-cell table:formula="of:=&quot;[&quot;&amp;LEFT([.AE5];1)&amp;&quot;,&quot;&amp;LEFT(RIGHT([.AE5];2);1)&amp;&quot;]/*&quot;&amp;[.AE$1]&amp;&quot;*/,&quot;" office:value-type="string" office:string-value="[0,3]/*CUI */," calcext:value-type="string">
            <text:p>[0,3]/*CUI */,</text:p>
          </table:table-cell>
          <table:table-cell table:formula="of:=&quot;[&quot;&amp;LEFT([.AF5];1)&amp;&quot;,&quot;&amp;LEFT(RIGHT([.AF5];2);1)&amp;&quot;]/*&quot;&amp;[.AF$1]&amp;&quot;*/,&quot;" office:value-type="string" office:string-value="[2,3]/*FLA */," calcext:value-type="string">
            <text:p>[2,3]/*FLA */,</text:p>
          </table:table-cell>
          <table:table-cell table:formula="of:=&quot;[&quot;&amp;LEFT([.AG5];1)&amp;&quot;,&quot;&amp;LEFT(RIGHT([.AG5];2);1)&amp;&quot;]/*&quot;&amp;[.AG$1]&amp;&quot;*/,&quot;" office:value-type="string" office:string-value="[1,0]/*FLU */," calcext:value-type="string">
            <text:p>[1,0]/*FLU */,</text:p>
          </table:table-cell>
          <table:table-cell table:formula="of:=&quot;[&quot;&amp;LEFT([.AH5];1)&amp;&quot;,&quot;&amp;LEFT(RIGHT([.AH5];2);1)&amp;&quot;]/*&quot;&amp;[.AH$1]&amp;&quot;*/,&quot;" office:value-type="string" office:string-value="[2,0]/*FOR */," calcext:value-type="string">
            <text:p>[2,0]/*FOR */,</text:p>
          </table:table-cell>
          <table:table-cell table:formula="of:=&quot;[&quot;&amp;LEFT([.AI5];1)&amp;&quot;,&quot;&amp;LEFT(RIGHT([.AI5];2);1)&amp;&quot;]/*&quot;&amp;[.AI$1]&amp;&quot;*/,&quot;" office:value-type="string" office:string-value="[1,1]/*GOI */," calcext:value-type="string">
            <text:p>[1,1]/*GOI */,</text:p>
          </table:table-cell>
          <table:table-cell table:formula="of:=&quot;[&quot;&amp;LEFT([.AJ5];1)&amp;&quot;,&quot;&amp;LEFT(RIGHT([.AJ5];2);1)&amp;&quot;]/*&quot;&amp;[.AJ$1]&amp;&quot;*/,&quot;" office:value-type="string" office:string-value="[1,2]/*GRE */," calcext:value-type="string">
            <text:p>[1,2]/*GRE */,</text:p>
          </table:table-cell>
          <table:table-cell table:formula="of:=&quot;[&quot;&amp;LEFT([.AK5];1)&amp;&quot;,&quot;&amp;LEFT(RIGHT([.AK5];2);1)&amp;&quot;]/*&quot;&amp;[.AK$1]&amp;&quot;*/,&quot;" office:value-type="string" office:string-value="[1,0]/*INT */," calcext:value-type="string">
            <text:p>[1,0]/*INT */,</text:p>
          </table:table-cell>
          <table:table-cell table:formula="of:=&quot;[&quot;&amp;LEFT([.AL5];1)&amp;&quot;,&quot;&amp;LEFT(RIGHT([.AL5];2);1)&amp;&quot;]/*&quot;&amp;[.AL$1]&amp;&quot;*/,&quot;" office:value-type="string" office:string-value="[1,0]/*PAL */," calcext:value-type="string">
            <text:p>[1,0]/*PAL */,</text:p>
          </table:table-cell>
          <table:table-cell table:formula="of:=&quot;[&quot;&amp;LEFT([.AM5];1)&amp;&quot;,&quot;&amp;LEFT(RIGHT([.AM5];2);1)&amp;&quot;]/*&quot;&amp;[.AM$1]&amp;&quot;*/,&quot;" office:value-type="string" office:string-value="[4,0]/*RBB */," calcext:value-type="string">
            <text:p>[4,0]/*RBB */,</text:p>
          </table:table-cell>
          <table:table-cell table:formula="of:=&quot;[&quot;&amp;LEFT([.AN5];1)&amp;&quot;,&quot;&amp;LEFT(RIGHT([.AN5];2);1)&amp;&quot;]/*&quot;&amp;[.AN$1]&amp;&quot;*/,&quot;" office:value-type="string" office:string-value="[1,2]/*SAN */," calcext:value-type="string">
            <text:p>[1,2]/*SAN */,</text:p>
          </table:table-cell>
          <table:table-cell table:formula="of:=&quot;[&quot;&amp;LEFT([.AO5];1)&amp;&quot;,&quot;&amp;LEFT(RIGHT([.AO5];2);1)&amp;&quot;]/*&quot;&amp;[.AO$1]&amp;&quot;*/,&quot;" office:value-type="string" office:string-value="[0,1]/*SPA */," calcext:value-type="string">
            <text:p>[0,1]/*SPA */,</text:p>
          </table:table-cell>
          <table:table-cell table:formula="of:=&quot;[&quot;&amp;LEFT([.AP5];1)&amp;&quot;,&quot;&amp;LEFT(RIGHT([.AP5];2);1)&amp;&quot;]/*&quot;&amp;[.AP$1]&amp;&quot;*/]&quot;" office:value-type="string" office:string-value="[1,1]/*VAS */]" calcext:value-type="string">
            <text:p>[1,1]/*VAS */]</text:p>
          </table:table-cell>
          <table:table-cell table:formula="of:=CONCATENATE([.AR5];[.AS5];[.AT5];[.AU5];[.AV5];[.AW5];[.AX5];[.AY5];[.AZ5];[.BA5];[.BB5];[.BC5];[.BD5];[.BE5];[.BF5];[.BG5];[.BH5];[.BI5];[.BJ5];[.BK5];[.BL5])&amp;&quot;,&quot;" office:value-type="string" office:string-value="[equipe[4][0],[3,1]/*AME*/,[1,1]/*CAP*/,[4,1]/*CAM*/,[,]/*BAH */,[1,2]/*BOT */,[0,0]/*COR */,[3,1]/*CTB */,[2,2]/*CRU */,[0,3]/*CUI */,[2,3]/*FLA */,[1,0]/*FLU */,[2,0]/*FOR */,[1,1]/*GOI */,[1,2]/*GRE */,[1,0]/*INT */,[1,0]/*PAL */,[4,0]/*RBB */,[1,2]/*SAN */,[0,1]/*SPA */,[1,1]/*VAS */]," calcext:value-type="string">
            <text:p>[equipe[4][0],[3,1]/*AME*/,[1,1]/*CAP*/,[4,1]/*CAM*/,[,]/*BAH */,[1,2]/*BOT */,[0,0]/*COR */,[3,1]/*CTB */,[2,2]/*CRU */,[0,3]/*CUI */,[2,3]/*FLA */,[1,0]/*FLU */,[2,0]/*FOR */,[1,1]/*GOI */,[1,2]/*GRE */,[1,0]/*INT */,[1,0]/*PAL */,[4,0]/*RBB */,[1,2]/*SAN */,[0,1]/*SPA */,[1,1]/*VAS */],</text:p>
          </table:table-cell>
        </table:table-row>
        <table:table-row table:style-name="ro1">
          <table:table-cell table:style-name="ce15" office:value-type="string" calcext:value-type="string">
            <text:p>Botafogo </text:p>
          </table:table-cell>
          <table:table-cell table:style-name="ce21" office:value-type="string" calcext:value-type="string">
            <text:p>2-0 </text:p>
          </table:table-cell>
          <table:table-cell table:style-name="ce25" office:value-type="string" calcext:value-type="string">
            <text:p>1-1 </text:p>
          </table:table-cell>
          <table:table-cell table:style-name="ce29" office:value-type="string" calcext:value-type="string">
            <text:p>2-0 </text:p>
          </table:table-cell>
          <table:table-cell table:style-name="ce21" office:value-type="string" calcext:value-type="string">
            <text:p>3-0 </text:p>
          </table:table-cell>
          <table:table-cell table:style-name="ce25" office:value-type="string" calcext:value-type="string">
            <text:p>— </text:p>
          </table:table-cell>
          <table:table-cell table:style-name="ce29" office:value-type="string" calcext:value-type="string">
            <text:p>3-0 </text:p>
          </table:table-cell>
          <table:table-cell table:style-name="ce21" office:value-type="string" calcext:value-type="string">
            <text:p>4-1 </text:p>
          </table:table-cell>
          <table:table-cell table:style-name="ce25" office:value-type="string" calcext:value-type="string">
            <text:p>0-0 </text:p>
          </table:table-cell>
          <table:table-cell table:style-name="ce29" office:value-type="string" calcext:value-type="string">
            <text:p>0-1 </text:p>
          </table:table-cell>
          <table:table-cell table:style-name="ce21" office:value-type="string" calcext:value-type="string">
            <text:p>1-2 </text:p>
          </table:table-cell>
          <table:table-cell table:style-name="ce25" office:value-type="string" calcext:value-type="string">
            <text:p>1-0 </text:p>
          </table:table-cell>
          <table:table-cell table:style-name="ce29" office:value-type="string" calcext:value-type="string">
            <text:p>2-0 </text:p>
          </table:table-cell>
          <table:table-cell table:style-name="ce21" office:value-type="string" calcext:value-type="string">
            <text:p>1-1 </text:p>
          </table:table-cell>
          <table:table-cell table:style-name="ce25" office:value-type="string" calcext:value-type="string">
            <text:p>3-4 </text:p>
          </table:table-cell>
          <table:table-cell table:style-name="ce29" office:value-type="string" calcext:value-type="string">
            <text:p>3-1 </text:p>
          </table:table-cell>
          <table:table-cell table:style-name="ce21" office:value-type="string" calcext:value-type="string">
            <text:p>3-4 </text:p>
          </table:table-cell>
          <table:table-cell table:style-name="ce25" office:value-type="string" calcext:value-type="string">
            <text:p>2-0 </text:p>
          </table:table-cell>
          <table:table-cell table:style-name="ce29" office:value-type="string" calcext:value-type="string">
            <text:p>1-1 </text:p>
          </table:table-cell>
          <table:table-cell table:style-name="ce21" office:value-type="string" calcext:value-type="string">
            <text:p>2-1 </text:p>
          </table:table-cell>
          <table:table-cell table:style-name="ce25" office:value-type="string" calcext:value-type="string">
            <text:p>2-0 </text:p>
          </table:table-cell>
          <table:table-cell table:formula="of:=[.A6]" office:value-type="string" office:string-value="Botafogo " calcext:value-type="string">
            <text:p>Botafogo </text:p>
          </table:table-cell>
          <table:table-cell table:formula="of:=IF(LEN([.B6])=4;[.B6];&quot;&quot;)" office:value-type="string" office:string-value="2-0 " calcext:value-type="string">
            <text:p>2-0 </text:p>
          </table:table-cell>
          <table:table-cell table:formula="of:=IF(LEN([.C6])=4;[.C6];&quot;&quot;)" office:value-type="string" office:string-value="1-1 " calcext:value-type="string">
            <text:p>1-1 </text:p>
          </table:table-cell>
          <table:table-cell table:formula="of:=IF(LEN([.D6])=4;[.D6];&quot;&quot;)" office:value-type="string" office:string-value="2-0 " calcext:value-type="string">
            <text:p>2-0 </text:p>
          </table:table-cell>
          <table:table-cell table:formula="of:=IF(LEN([.E6])=4;[.E6];&quot;&quot;)" office:value-type="string" office:string-value="3-0 " calcext:value-type="string">
            <text:p>3-0 </text:p>
          </table:table-cell>
          <table:table-cell table:formula="of:=IF(LEN([.F6])=4;[.F6];&quot;&quot;)">
            <text:p/>
          </table:table-cell>
          <table:table-cell table:formula="of:=IF(LEN([.G6])=4;[.G6];&quot;&quot;)" office:value-type="string" office:string-value="3-0 " calcext:value-type="string">
            <text:p>3-0 </text:p>
          </table:table-cell>
          <table:table-cell table:formula="of:=IF(LEN([.H6])=4;[.H6];&quot;&quot;)" office:value-type="string" office:string-value="4-1 " calcext:value-type="string">
            <text:p>4-1 </text:p>
          </table:table-cell>
          <table:table-cell table:formula="of:=IF(LEN([.I6])=4;[.I6];&quot;&quot;)" office:value-type="string" office:string-value="0-0 " calcext:value-type="string">
            <text:p>0-0 </text:p>
          </table:table-cell>
          <table:table-cell table:formula="of:=IF(LEN([.J6])=4;[.J6];&quot;&quot;)" office:value-type="string" office:string-value="0-1 " calcext:value-type="string">
            <text:p>0-1 </text:p>
          </table:table-cell>
          <table:table-cell table:formula="of:=IF(LEN([.K6])=4;[.K6];&quot;&quot;)" office:value-type="string" office:string-value="1-2 " calcext:value-type="string">
            <text:p>1-2 </text:p>
          </table:table-cell>
          <table:table-cell table:formula="of:=IF(LEN([.L6])=4;[.L6];&quot;&quot;)" office:value-type="string" office:string-value="1-0 " calcext:value-type="string">
            <text:p>1-0 </text:p>
          </table:table-cell>
          <table:table-cell table:formula="of:=IF(LEN([.M6])=4;[.M6];&quot;&quot;)" office:value-type="string" office:string-value="2-0 " calcext:value-type="string">
            <text:p>2-0 </text:p>
          </table:table-cell>
          <table:table-cell table:formula="of:=IF(LEN([.N6])=4;[.N6];&quot;&quot;)" office:value-type="string" office:string-value="1-1 " calcext:value-type="string">
            <text:p>1-1 </text:p>
          </table:table-cell>
          <table:table-cell table:formula="of:=IF(LEN([.O6])=4;[.O6];&quot;&quot;)" office:value-type="string" office:string-value="3-4 " calcext:value-type="string">
            <text:p>3-4 </text:p>
          </table:table-cell>
          <table:table-cell table:formula="of:=IF(LEN([.P6])=4;[.P6];&quot;&quot;)" office:value-type="string" office:string-value="3-1 " calcext:value-type="string">
            <text:p>3-1 </text:p>
          </table:table-cell>
          <table:table-cell table:formula="of:=IF(LEN([.Q6])=4;[.Q6];&quot;&quot;)" office:value-type="string" office:string-value="3-4 " calcext:value-type="string">
            <text:p>3-4 </text:p>
          </table:table-cell>
          <table:table-cell table:formula="of:=IF(LEN([.R6])=4;[.R6];&quot;&quot;)" office:value-type="string" office:string-value="2-0 " calcext:value-type="string">
            <text:p>2-0 </text:p>
          </table:table-cell>
          <table:table-cell table:formula="of:=IF(LEN([.S6])=4;[.S6];&quot;&quot;)" office:value-type="string" office:string-value="1-1 " calcext:value-type="string">
            <text:p>1-1 </text:p>
          </table:table-cell>
          <table:table-cell table:formula="of:=IF(LEN([.T6])=4;[.T6];&quot;&quot;)" office:value-type="string" office:string-value="2-1 " calcext:value-type="string">
            <text:p>2-1 </text:p>
          </table:table-cell>
          <table:table-cell table:formula="of:=IF(LEN([.U6])=4;[.U6];&quot;&quot;)" office:value-type="string" office:string-value="2-0 " calcext:value-type="string">
            <text:p>2-0 </text:p>
          </table:table-cell>
          <table:table-cell office:value-type="float" office:value="5" calcext:value-type="float">
            <text:p>5</text:p>
          </table:table-cell>
          <table:table-cell table:formula="of:=&quot;[equipe[&quot;&amp;[.AQ6]&amp;&quot;][0],&quot;" office:value-type="string" office:string-value="[equipe[5][0]," calcext:value-type="string">
            <text:p>[equipe[5][0],</text:p>
          </table:table-cell>
          <table:table-cell table:formula="of:=&quot;[&quot;&amp;LEFT([.W6];1)&amp;&quot;,&quot;&amp;LEFT(RIGHT([.W6];2);1)&amp;&quot;]/*&quot;&amp;[.W$1]&amp;&quot;*/,&quot;" office:value-type="string" office:string-value="[2,0]/*AME*/," calcext:value-type="string">
            <text:p>[2,0]/*AME*/,</text:p>
          </table:table-cell>
          <table:table-cell table:formula="of:=&quot;[&quot;&amp;LEFT([.X6];1)&amp;&quot;,&quot;&amp;LEFT(RIGHT([.X6];2);1)&amp;&quot;]/*&quot;&amp;[.X$1]&amp;&quot;*/,&quot;" office:value-type="string" office:string-value="[1,1]/*CAP*/," calcext:value-type="string">
            <text:p>[1,1]/*CAP*/,</text:p>
          </table:table-cell>
          <table:table-cell table:formula="of:=&quot;[&quot;&amp;LEFT([.Y6];1)&amp;&quot;,&quot;&amp;LEFT(RIGHT([.Y6];2);1)&amp;&quot;]/*&quot;&amp;[.Y$1]&amp;&quot;*/,&quot;" office:value-type="string" office:string-value="[2,0]/*CAM*/," calcext:value-type="string">
            <text:p>[2,0]/*CAM*/,</text:p>
          </table:table-cell>
          <table:table-cell table:formula="of:=&quot;[&quot;&amp;LEFT([.Z6];1)&amp;&quot;,&quot;&amp;LEFT(RIGHT([.Z6];2);1)&amp;&quot;]/*&quot;&amp;[.Z$1]&amp;&quot;*/,&quot;" office:value-type="string" office:string-value="[3,0]/*BAH */," calcext:value-type="string">
            <text:p>[3,0]/*BAH */,</text:p>
          </table:table-cell>
          <table:table-cell table:style-name="ce17" table:formula="of:=&quot;[,]/*&quot;&amp;[.AA$1]&amp;&quot;*/,&quot;" office:value-type="string" office:string-value="[,]/*BOT */," calcext:value-type="string">
            <text:p>[,]/*BOT */,</text:p>
          </table:table-cell>
          <table:table-cell table:formula="of:=&quot;[&quot;&amp;LEFT([.AB6];1)&amp;&quot;,&quot;&amp;LEFT(RIGHT([.AB6];2);1)&amp;&quot;]/*&quot;&amp;[.AB$1]&amp;&quot;*/,&quot;" office:value-type="string" office:string-value="[3,0]/*COR */," calcext:value-type="string">
            <text:p>[3,0]/*COR */,</text:p>
          </table:table-cell>
          <table:table-cell table:formula="of:=&quot;[&quot;&amp;LEFT([.AC6];1)&amp;&quot;,&quot;&amp;LEFT(RIGHT([.AC6];2);1)&amp;&quot;]/*&quot;&amp;[.AC$1]&amp;&quot;*/,&quot;" office:value-type="string" office:string-value="[4,1]/*CTB */," calcext:value-type="string">
            <text:p>[4,1]/*CTB */,</text:p>
          </table:table-cell>
          <table:table-cell table:formula="of:=&quot;[&quot;&amp;LEFT([.AD6];1)&amp;&quot;,&quot;&amp;LEFT(RIGHT([.AD6];2);1)&amp;&quot;]/*&quot;&amp;[.AD$1]&amp;&quot;*/,&quot;" office:value-type="string" office:string-value="[0,0]/*CRU */," calcext:value-type="string">
            <text:p>[0,0]/*CRU */,</text:p>
          </table:table-cell>
          <table:table-cell table:formula="of:=&quot;[&quot;&amp;LEFT([.AE6];1)&amp;&quot;,&quot;&amp;LEFT(RIGHT([.AE6];2);1)&amp;&quot;]/*&quot;&amp;[.AE$1]&amp;&quot;*/,&quot;" office:value-type="string" office:string-value="[0,1]/*CUI */," calcext:value-type="string">
            <text:p>[0,1]/*CUI */,</text:p>
          </table:table-cell>
          <table:table-cell table:formula="of:=&quot;[&quot;&amp;LEFT([.AF6];1)&amp;&quot;,&quot;&amp;LEFT(RIGHT([.AF6];2);1)&amp;&quot;]/*&quot;&amp;[.AF$1]&amp;&quot;*/,&quot;" office:value-type="string" office:string-value="[1,2]/*FLA */," calcext:value-type="string">
            <text:p>[1,2]/*FLA */,</text:p>
          </table:table-cell>
          <table:table-cell table:formula="of:=&quot;[&quot;&amp;LEFT([.AG6];1)&amp;&quot;,&quot;&amp;LEFT(RIGHT([.AG6];2);1)&amp;&quot;]/*&quot;&amp;[.AG$1]&amp;&quot;*/,&quot;" office:value-type="string" office:string-value="[1,0]/*FLU */," calcext:value-type="string">
            <text:p>[1,0]/*FLU */,</text:p>
          </table:table-cell>
          <table:table-cell table:formula="of:=&quot;[&quot;&amp;LEFT([.AH6];1)&amp;&quot;,&quot;&amp;LEFT(RIGHT([.AH6];2);1)&amp;&quot;]/*&quot;&amp;[.AH$1]&amp;&quot;*/,&quot;" office:value-type="string" office:string-value="[2,0]/*FOR */," calcext:value-type="string">
            <text:p>[2,0]/*FOR */,</text:p>
          </table:table-cell>
          <table:table-cell table:formula="of:=&quot;[&quot;&amp;LEFT([.AI6];1)&amp;&quot;,&quot;&amp;LEFT(RIGHT([.AI6];2);1)&amp;&quot;]/*&quot;&amp;[.AI$1]&amp;&quot;*/,&quot;" office:value-type="string" office:string-value="[1,1]/*GOI */," calcext:value-type="string">
            <text:p>[1,1]/*GOI */,</text:p>
          </table:table-cell>
          <table:table-cell table:formula="of:=&quot;[&quot;&amp;LEFT([.AJ6];1)&amp;&quot;,&quot;&amp;LEFT(RIGHT([.AJ6];2);1)&amp;&quot;]/*&quot;&amp;[.AJ$1]&amp;&quot;*/,&quot;" office:value-type="string" office:string-value="[3,4]/*GRE */," calcext:value-type="string">
            <text:p>[3,4]/*GRE */,</text:p>
          </table:table-cell>
          <table:table-cell table:formula="of:=&quot;[&quot;&amp;LEFT([.AK6];1)&amp;&quot;,&quot;&amp;LEFT(RIGHT([.AK6];2);1)&amp;&quot;]/*&quot;&amp;[.AK$1]&amp;&quot;*/,&quot;" office:value-type="string" office:string-value="[3,1]/*INT */," calcext:value-type="string">
            <text:p>[3,1]/*INT */,</text:p>
          </table:table-cell>
          <table:table-cell table:formula="of:=&quot;[&quot;&amp;LEFT([.AL6];1)&amp;&quot;,&quot;&amp;LEFT(RIGHT([.AL6];2);1)&amp;&quot;]/*&quot;&amp;[.AL$1]&amp;&quot;*/,&quot;" office:value-type="string" office:string-value="[3,4]/*PAL */," calcext:value-type="string">
            <text:p>[3,4]/*PAL */,</text:p>
          </table:table-cell>
          <table:table-cell table:formula="of:=&quot;[&quot;&amp;LEFT([.AM6];1)&amp;&quot;,&quot;&amp;LEFT(RIGHT([.AM6];2);1)&amp;&quot;]/*&quot;&amp;[.AM$1]&amp;&quot;*/,&quot;" office:value-type="string" office:string-value="[2,0]/*RBB */," calcext:value-type="string">
            <text:p>[2,0]/*RBB */,</text:p>
          </table:table-cell>
          <table:table-cell table:formula="of:=&quot;[&quot;&amp;LEFT([.AN6];1)&amp;&quot;,&quot;&amp;LEFT(RIGHT([.AN6];2);1)&amp;&quot;]/*&quot;&amp;[.AN$1]&amp;&quot;*/,&quot;" office:value-type="string" office:string-value="[1,1]/*SAN */," calcext:value-type="string">
            <text:p>[1,1]/*SAN */,</text:p>
          </table:table-cell>
          <table:table-cell table:formula="of:=&quot;[&quot;&amp;LEFT([.AO6];1)&amp;&quot;,&quot;&amp;LEFT(RIGHT([.AO6];2);1)&amp;&quot;]/*&quot;&amp;[.AO$1]&amp;&quot;*/,&quot;" office:value-type="string" office:string-value="[2,1]/*SPA */," calcext:value-type="string">
            <text:p>[2,1]/*SPA */,</text:p>
          </table:table-cell>
          <table:table-cell table:formula="of:=&quot;[&quot;&amp;LEFT([.AP6];1)&amp;&quot;,&quot;&amp;LEFT(RIGHT([.AP6];2);1)&amp;&quot;]/*&quot;&amp;[.AP$1]&amp;&quot;*/]&quot;" office:value-type="string" office:string-value="[2,0]/*VAS */]" calcext:value-type="string">
            <text:p>[2,0]/*VAS */]</text:p>
          </table:table-cell>
          <table:table-cell table:formula="of:=CONCATENATE([.AR6];[.AS6];[.AT6];[.AU6];[.AV6];[.AW6];[.AX6];[.AY6];[.AZ6];[.BA6];[.BB6];[.BC6];[.BD6];[.BE6];[.BF6];[.BG6];[.BH6];[.BI6];[.BJ6];[.BK6];[.BL6])&amp;&quot;,&quot;" office:value-type="string" office:string-value="[equipe[5][0],[2,0]/*AME*/,[1,1]/*CAP*/,[2,0]/*CAM*/,[3,0]/*BAH */,[,]/*BOT */,[3,0]/*COR */,[4,1]/*CTB */,[0,0]/*CRU */,[0,1]/*CUI */,[1,2]/*FLA */,[1,0]/*FLU */,[2,0]/*FOR */,[1,1]/*GOI */,[3,4]/*GRE */,[3,1]/*INT */,[3,4]/*PAL */,[2,0]/*RBB */,[1,1]/*SAN */,[2,1]/*SPA */,[2,0]/*VAS */]," calcext:value-type="string">
            <text:p>[equipe[5][0],[2,0]/*AME*/,[1,1]/*CAP*/,[2,0]/*CAM*/,[3,0]/*BAH */,[,]/*BOT */,[3,0]/*COR */,[4,1]/*CTB */,[0,0]/*CRU */,[0,1]/*CUI */,[1,2]/*FLA */,[1,0]/*FLU */,[2,0]/*FOR */,[1,1]/*GOI */,[3,4]/*GRE */,[3,1]/*INT */,[3,4]/*PAL */,[2,0]/*RBB */,[1,1]/*SAN */,[2,1]/*SPA */,[2,0]/*VAS */],</text:p>
          </table:table-cell>
        </table:table-row>
        <table:table-row table:style-name="ro1">
          <table:table-cell office:value-type="string" calcext:value-type="string">
            <text:p>Corinthians </text:p>
          </table:table-cell>
          <table:table-cell table:style-name="ce22" office:value-type="string" calcext:value-type="string">
            <text:p>1-1 </text:p>
          </table:table-cell>
          <table:table-cell table:style-name="ce26" office:value-type="string" calcext:value-type="string">
            <text:p>1-0 </text:p>
          </table:table-cell>
          <table:table-cell table:style-name="ce30" office:value-type="string" calcext:value-type="string">
            <text:p>1-1 </text:p>
          </table:table-cell>
          <table:table-cell table:style-name="ce22" office:value-type="string" calcext:value-type="string">
            <text:p>1-5 </text:p>
          </table:table-cell>
          <table:table-cell table:style-name="ce26" office:value-type="string" calcext:value-type="string">
            <text:p>1-0 </text:p>
          </table:table-cell>
          <table:table-cell table:style-name="ce30" office:value-type="string" calcext:value-type="string">
            <text:p>— </text:p>
          </table:table-cell>
          <table:table-cell table:style-name="ce22" office:value-type="string" calcext:value-type="string">
            <text:p>3-1 </text:p>
          </table:table-cell>
          <table:table-cell table:style-name="ce26" office:value-type="string" calcext:value-type="string">
            <text:p>2-1 </text:p>
          </table:table-cell>
          <table:table-cell table:style-name="ce30" office:value-type="string" calcext:value-type="string">
            <text:p>1-1 </text:p>
          </table:table-cell>
          <table:table-cell table:style-name="ce22" office:value-type="string" calcext:value-type="string">
            <text:p>1-1 </text:p>
          </table:table-cell>
          <table:table-cell table:style-name="ce26" office:value-type="string" calcext:value-type="string">
            <text:p>2-0 </text:p>
          </table:table-cell>
          <table:table-cell table:style-name="ce30" office:value-type="string" calcext:value-type="string">
            <text:p>1-1 </text:p>
          </table:table-cell>
          <table:table-cell table:style-name="ce22" office:value-type="string" calcext:value-type="string">
            <text:p>1-1 </text:p>
          </table:table-cell>
          <table:table-cell table:style-name="ce26" office:value-type="string" calcext:value-type="string">
            <text:p>4-4 </text:p>
          </table:table-cell>
          <table:table-cell table:style-name="ce30" office:value-type="string" calcext:value-type="string">
            <text:p>1-2 </text:p>
          </table:table-cell>
          <table:table-cell table:style-name="ce22" office:value-type="string" calcext:value-type="string">
            <text:p>0-0 </text:p>
          </table:table-cell>
          <table:table-cell table:style-name="ce26" office:value-type="string" calcext:value-type="string">
            <text:p>0-1 </text:p>
          </table:table-cell>
          <table:table-cell table:style-name="ce30" office:value-type="string" calcext:value-type="string">
            <text:p>1-1 </text:p>
          </table:table-cell>
          <table:table-cell table:style-name="ce22" office:value-type="string" calcext:value-type="string">
            <text:p>1-1 </text:p>
          </table:table-cell>
          <table:table-cell table:style-name="ce26" office:value-type="string" calcext:value-type="string">
            <text:p>3-1 </text:p>
          </table:table-cell>
          <table:table-cell table:formula="of:=[.A7]" office:value-type="string" office:string-value="Corinthians " calcext:value-type="string">
            <text:p>Corinthians </text:p>
          </table:table-cell>
          <table:table-cell table:formula="of:=IF(LEN([.B7])=4;[.B7];&quot;&quot;)" office:value-type="string" office:string-value="1-1 " calcext:value-type="string">
            <text:p>1-1 </text:p>
          </table:table-cell>
          <table:table-cell table:formula="of:=IF(LEN([.C7])=4;[.C7];&quot;&quot;)" office:value-type="string" office:string-value="1-0 " calcext:value-type="string">
            <text:p>1-0 </text:p>
          </table:table-cell>
          <table:table-cell table:formula="of:=IF(LEN([.D7])=4;[.D7];&quot;&quot;)" office:value-type="string" office:string-value="1-1 " calcext:value-type="string">
            <text:p>1-1 </text:p>
          </table:table-cell>
          <table:table-cell table:formula="of:=IF(LEN([.E7])=4;[.E7];&quot;&quot;)" office:value-type="string" office:string-value="1-5 " calcext:value-type="string">
            <text:p>1-5 </text:p>
          </table:table-cell>
          <table:table-cell table:formula="of:=IF(LEN([.F7])=4;[.F7];&quot;&quot;)" office:value-type="string" office:string-value="1-0 " calcext:value-type="string">
            <text:p>1-0 </text:p>
          </table:table-cell>
          <table:table-cell table:formula="of:=IF(LEN([.G7])=4;[.G7];&quot;&quot;)">
            <text:p/>
          </table:table-cell>
          <table:table-cell table:formula="of:=IF(LEN([.H7])=4;[.H7];&quot;&quot;)" office:value-type="string" office:string-value="3-1 " calcext:value-type="string">
            <text:p>3-1 </text:p>
          </table:table-cell>
          <table:table-cell table:formula="of:=IF(LEN([.I7])=4;[.I7];&quot;&quot;)" office:value-type="string" office:string-value="2-1 " calcext:value-type="string">
            <text:p>2-1 </text:p>
          </table:table-cell>
          <table:table-cell table:formula="of:=IF(LEN([.J7])=4;[.J7];&quot;&quot;)" office:value-type="string" office:string-value="1-1 " calcext:value-type="string">
            <text:p>1-1 </text:p>
          </table:table-cell>
          <table:table-cell table:formula="of:=IF(LEN([.K7])=4;[.K7];&quot;&quot;)" office:value-type="string" office:string-value="1-1 " calcext:value-type="string">
            <text:p>1-1 </text:p>
          </table:table-cell>
          <table:table-cell table:formula="of:=IF(LEN([.L7])=4;[.L7];&quot;&quot;)" office:value-type="string" office:string-value="2-0 " calcext:value-type="string">
            <text:p>2-0 </text:p>
          </table:table-cell>
          <table:table-cell table:formula="of:=IF(LEN([.M7])=4;[.M7];&quot;&quot;)" office:value-type="string" office:string-value="1-1 " calcext:value-type="string">
            <text:p>1-1 </text:p>
          </table:table-cell>
          <table:table-cell table:formula="of:=IF(LEN([.N7])=4;[.N7];&quot;&quot;)" office:value-type="string" office:string-value="1-1 " calcext:value-type="string">
            <text:p>1-1 </text:p>
          </table:table-cell>
          <table:table-cell table:formula="of:=IF(LEN([.O7])=4;[.O7];&quot;&quot;)" office:value-type="string" office:string-value="4-4 " calcext:value-type="string">
            <text:p>4-4 </text:p>
          </table:table-cell>
          <table:table-cell table:formula="of:=IF(LEN([.P7])=4;[.P7];&quot;&quot;)" office:value-type="string" office:string-value="1-2 " calcext:value-type="string">
            <text:p>1-2 </text:p>
          </table:table-cell>
          <table:table-cell table:formula="of:=IF(LEN([.Q7])=4;[.Q7];&quot;&quot;)" office:value-type="string" office:string-value="0-0 " calcext:value-type="string">
            <text:p>0-0 </text:p>
          </table:table-cell>
          <table:table-cell table:formula="of:=IF(LEN([.R7])=4;[.R7];&quot;&quot;)" office:value-type="string" office:string-value="0-1 " calcext:value-type="string">
            <text:p>0-1 </text:p>
          </table:table-cell>
          <table:table-cell table:formula="of:=IF(LEN([.S7])=4;[.S7];&quot;&quot;)" office:value-type="string" office:string-value="1-1 " calcext:value-type="string">
            <text:p>1-1 </text:p>
          </table:table-cell>
          <table:table-cell table:formula="of:=IF(LEN([.T7])=4;[.T7];&quot;&quot;)" office:value-type="string" office:string-value="1-1 " calcext:value-type="string">
            <text:p>1-1 </text:p>
          </table:table-cell>
          <table:table-cell table:formula="of:=IF(LEN([.U7])=4;[.U7];&quot;&quot;)" office:value-type="string" office:string-value="3-1 " calcext:value-type="string">
            <text:p>3-1 </text:p>
          </table:table-cell>
          <table:table-cell office:value-type="float" office:value="6" calcext:value-type="float">
            <text:p>6</text:p>
          </table:table-cell>
          <table:table-cell table:formula="of:=&quot;[equipe[&quot;&amp;[.AQ7]&amp;&quot;][0],&quot;" office:value-type="string" office:string-value="[equipe[6][0]," calcext:value-type="string">
            <text:p>[equipe[6][0],</text:p>
          </table:table-cell>
          <table:table-cell table:formula="of:=&quot;[&quot;&amp;LEFT([.W7];1)&amp;&quot;,&quot;&amp;LEFT(RIGHT([.W7];2);1)&amp;&quot;]/*&quot;&amp;[.W$1]&amp;&quot;*/,&quot;" office:value-type="string" office:string-value="[1,1]/*AME*/," calcext:value-type="string">
            <text:p>[1,1]/*AME*/,</text:p>
          </table:table-cell>
          <table:table-cell table:formula="of:=&quot;[&quot;&amp;LEFT([.X7];1)&amp;&quot;,&quot;&amp;LEFT(RIGHT([.X7];2);1)&amp;&quot;]/*&quot;&amp;[.X$1]&amp;&quot;*/,&quot;" office:value-type="string" office:string-value="[1,0]/*CAP*/," calcext:value-type="string">
            <text:p>[1,0]/*CAP*/,</text:p>
          </table:table-cell>
          <table:table-cell table:formula="of:=&quot;[&quot;&amp;LEFT([.Y7];1)&amp;&quot;,&quot;&amp;LEFT(RIGHT([.Y7];2);1)&amp;&quot;]/*&quot;&amp;[.Y$1]&amp;&quot;*/,&quot;" office:value-type="string" office:string-value="[1,1]/*CAM*/," calcext:value-type="string">
            <text:p>[1,1]/*CAM*/,</text:p>
          </table:table-cell>
          <table:table-cell table:formula="of:=&quot;[&quot;&amp;LEFT([.Z7];1)&amp;&quot;,&quot;&amp;LEFT(RIGHT([.Z7];2);1)&amp;&quot;]/*&quot;&amp;[.Z$1]&amp;&quot;*/,&quot;" office:value-type="string" office:string-value="[1,5]/*BAH */," calcext:value-type="string">
            <text:p>[1,5]/*BAH */,</text:p>
          </table:table-cell>
          <table:table-cell table:formula="of:=&quot;[&quot;&amp;LEFT([.AA7];1)&amp;&quot;,&quot;&amp;LEFT(RIGHT([.AA7];2);1)&amp;&quot;]/*&quot;&amp;[.AA$1]&amp;&quot;*/,&quot;" office:value-type="string" office:string-value="[1,0]/*BOT */," calcext:value-type="string">
            <text:p>[1,0]/*BOT */,</text:p>
          </table:table-cell>
          <table:table-cell table:style-name="ce17" table:formula="of:=&quot;[,]/*&quot;&amp;[.AB$1]&amp;&quot;*/,&quot;" office:value-type="string" office:string-value="[,]/*COR */," calcext:value-type="string">
            <text:p>[,]/*COR */,</text:p>
          </table:table-cell>
          <table:table-cell table:formula="of:=&quot;[&quot;&amp;LEFT([.AC7];1)&amp;&quot;,&quot;&amp;LEFT(RIGHT([.AC7];2);1)&amp;&quot;]/*&quot;&amp;[.AC$1]&amp;&quot;*/,&quot;" office:value-type="string" office:string-value="[3,1]/*CTB */," calcext:value-type="string">
            <text:p>[3,1]/*CTB */,</text:p>
          </table:table-cell>
          <table:table-cell table:formula="of:=&quot;[&quot;&amp;LEFT([.AD7];1)&amp;&quot;,&quot;&amp;LEFT(RIGHT([.AD7];2);1)&amp;&quot;]/*&quot;&amp;[.AD$1]&amp;&quot;*/,&quot;" office:value-type="string" office:string-value="[2,1]/*CRU */," calcext:value-type="string">
            <text:p>[2,1]/*CRU */,</text:p>
          </table:table-cell>
          <table:table-cell table:formula="of:=&quot;[&quot;&amp;LEFT([.AE7];1)&amp;&quot;,&quot;&amp;LEFT(RIGHT([.AE7];2);1)&amp;&quot;]/*&quot;&amp;[.AE$1]&amp;&quot;*/,&quot;" office:value-type="string" office:string-value="[1,1]/*CUI */," calcext:value-type="string">
            <text:p>[1,1]/*CUI */,</text:p>
          </table:table-cell>
          <table:table-cell table:formula="of:=&quot;[&quot;&amp;LEFT([.AF7];1)&amp;&quot;,&quot;&amp;LEFT(RIGHT([.AF7];2);1)&amp;&quot;]/*&quot;&amp;[.AF$1]&amp;&quot;*/,&quot;" office:value-type="string" office:string-value="[1,1]/*FLA */," calcext:value-type="string">
            <text:p>[1,1]/*FLA */,</text:p>
          </table:table-cell>
          <table:table-cell table:formula="of:=&quot;[&quot;&amp;LEFT([.AG7];1)&amp;&quot;,&quot;&amp;LEFT(RIGHT([.AG7];2);1)&amp;&quot;]/*&quot;&amp;[.AG$1]&amp;&quot;*/,&quot;" office:value-type="string" office:string-value="[2,0]/*FLU */," calcext:value-type="string">
            <text:p>[2,0]/*FLU */,</text:p>
          </table:table-cell>
          <table:table-cell table:formula="of:=&quot;[&quot;&amp;LEFT([.AH7];1)&amp;&quot;,&quot;&amp;LEFT(RIGHT([.AH7];2);1)&amp;&quot;]/*&quot;&amp;[.AH$1]&amp;&quot;*/,&quot;" office:value-type="string" office:string-value="[1,1]/*FOR */," calcext:value-type="string">
            <text:p>[1,1]/*FOR */,</text:p>
          </table:table-cell>
          <table:table-cell table:formula="of:=&quot;[&quot;&amp;LEFT([.AI7];1)&amp;&quot;,&quot;&amp;LEFT(RIGHT([.AI7];2);1)&amp;&quot;]/*&quot;&amp;[.AI$1]&amp;&quot;*/,&quot;" office:value-type="string" office:string-value="[1,1]/*GOI */," calcext:value-type="string">
            <text:p>[1,1]/*GOI */,</text:p>
          </table:table-cell>
          <table:table-cell table:formula="of:=&quot;[&quot;&amp;LEFT([.AJ7];1)&amp;&quot;,&quot;&amp;LEFT(RIGHT([.AJ7];2);1)&amp;&quot;]/*&quot;&amp;[.AJ$1]&amp;&quot;*/,&quot;" office:value-type="string" office:string-value="[4,4]/*GRE */," calcext:value-type="string">
            <text:p>[4,4]/*GRE */,</text:p>
          </table:table-cell>
          <table:table-cell table:formula="of:=&quot;[&quot;&amp;LEFT([.AK7];1)&amp;&quot;,&quot;&amp;LEFT(RIGHT([.AK7];2);1)&amp;&quot;]/*&quot;&amp;[.AK$1]&amp;&quot;*/,&quot;" office:value-type="string" office:string-value="[1,2]/*INT */," calcext:value-type="string">
            <text:p>[1,2]/*INT */,</text:p>
          </table:table-cell>
          <table:table-cell table:formula="of:=&quot;[&quot;&amp;LEFT([.AL7];1)&amp;&quot;,&quot;&amp;LEFT(RIGHT([.AL7];2);1)&amp;&quot;]/*&quot;&amp;[.AL$1]&amp;&quot;*/,&quot;" office:value-type="string" office:string-value="[0,0]/*PAL */," calcext:value-type="string">
            <text:p>[0,0]/*PAL */,</text:p>
          </table:table-cell>
          <table:table-cell table:formula="of:=&quot;[&quot;&amp;LEFT([.AM7];1)&amp;&quot;,&quot;&amp;LEFT(RIGHT([.AM7];2);1)&amp;&quot;]/*&quot;&amp;[.AM$1]&amp;&quot;*/,&quot;" office:value-type="string" office:string-value="[0,1]/*RBB */," calcext:value-type="string">
            <text:p>[0,1]/*RBB */,</text:p>
          </table:table-cell>
          <table:table-cell table:formula="of:=&quot;[&quot;&amp;LEFT([.AN7];1)&amp;&quot;,&quot;&amp;LEFT(RIGHT([.AN7];2);1)&amp;&quot;]/*&quot;&amp;[.AN$1]&amp;&quot;*/,&quot;" office:value-type="string" office:string-value="[1,1]/*SAN */," calcext:value-type="string">
            <text:p>[1,1]/*SAN */,</text:p>
          </table:table-cell>
          <table:table-cell table:formula="of:=&quot;[&quot;&amp;LEFT([.AO7];1)&amp;&quot;,&quot;&amp;LEFT(RIGHT([.AO7];2);1)&amp;&quot;]/*&quot;&amp;[.AO$1]&amp;&quot;*/,&quot;" office:value-type="string" office:string-value="[1,1]/*SPA */," calcext:value-type="string">
            <text:p>[1,1]/*SPA */,</text:p>
          </table:table-cell>
          <table:table-cell table:formula="of:=&quot;[&quot;&amp;LEFT([.AP7];1)&amp;&quot;,&quot;&amp;LEFT(RIGHT([.AP7];2);1)&amp;&quot;]/*&quot;&amp;[.AP$1]&amp;&quot;*/]&quot;" office:value-type="string" office:string-value="[3,1]/*VAS */]" calcext:value-type="string">
            <text:p>[3,1]/*VAS */]</text:p>
          </table:table-cell>
          <table:table-cell table:formula="of:=CONCATENATE([.AR7];[.AS7];[.AT7];[.AU7];[.AV7];[.AW7];[.AX7];[.AY7];[.AZ7];[.BA7];[.BB7];[.BC7];[.BD7];[.BE7];[.BF7];[.BG7];[.BH7];[.BI7];[.BJ7];[.BK7];[.BL7])&amp;&quot;,&quot;" office:value-type="string" office:string-value="[equipe[6][0],[1,1]/*AME*/,[1,0]/*CAP*/,[1,1]/*CAM*/,[1,5]/*BAH */,[1,0]/*BOT */,[,]/*COR */,[3,1]/*CTB */,[2,1]/*CRU */,[1,1]/*CUI */,[1,1]/*FLA */,[2,0]/*FLU */,[1,1]/*FOR */,[1,1]/*GOI */,[4,4]/*GRE */,[1,2]/*INT */,[0,0]/*PAL */,[0,1]/*RBB */,[1,1]/*SAN */,[1,1]/*SPA */,[3,1]/*VAS */]," calcext:value-type="string">
            <text:p>[equipe[6][0],[1,1]/*AME*/,[1,0]/*CAP*/,[1,1]/*CAM*/,[1,5]/*BAH */,[1,0]/*BOT */,[,]/*COR */,[3,1]/*CTB */,[2,1]/*CRU */,[1,1]/*CUI */,[1,1]/*FLA */,[2,0]/*FLU */,[1,1]/*FOR */,[1,1]/*GOI */,[4,4]/*GRE */,[1,2]/*INT */,[0,0]/*PAL */,[0,1]/*RBB */,[1,1]/*SAN */,[1,1]/*SPA */,[3,1]/*VAS */],</text:p>
          </table:table-cell>
        </table:table-row>
        <table:table-row table:style-name="ro1">
          <table:table-cell table:style-name="ce14" office:value-type="string" calcext:value-type="string">
            <text:p>Coritiba </text:p>
          </table:table-cell>
          <table:table-cell office:value-type="string" calcext:value-type="string">
            <text:p>3-1 </text:p>
          </table:table-cell>
          <table:table-cell office:value-type="string" calcext:value-type="string">
            <text:p>2-0 </text:p>
          </table:table-cell>
          <table:table-cell office:value-type="string" calcext:value-type="string">
            <text:p>1-2 </text:p>
          </table:table-cell>
          <table:table-cell office:value-type="string" calcext:value-type="string">
            <text:p>2-4 </text:p>
          </table:table-cell>
          <table:table-cell office:value-type="string" calcext:value-type="string">
            <text:p>1-1 </text:p>
          </table:table-cell>
          <table:table-cell office:value-type="string" calcext:value-type="string">
            <text:p>0-2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0-3 </text:p>
          </table:table-cell>
          <table:table-cell office:value-type="string" calcext:value-type="string">
            <text:p>2-3 </text:p>
          </table:table-cell>
          <table:table-cell office:value-type="string" calcext:value-type="string">
            <text:p>2-0 </text:p>
          </table:table-cell>
          <table:table-cell office:value-type="string" calcext:value-type="string">
            <text:p>0-3 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1-2 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0-2 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0-0 </text:p>
          </table:table-cell>
          <table:table-cell table:number-columns-repeated="2" office:value-type="string" calcext:value-type="string">
            <text:p>1-1 </text:p>
          </table:table-cell>
          <table:table-cell table:formula="of:=[.A8]" office:value-type="string" office:string-value="Coritiba " calcext:value-type="string">
            <text:p>Coritiba </text:p>
          </table:table-cell>
          <table:table-cell table:formula="of:=IF(LEN([.B8])=4;[.B8];&quot;&quot;)" office:value-type="string" office:string-value="3-1 " calcext:value-type="string">
            <text:p>3-1 </text:p>
          </table:table-cell>
          <table:table-cell table:formula="of:=IF(LEN([.C8])=4;[.C8];&quot;&quot;)" office:value-type="string" office:string-value="2-0 " calcext:value-type="string">
            <text:p>2-0 </text:p>
          </table:table-cell>
          <table:table-cell table:formula="of:=IF(LEN([.D8])=4;[.D8];&quot;&quot;)" office:value-type="string" office:string-value="1-2 " calcext:value-type="string">
            <text:p>1-2 </text:p>
          </table:table-cell>
          <table:table-cell table:formula="of:=IF(LEN([.E8])=4;[.E8];&quot;&quot;)" office:value-type="string" office:string-value="2-4 " calcext:value-type="string">
            <text:p>2-4 </text:p>
          </table:table-cell>
          <table:table-cell table:formula="of:=IF(LEN([.F8])=4;[.F8];&quot;&quot;)" office:value-type="string" office:string-value="1-1 " calcext:value-type="string">
            <text:p>1-1 </text:p>
          </table:table-cell>
          <table:table-cell table:formula="of:=IF(LEN([.G8])=4;[.G8];&quot;&quot;)" office:value-type="string" office:string-value="0-2 " calcext:value-type="string">
            <text:p>0-2 </text:p>
          </table:table-cell>
          <table:table-cell table:formula="of:=IF(LEN([.H8])=4;[.H8];&quot;&quot;)">
            <text:p/>
          </table:table-cell>
          <table:table-cell table:formula="of:=IF(LEN([.I8])=4;[.I8];&quot;&quot;)" office:value-type="string" office:string-value="1-0 " calcext:value-type="string">
            <text:p>1-0 </text:p>
          </table:table-cell>
          <table:table-cell table:formula="of:=IF(LEN([.J8])=4;[.J8];&quot;&quot;)" office:value-type="string" office:string-value="0-3 " calcext:value-type="string">
            <text:p>0-3 </text:p>
          </table:table-cell>
          <table:table-cell table:formula="of:=IF(LEN([.K8])=4;[.K8];&quot;&quot;)" office:value-type="string" office:string-value="2-3 " calcext:value-type="string">
            <text:p>2-3 </text:p>
          </table:table-cell>
          <table:table-cell table:formula="of:=IF(LEN([.L8])=4;[.L8];&quot;&quot;)" office:value-type="string" office:string-value="2-0 " calcext:value-type="string">
            <text:p>2-0 </text:p>
          </table:table-cell>
          <table:table-cell table:formula="of:=IF(LEN([.M8])=4;[.M8];&quot;&quot;)" office:value-type="string" office:string-value="0-3 " calcext:value-type="string">
            <text:p>0-3 </text:p>
          </table:table-cell>
          <table:table-cell table:formula="of:=IF(LEN([.N8])=4;[.N8];&quot;&quot;)" office:value-type="string" office:string-value="0-1 " calcext:value-type="string">
            <text:p>0-1 </text:p>
          </table:table-cell>
          <table:table-cell table:formula="of:=IF(LEN([.O8])=4;[.O8];&quot;&quot;)" office:value-type="string" office:string-value="1-2 " calcext:value-type="string">
            <text:p>1-2 </text:p>
          </table:table-cell>
          <table:table-cell table:formula="of:=IF(LEN([.P8])=4;[.P8];&quot;&quot;)" office:value-type="string" office:string-value="0-1 " calcext:value-type="string">
            <text:p>0-1 </text:p>
          </table:table-cell>
          <table:table-cell table:formula="of:=IF(LEN([.Q8])=4;[.Q8];&quot;&quot;)" office:value-type="string" office:string-value="0-2 " calcext:value-type="string">
            <text:p>0-2 </text:p>
          </table:table-cell>
          <table:table-cell table:formula="of:=IF(LEN([.R8])=4;[.R8];&quot;&quot;)" office:value-type="string" office:string-value="0-1 " calcext:value-type="string">
            <text:p>0-1 </text:p>
          </table:table-cell>
          <table:table-cell table:formula="of:=IF(LEN([.S8])=4;[.S8];&quot;&quot;)" office:value-type="string" office:string-value="0-0 " calcext:value-type="string">
            <text:p>0-0 </text:p>
          </table:table-cell>
          <table:table-cell table:formula="of:=IF(LEN([.T8])=4;[.T8];&quot;&quot;)" office:value-type="string" office:string-value="1-1 " calcext:value-type="string">
            <text:p>1-1 </text:p>
          </table:table-cell>
          <table:table-cell table:formula="of:=IF(LEN([.U8])=4;[.U8];&quot;&quot;)" office:value-type="string" office:string-value="1-1 " calcext:value-type="string">
            <text:p>1-1 </text:p>
          </table:table-cell>
          <table:table-cell office:value-type="float" office:value="7" calcext:value-type="float">
            <text:p>7</text:p>
          </table:table-cell>
          <table:table-cell table:formula="of:=&quot;[equipe[&quot;&amp;[.AQ8]&amp;&quot;][0],&quot;" office:value-type="string" office:string-value="[equipe[7][0]," calcext:value-type="string">
            <text:p>[equipe[7][0],</text:p>
          </table:table-cell>
          <table:table-cell table:formula="of:=&quot;[&quot;&amp;LEFT([.W8];1)&amp;&quot;,&quot;&amp;LEFT(RIGHT([.W8];2);1)&amp;&quot;]/*&quot;&amp;[.W$1]&amp;&quot;*/,&quot;" office:value-type="string" office:string-value="[3,1]/*AME*/," calcext:value-type="string">
            <text:p>[3,1]/*AME*/,</text:p>
          </table:table-cell>
          <table:table-cell table:formula="of:=&quot;[&quot;&amp;LEFT([.X8];1)&amp;&quot;,&quot;&amp;LEFT(RIGHT([.X8];2);1)&amp;&quot;]/*&quot;&amp;[.X$1]&amp;&quot;*/,&quot;" office:value-type="string" office:string-value="[2,0]/*CAP*/," calcext:value-type="string">
            <text:p>[2,0]/*CAP*/,</text:p>
          </table:table-cell>
          <table:table-cell table:formula="of:=&quot;[&quot;&amp;LEFT([.Y8];1)&amp;&quot;,&quot;&amp;LEFT(RIGHT([.Y8];2);1)&amp;&quot;]/*&quot;&amp;[.Y$1]&amp;&quot;*/,&quot;" office:value-type="string" office:string-value="[1,2]/*CAM*/," calcext:value-type="string">
            <text:p>[1,2]/*CAM*/,</text:p>
          </table:table-cell>
          <table:table-cell table:formula="of:=&quot;[&quot;&amp;LEFT([.Z8];1)&amp;&quot;,&quot;&amp;LEFT(RIGHT([.Z8];2);1)&amp;&quot;]/*&quot;&amp;[.Z$1]&amp;&quot;*/,&quot;" office:value-type="string" office:string-value="[2,4]/*BAH */," calcext:value-type="string">
            <text:p>[2,4]/*BAH */,</text:p>
          </table:table-cell>
          <table:table-cell table:formula="of:=&quot;[&quot;&amp;LEFT([.AA8];1)&amp;&quot;,&quot;&amp;LEFT(RIGHT([.AA8];2);1)&amp;&quot;]/*&quot;&amp;[.AA$1]&amp;&quot;*/,&quot;" office:value-type="string" office:string-value="[1,1]/*BOT */," calcext:value-type="string">
            <text:p>[1,1]/*BOT */,</text:p>
          </table:table-cell>
          <table:table-cell table:formula="of:=&quot;[&quot;&amp;LEFT([.AB8];1)&amp;&quot;,&quot;&amp;LEFT(RIGHT([.AB8];2);1)&amp;&quot;]/*&quot;&amp;[.AB$1]&amp;&quot;*/,&quot;" office:value-type="string" office:string-value="[0,2]/*COR */," calcext:value-type="string">
            <text:p>[0,2]/*COR */,</text:p>
          </table:table-cell>
          <table:table-cell table:style-name="ce17" table:formula="of:=&quot;[,]/*&quot;&amp;[.AC$1]&amp;&quot;*/,&quot;" office:value-type="string" office:string-value="[,]/*CTB */," calcext:value-type="string">
            <text:p>[,]/*CTB */,</text:p>
          </table:table-cell>
          <table:table-cell table:formula="of:=&quot;[&quot;&amp;LEFT([.AD8];1)&amp;&quot;,&quot;&amp;LEFT(RIGHT([.AD8];2);1)&amp;&quot;]/*&quot;&amp;[.AD$1]&amp;&quot;*/,&quot;" office:value-type="string" office:string-value="[1,0]/*CRU */," calcext:value-type="string">
            <text:p>[1,0]/*CRU */,</text:p>
          </table:table-cell>
          <table:table-cell table:formula="of:=&quot;[&quot;&amp;LEFT([.AE8];1)&amp;&quot;,&quot;&amp;LEFT(RIGHT([.AE8];2);1)&amp;&quot;]/*&quot;&amp;[.AE$1]&amp;&quot;*/,&quot;" office:value-type="string" office:string-value="[0,3]/*CUI */," calcext:value-type="string">
            <text:p>[0,3]/*CUI */,</text:p>
          </table:table-cell>
          <table:table-cell table:formula="of:=&quot;[&quot;&amp;LEFT([.AF8];1)&amp;&quot;,&quot;&amp;LEFT(RIGHT([.AF8];2);1)&amp;&quot;]/*&quot;&amp;[.AF$1]&amp;&quot;*/,&quot;" office:value-type="string" office:string-value="[2,3]/*FLA */," calcext:value-type="string">
            <text:p>[2,3]/*FLA */,</text:p>
          </table:table-cell>
          <table:table-cell table:formula="of:=&quot;[&quot;&amp;LEFT([.AG8];1)&amp;&quot;,&quot;&amp;LEFT(RIGHT([.AG8];2);1)&amp;&quot;]/*&quot;&amp;[.AG$1]&amp;&quot;*/,&quot;" office:value-type="string" office:string-value="[2,0]/*FLU */," calcext:value-type="string">
            <text:p>[2,0]/*FLU */,</text:p>
          </table:table-cell>
          <table:table-cell table:formula="of:=&quot;[&quot;&amp;LEFT([.AH8];1)&amp;&quot;,&quot;&amp;LEFT(RIGHT([.AH8];2);1)&amp;&quot;]/*&quot;&amp;[.AH$1]&amp;&quot;*/,&quot;" office:value-type="string" office:string-value="[0,3]/*FOR */," calcext:value-type="string">
            <text:p>[0,3]/*FOR */,</text:p>
          </table:table-cell>
          <table:table-cell table:formula="of:=&quot;[&quot;&amp;LEFT([.AI8];1)&amp;&quot;,&quot;&amp;LEFT(RIGHT([.AI8];2);1)&amp;&quot;]/*&quot;&amp;[.AI$1]&amp;&quot;*/,&quot;" office:value-type="string" office:string-value="[0,1]/*GOI */," calcext:value-type="string">
            <text:p>[0,1]/*GOI */,</text:p>
          </table:table-cell>
          <table:table-cell table:formula="of:=&quot;[&quot;&amp;LEFT([.AJ8];1)&amp;&quot;,&quot;&amp;LEFT(RIGHT([.AJ8];2);1)&amp;&quot;]/*&quot;&amp;[.AJ$1]&amp;&quot;*/,&quot;" office:value-type="string" office:string-value="[1,2]/*GRE */," calcext:value-type="string">
            <text:p>[1,2]/*GRE */,</text:p>
          </table:table-cell>
          <table:table-cell table:formula="of:=&quot;[&quot;&amp;LEFT([.AK8];1)&amp;&quot;,&quot;&amp;LEFT(RIGHT([.AK8];2);1)&amp;&quot;]/*&quot;&amp;[.AK$1]&amp;&quot;*/,&quot;" office:value-type="string" office:string-value="[0,1]/*INT */," calcext:value-type="string">
            <text:p>[0,1]/*INT */,</text:p>
          </table:table-cell>
          <table:table-cell table:formula="of:=&quot;[&quot;&amp;LEFT([.AL8];1)&amp;&quot;,&quot;&amp;LEFT(RIGHT([.AL8];2);1)&amp;&quot;]/*&quot;&amp;[.AL$1]&amp;&quot;*/,&quot;" office:value-type="string" office:string-value="[0,2]/*PAL */," calcext:value-type="string">
            <text:p>[0,2]/*PAL */,</text:p>
          </table:table-cell>
          <table:table-cell table:formula="of:=&quot;[&quot;&amp;LEFT([.AM8];1)&amp;&quot;,&quot;&amp;LEFT(RIGHT([.AM8];2);1)&amp;&quot;]/*&quot;&amp;[.AM$1]&amp;&quot;*/,&quot;" office:value-type="string" office:string-value="[0,1]/*RBB */," calcext:value-type="string">
            <text:p>[0,1]/*RBB */,</text:p>
          </table:table-cell>
          <table:table-cell table:formula="of:=&quot;[&quot;&amp;LEFT([.AN8];1)&amp;&quot;,&quot;&amp;LEFT(RIGHT([.AN8];2);1)&amp;&quot;]/*&quot;&amp;[.AN$1]&amp;&quot;*/,&quot;" office:value-type="string" office:string-value="[0,0]/*SAN */," calcext:value-type="string">
            <text:p>[0,0]/*SAN */,</text:p>
          </table:table-cell>
          <table:table-cell table:formula="of:=&quot;[&quot;&amp;LEFT([.AO8];1)&amp;&quot;,&quot;&amp;LEFT(RIGHT([.AO8];2);1)&amp;&quot;]/*&quot;&amp;[.AO$1]&amp;&quot;*/,&quot;" office:value-type="string" office:string-value="[1,1]/*SPA */," calcext:value-type="string">
            <text:p>[1,1]/*SPA */,</text:p>
          </table:table-cell>
          <table:table-cell table:formula="of:=&quot;[&quot;&amp;LEFT([.AP8];1)&amp;&quot;,&quot;&amp;LEFT(RIGHT([.AP8];2);1)&amp;&quot;]/*&quot;&amp;[.AP$1]&amp;&quot;*/]&quot;" office:value-type="string" office:string-value="[1,1]/*VAS */]" calcext:value-type="string">
            <text:p>[1,1]/*VAS */]</text:p>
          </table:table-cell>
          <table:table-cell table:formula="of:=CONCATENATE([.AR8];[.AS8];[.AT8];[.AU8];[.AV8];[.AW8];[.AX8];[.AY8];[.AZ8];[.BA8];[.BB8];[.BC8];[.BD8];[.BE8];[.BF8];[.BG8];[.BH8];[.BI8];[.BJ8];[.BK8];[.BL8])&amp;&quot;,&quot;" office:value-type="string" office:string-value="[equipe[7][0],[3,1]/*AME*/,[2,0]/*CAP*/,[1,2]/*CAM*/,[2,4]/*BAH */,[1,1]/*BOT */,[0,2]/*COR */,[,]/*CTB */,[1,0]/*CRU */,[0,3]/*CUI */,[2,3]/*FLA */,[2,0]/*FLU */,[0,3]/*FOR */,[0,1]/*GOI */,[1,2]/*GRE */,[0,1]/*INT */,[0,2]/*PAL */,[0,1]/*RBB */,[0,0]/*SAN */,[1,1]/*SPA */,[1,1]/*VAS */]," calcext:value-type="string">
            <text:p>[equipe[7][0],[3,1]/*AME*/,[2,0]/*CAP*/,[1,2]/*CAM*/,[2,4]/*BAH */,[1,1]/*BOT */,[0,2]/*COR */,[,]/*CTB */,[1,0]/*CRU */,[0,3]/*CUI */,[2,3]/*FLA */,[2,0]/*FLU */,[0,3]/*FOR */,[0,1]/*GOI */,[1,2]/*GRE */,[0,1]/*INT */,[0,2]/*PAL */,[0,1]/*RBB */,[0,0]/*SAN */,[1,1]/*SPA */,[1,1]/*VAS */],</text:p>
          </table:table-cell>
        </table:table-row>
        <table:table-row table:style-name="ro1">
          <table:table-cell table:style-name="ce15" office:value-type="string" calcext:value-type="string">
            <text:p>Cruzeiro </text:p>
          </table:table-cell>
          <table:table-cell table:style-name="ce21" office:value-type="string" calcext:value-type="string">
            <text:p>1-1 </text:p>
          </table:table-cell>
          <table:table-cell table:style-name="ce25" office:value-type="string" calcext:value-type="string">
            <text:p>1-1 </text:p>
          </table:table-cell>
          <table:table-cell table:style-name="ce29" office:value-type="string" calcext:value-type="string">
            <text:p>0-1 </text:p>
          </table:table-cell>
          <table:table-cell table:style-name="ce21" office:value-type="string" calcext:value-type="string">
            <text:p>3-0 </text:p>
          </table:table-cell>
          <table:table-cell table:style-name="ce25" office:value-type="string" calcext:value-type="string">
            <text:p>0-0 </text:p>
          </table:table-cell>
          <table:table-cell table:style-name="ce29" office:value-type="string" calcext:value-type="string">
            <text:p>1-1 </text:p>
          </table:table-cell>
          <table:table-cell table:style-name="ce21" office:value-type="string" calcext:value-type="string">
            <text:p>0-0 </text:p>
          </table:table-cell>
          <table:table-cell table:style-name="ce25" office:value-type="string" calcext:value-type="string">
            <text:p>— </text:p>
          </table:table-cell>
          <table:table-cell table:style-name="ce29" office:value-type="string" calcext:value-type="string">
            <text:p>0-1 </text:p>
          </table:table-cell>
          <table:table-cell table:style-name="ce21" office:value-type="string" calcext:value-type="string">
            <text:p>0-2 </text:p>
          </table:table-cell>
          <table:table-cell table:style-name="ce25" office:value-type="string" calcext:value-type="string">
            <text:p>2-0 </text:p>
          </table:table-cell>
          <table:table-cell table:style-name="ce29" office:value-type="string" calcext:value-type="string">
            <text:p>0-1 </text:p>
          </table:table-cell>
          <table:table-cell table:style-name="ce21" office:value-type="string" calcext:value-type="string">
            <text:p>0-1 </text:p>
          </table:table-cell>
          <table:table-cell table:style-name="ce25" office:value-type="string" calcext:value-type="string">
            <text:p>1-0 </text:p>
          </table:table-cell>
          <table:table-cell table:style-name="ce29" office:value-type="string" calcext:value-type="string">
            <text:p>1-2 </text:p>
          </table:table-cell>
          <table:table-cell table:style-name="ce21" office:value-type="string" calcext:value-type="string">
            <text:p>1-1 </text:p>
          </table:table-cell>
          <table:table-cell table:style-name="ce25" office:value-type="string" calcext:value-type="string">
            <text:p>0-0 </text:p>
          </table:table-cell>
          <table:table-cell table:style-name="ce29" office:value-type="string" calcext:value-type="string">
            <text:p>2-1 </text:p>
          </table:table-cell>
          <table:table-cell table:style-name="ce21" office:value-type="string" calcext:value-type="string">
            <text:p>1-0 </text:p>
          </table:table-cell>
          <table:table-cell table:style-name="ce25" office:value-type="string" calcext:value-type="string">
            <text:p>2-2 </text:p>
          </table:table-cell>
          <table:table-cell table:formula="of:=[.A9]" office:value-type="string" office:string-value="Cruzeiro " calcext:value-type="string">
            <text:p>Cruzeiro </text:p>
          </table:table-cell>
          <table:table-cell table:formula="of:=IF(LEN([.B9])=4;[.B9];&quot;&quot;)" office:value-type="string" office:string-value="1-1 " calcext:value-type="string">
            <text:p>1-1 </text:p>
          </table:table-cell>
          <table:table-cell table:formula="of:=IF(LEN([.C9])=4;[.C9];&quot;&quot;)" office:value-type="string" office:string-value="1-1 " calcext:value-type="string">
            <text:p>1-1 </text:p>
          </table:table-cell>
          <table:table-cell table:formula="of:=IF(LEN([.D9])=4;[.D9];&quot;&quot;)" office:value-type="string" office:string-value="0-1 " calcext:value-type="string">
            <text:p>0-1 </text:p>
          </table:table-cell>
          <table:table-cell table:formula="of:=IF(LEN([.E9])=4;[.E9];&quot;&quot;)" office:value-type="string" office:string-value="3-0 " calcext:value-type="string">
            <text:p>3-0 </text:p>
          </table:table-cell>
          <table:table-cell table:formula="of:=IF(LEN([.F9])=4;[.F9];&quot;&quot;)" office:value-type="string" office:string-value="0-0 " calcext:value-type="string">
            <text:p>0-0 </text:p>
          </table:table-cell>
          <table:table-cell table:formula="of:=IF(LEN([.G9])=4;[.G9];&quot;&quot;)" office:value-type="string" office:string-value="1-1 " calcext:value-type="string">
            <text:p>1-1 </text:p>
          </table:table-cell>
          <table:table-cell table:formula="of:=IF(LEN([.H9])=4;[.H9];&quot;&quot;)" office:value-type="string" office:string-value="0-0 " calcext:value-type="string">
            <text:p>0-0 </text:p>
          </table:table-cell>
          <table:table-cell table:formula="of:=IF(LEN([.I9])=4;[.I9];&quot;&quot;)">
            <text:p/>
          </table:table-cell>
          <table:table-cell table:formula="of:=IF(LEN([.J9])=4;[.J9];&quot;&quot;)" office:value-type="string" office:string-value="0-1 " calcext:value-type="string">
            <text:p>0-1 </text:p>
          </table:table-cell>
          <table:table-cell table:formula="of:=IF(LEN([.K9])=4;[.K9];&quot;&quot;)" office:value-type="string" office:string-value="0-2 " calcext:value-type="string">
            <text:p>0-2 </text:p>
          </table:table-cell>
          <table:table-cell table:formula="of:=IF(LEN([.L9])=4;[.L9];&quot;&quot;)" office:value-type="string" office:string-value="2-0 " calcext:value-type="string">
            <text:p>2-0 </text:p>
          </table:table-cell>
          <table:table-cell table:formula="of:=IF(LEN([.M9])=4;[.M9];&quot;&quot;)" office:value-type="string" office:string-value="0-1 " calcext:value-type="string">
            <text:p>0-1 </text:p>
          </table:table-cell>
          <table:table-cell table:formula="of:=IF(LEN([.N9])=4;[.N9];&quot;&quot;)" office:value-type="string" office:string-value="0-1 " calcext:value-type="string">
            <text:p>0-1 </text:p>
          </table:table-cell>
          <table:table-cell table:formula="of:=IF(LEN([.O9])=4;[.O9];&quot;&quot;)" office:value-type="string" office:string-value="1-0 " calcext:value-type="string">
            <text:p>1-0 </text:p>
          </table:table-cell>
          <table:table-cell table:formula="of:=IF(LEN([.P9])=4;[.P9];&quot;&quot;)" office:value-type="string" office:string-value="1-2 " calcext:value-type="string">
            <text:p>1-2 </text:p>
          </table:table-cell>
          <table:table-cell table:formula="of:=IF(LEN([.Q9])=4;[.Q9];&quot;&quot;)" office:value-type="string" office:string-value="1-1 " calcext:value-type="string">
            <text:p>1-1 </text:p>
          </table:table-cell>
          <table:table-cell table:formula="of:=IF(LEN([.R9])=4;[.R9];&quot;&quot;)" office:value-type="string" office:string-value="0-0 " calcext:value-type="string">
            <text:p>0-0 </text:p>
          </table:table-cell>
          <table:table-cell table:formula="of:=IF(LEN([.S9])=4;[.S9];&quot;&quot;)" office:value-type="string" office:string-value="2-1 " calcext:value-type="string">
            <text:p>2-1 </text:p>
          </table:table-cell>
          <table:table-cell table:formula="of:=IF(LEN([.T9])=4;[.T9];&quot;&quot;)" office:value-type="string" office:string-value="1-0 " calcext:value-type="string">
            <text:p>1-0 </text:p>
          </table:table-cell>
          <table:table-cell table:formula="of:=IF(LEN([.U9])=4;[.U9];&quot;&quot;)" office:value-type="string" office:string-value="2-2 " calcext:value-type="string">
            <text:p>2-2 </text:p>
          </table:table-cell>
          <table:table-cell office:value-type="float" office:value="8" calcext:value-type="float">
            <text:p>8</text:p>
          </table:table-cell>
          <table:table-cell table:formula="of:=&quot;[equipe[&quot;&amp;[.AQ9]&amp;&quot;][0],&quot;" office:value-type="string" office:string-value="[equipe[8][0]," calcext:value-type="string">
            <text:p>[equipe[8][0],</text:p>
          </table:table-cell>
          <table:table-cell table:formula="of:=&quot;[&quot;&amp;LEFT([.W9];1)&amp;&quot;,&quot;&amp;LEFT(RIGHT([.W9];2);1)&amp;&quot;]/*&quot;&amp;[.W$1]&amp;&quot;*/,&quot;" office:value-type="string" office:string-value="[1,1]/*AME*/," calcext:value-type="string">
            <text:p>[1,1]/*AME*/,</text:p>
          </table:table-cell>
          <table:table-cell table:formula="of:=&quot;[&quot;&amp;LEFT([.X9];1)&amp;&quot;,&quot;&amp;LEFT(RIGHT([.X9];2);1)&amp;&quot;]/*&quot;&amp;[.X$1]&amp;&quot;*/,&quot;" office:value-type="string" office:string-value="[1,1]/*CAP*/," calcext:value-type="string">
            <text:p>[1,1]/*CAP*/,</text:p>
          </table:table-cell>
          <table:table-cell table:formula="of:=&quot;[&quot;&amp;LEFT([.Y9];1)&amp;&quot;,&quot;&amp;LEFT(RIGHT([.Y9];2);1)&amp;&quot;]/*&quot;&amp;[.Y$1]&amp;&quot;*/,&quot;" office:value-type="string" office:string-value="[0,1]/*CAM*/," calcext:value-type="string">
            <text:p>[0,1]/*CAM*/,</text:p>
          </table:table-cell>
          <table:table-cell table:formula="of:=&quot;[&quot;&amp;LEFT([.Z9];1)&amp;&quot;,&quot;&amp;LEFT(RIGHT([.Z9];2);1)&amp;&quot;]/*&quot;&amp;[.Z$1]&amp;&quot;*/,&quot;" office:value-type="string" office:string-value="[3,0]/*BAH */," calcext:value-type="string">
            <text:p>[3,0]/*BAH */,</text:p>
          </table:table-cell>
          <table:table-cell table:formula="of:=&quot;[&quot;&amp;LEFT([.AA9];1)&amp;&quot;,&quot;&amp;LEFT(RIGHT([.AA9];2);1)&amp;&quot;]/*&quot;&amp;[.AA$1]&amp;&quot;*/,&quot;" office:value-type="string" office:string-value="[0,0]/*BOT */," calcext:value-type="string">
            <text:p>[0,0]/*BOT */,</text:p>
          </table:table-cell>
          <table:table-cell table:formula="of:=&quot;[&quot;&amp;LEFT([.AB9];1)&amp;&quot;,&quot;&amp;LEFT(RIGHT([.AB9];2);1)&amp;&quot;]/*&quot;&amp;[.AB$1]&amp;&quot;*/,&quot;" office:value-type="string" office:string-value="[1,1]/*COR */," calcext:value-type="string">
            <text:p>[1,1]/*COR */,</text:p>
          </table:table-cell>
          <table:table-cell table:formula="of:=&quot;[&quot;&amp;LEFT([.AC9];1)&amp;&quot;,&quot;&amp;LEFT(RIGHT([.AC9];2);1)&amp;&quot;]/*&quot;&amp;[.AC$1]&amp;&quot;*/,&quot;" office:value-type="string" office:string-value="[0,0]/*CTB */," calcext:value-type="string">
            <text:p>[0,0]/*CTB */,</text:p>
          </table:table-cell>
          <table:table-cell table:style-name="ce17" table:formula="of:=&quot;[,]/*&quot;&amp;[.AD$1]&amp;&quot;*/,&quot;" office:value-type="string" office:string-value="[,]/*CRU */," calcext:value-type="string">
            <text:p>[,]/*CRU */,</text:p>
          </table:table-cell>
          <table:table-cell table:formula="of:=&quot;[&quot;&amp;LEFT([.AE9];1)&amp;&quot;,&quot;&amp;LEFT(RIGHT([.AE9];2);1)&amp;&quot;]/*&quot;&amp;[.AE$1]&amp;&quot;*/,&quot;" office:value-type="string" office:string-value="[0,1]/*CUI */," calcext:value-type="string">
            <text:p>[0,1]/*CUI */,</text:p>
          </table:table-cell>
          <table:table-cell table:formula="of:=&quot;[&quot;&amp;LEFT([.AF9];1)&amp;&quot;,&quot;&amp;LEFT(RIGHT([.AF9];2);1)&amp;&quot;]/*&quot;&amp;[.AF$1]&amp;&quot;*/,&quot;" office:value-type="string" office:string-value="[0,2]/*FLA */," calcext:value-type="string">
            <text:p>[0,2]/*FLA */,</text:p>
          </table:table-cell>
          <table:table-cell table:formula="of:=&quot;[&quot;&amp;LEFT([.AG9];1)&amp;&quot;,&quot;&amp;LEFT(RIGHT([.AG9];2);1)&amp;&quot;]/*&quot;&amp;[.AG$1]&amp;&quot;*/,&quot;" office:value-type="string" office:string-value="[2,0]/*FLU */," calcext:value-type="string">
            <text:p>[2,0]/*FLU */,</text:p>
          </table:table-cell>
          <table:table-cell table:formula="of:=&quot;[&quot;&amp;LEFT([.AH9];1)&amp;&quot;,&quot;&amp;LEFT(RIGHT([.AH9];2);1)&amp;&quot;]/*&quot;&amp;[.AH$1]&amp;&quot;*/,&quot;" office:value-type="string" office:string-value="[0,1]/*FOR */," calcext:value-type="string">
            <text:p>[0,1]/*FOR */,</text:p>
          </table:table-cell>
          <table:table-cell table:formula="of:=&quot;[&quot;&amp;LEFT([.AI9];1)&amp;&quot;,&quot;&amp;LEFT(RIGHT([.AI9];2);1)&amp;&quot;]/*&quot;&amp;[.AI$1]&amp;&quot;*/,&quot;" office:value-type="string" office:string-value="[0,1]/*GOI */," calcext:value-type="string">
            <text:p>[0,1]/*GOI */,</text:p>
          </table:table-cell>
          <table:table-cell table:formula="of:=&quot;[&quot;&amp;LEFT([.AJ9];1)&amp;&quot;,&quot;&amp;LEFT(RIGHT([.AJ9];2);1)&amp;&quot;]/*&quot;&amp;[.AJ$1]&amp;&quot;*/,&quot;" office:value-type="string" office:string-value="[1,0]/*GRE */," calcext:value-type="string">
            <text:p>[1,0]/*GRE */,</text:p>
          </table:table-cell>
          <table:table-cell table:formula="of:=&quot;[&quot;&amp;LEFT([.AK9];1)&amp;&quot;,&quot;&amp;LEFT(RIGHT([.AK9];2);1)&amp;&quot;]/*&quot;&amp;[.AK$1]&amp;&quot;*/,&quot;" office:value-type="string" office:string-value="[1,2]/*INT */," calcext:value-type="string">
            <text:p>[1,2]/*INT */,</text:p>
          </table:table-cell>
          <table:table-cell table:formula="of:=&quot;[&quot;&amp;LEFT([.AL9];1)&amp;&quot;,&quot;&amp;LEFT(RIGHT([.AL9];2);1)&amp;&quot;]/*&quot;&amp;[.AL$1]&amp;&quot;*/,&quot;" office:value-type="string" office:string-value="[1,1]/*PAL */," calcext:value-type="string">
            <text:p>[1,1]/*PAL */,</text:p>
          </table:table-cell>
          <table:table-cell table:formula="of:=&quot;[&quot;&amp;LEFT([.AM9];1)&amp;&quot;,&quot;&amp;LEFT(RIGHT([.AM9];2);1)&amp;&quot;]/*&quot;&amp;[.AM$1]&amp;&quot;*/,&quot;" office:value-type="string" office:string-value="[0,0]/*RBB */," calcext:value-type="string">
            <text:p>[0,0]/*RBB */,</text:p>
          </table:table-cell>
          <table:table-cell table:formula="of:=&quot;[&quot;&amp;LEFT([.AN9];1)&amp;&quot;,&quot;&amp;LEFT(RIGHT([.AN9];2);1)&amp;&quot;]/*&quot;&amp;[.AN$1]&amp;&quot;*/,&quot;" office:value-type="string" office:string-value="[2,1]/*SAN */," calcext:value-type="string">
            <text:p>[2,1]/*SAN */,</text:p>
          </table:table-cell>
          <table:table-cell table:formula="of:=&quot;[&quot;&amp;LEFT([.AO9];1)&amp;&quot;,&quot;&amp;LEFT(RIGHT([.AO9];2);1)&amp;&quot;]/*&quot;&amp;[.AO$1]&amp;&quot;*/,&quot;" office:value-type="string" office:string-value="[1,0]/*SPA */," calcext:value-type="string">
            <text:p>[1,0]/*SPA */,</text:p>
          </table:table-cell>
          <table:table-cell table:formula="of:=&quot;[&quot;&amp;LEFT([.AP9];1)&amp;&quot;,&quot;&amp;LEFT(RIGHT([.AP9];2);1)&amp;&quot;]/*&quot;&amp;[.AP$1]&amp;&quot;*/]&quot;" office:value-type="string" office:string-value="[2,2]/*VAS */]" calcext:value-type="string">
            <text:p>[2,2]/*VAS */]</text:p>
          </table:table-cell>
          <table:table-cell table:formula="of:=CONCATENATE([.AR9];[.AS9];[.AT9];[.AU9];[.AV9];[.AW9];[.AX9];[.AY9];[.AZ9];[.BA9];[.BB9];[.BC9];[.BD9];[.BE9];[.BF9];[.BG9];[.BH9];[.BI9];[.BJ9];[.BK9];[.BL9])&amp;&quot;,&quot;" office:value-type="string" office:string-value="[equipe[8][0],[1,1]/*AME*/,[1,1]/*CAP*/,[0,1]/*CAM*/,[3,0]/*BAH */,[0,0]/*BOT */,[1,1]/*COR */,[0,0]/*CTB */,[,]/*CRU */,[0,1]/*CUI */,[0,2]/*FLA */,[2,0]/*FLU */,[0,1]/*FOR */,[0,1]/*GOI */,[1,0]/*GRE */,[1,2]/*INT */,[1,1]/*PAL */,[0,0]/*RBB */,[2,1]/*SAN */,[1,0]/*SPA */,[2,2]/*VAS */]," calcext:value-type="string">
            <text:p>[equipe[8][0],[1,1]/*AME*/,[1,1]/*CAP*/,[0,1]/*CAM*/,[3,0]/*BAH */,[0,0]/*BOT */,[1,1]/*COR */,[0,0]/*CTB */,[,]/*CRU */,[0,1]/*CUI */,[0,2]/*FLA */,[2,0]/*FLU */,[0,1]/*FOR */,[0,1]/*GOI */,[1,0]/*GRE */,[1,2]/*INT */,[1,1]/*PAL */,[0,0]/*RBB */,[2,1]/*SAN */,[1,0]/*SPA */,[2,2]/*VAS */],</text:p>
          </table:table-cell>
        </table:table-row>
        <table:table-row table:style-name="ro1">
          <table:table-cell office:value-type="string" calcext:value-type="string">
            <text:p>Cuiabá </text:p>
          </table:table-cell>
          <table:table-cell table:style-name="ce22" office:value-type="string" calcext:value-type="string">
            <text:p>2-2 </text:p>
          </table:table-cell>
          <table:table-cell table:style-name="ce26" office:value-type="string" calcext:value-type="string">
            <text:p>3-0 </text:p>
          </table:table-cell>
          <table:table-cell table:style-name="ce30" office:value-type="string" calcext:value-type="string">
            <text:p>0-4 </text:p>
          </table:table-cell>
          <table:table-cell table:style-name="ce22" office:value-type="string" calcext:value-type="string">
            <text:p>1-1 </text:p>
          </table:table-cell>
          <table:table-cell table:style-name="ce26" office:value-type="string" calcext:value-type="string">
            <text:p>0-1 </text:p>
          </table:table-cell>
          <table:table-cell table:style-name="ce30" office:value-type="string" calcext:value-type="string">
            <text:p>0-1 </text:p>
          </table:table-cell>
          <table:table-cell table:style-name="ce22" office:value-type="string" calcext:value-type="string">
            <text:p>1-1 </text:p>
          </table:table-cell>
          <table:table-cell table:style-name="ce26" office:value-type="string" calcext:value-type="string">
            <text:p>0-0 </text:p>
          </table:table-cell>
          <table:table-cell table:style-name="ce30" office:value-type="string" calcext:value-type="string">
            <text:p>— </text:p>
          </table:table-cell>
          <table:table-cell table:style-name="ce22" office:value-type="string" calcext:value-type="string">
            <text:p>3-0 </text:p>
          </table:table-cell>
          <table:table-cell table:style-name="ce26" office:value-type="string" calcext:value-type="string">
            <text:p>3-0 </text:p>
          </table:table-cell>
          <table:table-cell table:style-name="ce30" office:value-type="string" calcext:value-type="string">
            <text:p>2-1 </text:p>
          </table:table-cell>
          <table:table-cell table:style-name="ce22" office:value-type="string" calcext:value-type="string">
            <text:p>1-1 </text:p>
          </table:table-cell>
          <table:table-cell table:style-name="ce26" office:value-type="string" calcext:value-type="string">
            <text:p>1-2 </text:p>
          </table:table-cell>
          <table:table-cell table:style-name="ce30" office:value-type="string" calcext:value-type="string">
            <text:p>0-2 </text:p>
          </table:table-cell>
          <table:table-cell table:style-name="ce22" office:value-type="string" calcext:value-type="string">
            <text:p>0-2 </text:p>
          </table:table-cell>
          <table:table-cell table:style-name="ce26" office:value-type="string" calcext:value-type="string">
            <text:p>1-1 </text:p>
          </table:table-cell>
          <table:table-cell table:style-name="ce30" office:value-type="string" calcext:value-type="string">
            <text:p>3-0 </text:p>
          </table:table-cell>
          <table:table-cell table:style-name="ce22" office:value-type="string" calcext:value-type="string">
            <text:p>2-1 </text:p>
          </table:table-cell>
          <table:table-cell table:style-name="ce26" office:value-type="string" calcext:value-type="string">
            <text:p>0-2 </text:p>
          </table:table-cell>
          <table:table-cell table:formula="of:=[.A10]" office:value-type="string" office:string-value="Cuiabá " calcext:value-type="string">
            <text:p>Cuiabá </text:p>
          </table:table-cell>
          <table:table-cell table:formula="of:=IF(LEN([.B10])=4;[.B10];&quot;&quot;)" office:value-type="string" office:string-value="2-2 " calcext:value-type="string">
            <text:p>2-2 </text:p>
          </table:table-cell>
          <table:table-cell table:formula="of:=IF(LEN([.C10])=4;[.C10];&quot;&quot;)" office:value-type="string" office:string-value="3-0 " calcext:value-type="string">
            <text:p>3-0 </text:p>
          </table:table-cell>
          <table:table-cell table:formula="of:=IF(LEN([.D10])=4;[.D10];&quot;&quot;)" office:value-type="string" office:string-value="0-4 " calcext:value-type="string">
            <text:p>0-4 </text:p>
          </table:table-cell>
          <table:table-cell table:formula="of:=IF(LEN([.E10])=4;[.E10];&quot;&quot;)" office:value-type="string" office:string-value="1-1 " calcext:value-type="string">
            <text:p>1-1 </text:p>
          </table:table-cell>
          <table:table-cell table:formula="of:=IF(LEN([.F10])=4;[.F10];&quot;&quot;)" office:value-type="string" office:string-value="0-1 " calcext:value-type="string">
            <text:p>0-1 </text:p>
          </table:table-cell>
          <table:table-cell table:formula="of:=IF(LEN([.G10])=4;[.G10];&quot;&quot;)" office:value-type="string" office:string-value="0-1 " calcext:value-type="string">
            <text:p>0-1 </text:p>
          </table:table-cell>
          <table:table-cell table:formula="of:=IF(LEN([.H10])=4;[.H10];&quot;&quot;)" office:value-type="string" office:string-value="1-1 " calcext:value-type="string">
            <text:p>1-1 </text:p>
          </table:table-cell>
          <table:table-cell table:formula="of:=IF(LEN([.I10])=4;[.I10];&quot;&quot;)" office:value-type="string" office:string-value="0-0 " calcext:value-type="string">
            <text:p>0-0 </text:p>
          </table:table-cell>
          <table:table-cell table:formula="of:=IF(LEN([.J10])=4;[.J10];&quot;&quot;)">
            <text:p/>
          </table:table-cell>
          <table:table-cell table:formula="of:=IF(LEN([.K10])=4;[.K10];&quot;&quot;)" office:value-type="string" office:string-value="3-0 " calcext:value-type="string">
            <text:p>3-0 </text:p>
          </table:table-cell>
          <table:table-cell table:formula="of:=IF(LEN([.L10])=4;[.L10];&quot;&quot;)" office:value-type="string" office:string-value="3-0 " calcext:value-type="string">
            <text:p>3-0 </text:p>
          </table:table-cell>
          <table:table-cell table:formula="of:=IF(LEN([.M10])=4;[.M10];&quot;&quot;)" office:value-type="string" office:string-value="2-1 " calcext:value-type="string">
            <text:p>2-1 </text:p>
          </table:table-cell>
          <table:table-cell table:formula="of:=IF(LEN([.N10])=4;[.N10];&quot;&quot;)" office:value-type="string" office:string-value="1-1 " calcext:value-type="string">
            <text:p>1-1 </text:p>
          </table:table-cell>
          <table:table-cell table:formula="of:=IF(LEN([.O10])=4;[.O10];&quot;&quot;)" office:value-type="string" office:string-value="1-2 " calcext:value-type="string">
            <text:p>1-2 </text:p>
          </table:table-cell>
          <table:table-cell table:formula="of:=IF(LEN([.P10])=4;[.P10];&quot;&quot;)" office:value-type="string" office:string-value="0-2 " calcext:value-type="string">
            <text:p>0-2 </text:p>
          </table:table-cell>
          <table:table-cell table:formula="of:=IF(LEN([.Q10])=4;[.Q10];&quot;&quot;)" office:value-type="string" office:string-value="0-2 " calcext:value-type="string">
            <text:p>0-2 </text:p>
          </table:table-cell>
          <table:table-cell table:formula="of:=IF(LEN([.R10])=4;[.R10];&quot;&quot;)" office:value-type="string" office:string-value="1-1 " calcext:value-type="string">
            <text:p>1-1 </text:p>
          </table:table-cell>
          <table:table-cell table:formula="of:=IF(LEN([.S10])=4;[.S10];&quot;&quot;)" office:value-type="string" office:string-value="3-0 " calcext:value-type="string">
            <text:p>3-0 </text:p>
          </table:table-cell>
          <table:table-cell table:formula="of:=IF(LEN([.T10])=4;[.T10];&quot;&quot;)" office:value-type="string" office:string-value="2-1 " calcext:value-type="string">
            <text:p>2-1 </text:p>
          </table:table-cell>
          <table:table-cell table:formula="of:=IF(LEN([.U10])=4;[.U10];&quot;&quot;)" office:value-type="string" office:string-value="0-2 " calcext:value-type="string">
            <text:p>0-2 </text:p>
          </table:table-cell>
          <table:table-cell office:value-type="float" office:value="9" calcext:value-type="float">
            <text:p>9</text:p>
          </table:table-cell>
          <table:table-cell table:formula="of:=&quot;[equipe[&quot;&amp;[.AQ10]&amp;&quot;][0],&quot;" office:value-type="string" office:string-value="[equipe[9][0]," calcext:value-type="string">
            <text:p>[equipe[9][0],</text:p>
          </table:table-cell>
          <table:table-cell table:formula="of:=&quot;[&quot;&amp;LEFT([.W10];1)&amp;&quot;,&quot;&amp;LEFT(RIGHT([.W10];2);1)&amp;&quot;]/*&quot;&amp;[.W$1]&amp;&quot;*/,&quot;" office:value-type="string" office:string-value="[2,2]/*AME*/," calcext:value-type="string">
            <text:p>[2,2]/*AME*/,</text:p>
          </table:table-cell>
          <table:table-cell table:formula="of:=&quot;[&quot;&amp;LEFT([.X10];1)&amp;&quot;,&quot;&amp;LEFT(RIGHT([.X10];2);1)&amp;&quot;]/*&quot;&amp;[.X$1]&amp;&quot;*/,&quot;" office:value-type="string" office:string-value="[3,0]/*CAP*/," calcext:value-type="string">
            <text:p>[3,0]/*CAP*/,</text:p>
          </table:table-cell>
          <table:table-cell table:formula="of:=&quot;[&quot;&amp;LEFT([.Y10];1)&amp;&quot;,&quot;&amp;LEFT(RIGHT([.Y10];2);1)&amp;&quot;]/*&quot;&amp;[.Y$1]&amp;&quot;*/,&quot;" office:value-type="string" office:string-value="[0,4]/*CAM*/," calcext:value-type="string">
            <text:p>[0,4]/*CAM*/,</text:p>
          </table:table-cell>
          <table:table-cell table:formula="of:=&quot;[&quot;&amp;LEFT([.Z10];1)&amp;&quot;,&quot;&amp;LEFT(RIGHT([.Z10];2);1)&amp;&quot;]/*&quot;&amp;[.Z$1]&amp;&quot;*/,&quot;" office:value-type="string" office:string-value="[1,1]/*BAH */," calcext:value-type="string">
            <text:p>[1,1]/*BAH */,</text:p>
          </table:table-cell>
          <table:table-cell table:formula="of:=&quot;[&quot;&amp;LEFT([.AA10];1)&amp;&quot;,&quot;&amp;LEFT(RIGHT([.AA10];2);1)&amp;&quot;]/*&quot;&amp;[.AA$1]&amp;&quot;*/,&quot;" office:value-type="string" office:string-value="[0,1]/*BOT */," calcext:value-type="string">
            <text:p>[0,1]/*BOT */,</text:p>
          </table:table-cell>
          <table:table-cell table:formula="of:=&quot;[&quot;&amp;LEFT([.AB10];1)&amp;&quot;,&quot;&amp;LEFT(RIGHT([.AB10];2);1)&amp;&quot;]/*&quot;&amp;[.AB$1]&amp;&quot;*/,&quot;" office:value-type="string" office:string-value="[0,1]/*COR */," calcext:value-type="string">
            <text:p>[0,1]/*COR */,</text:p>
          </table:table-cell>
          <table:table-cell table:formula="of:=&quot;[&quot;&amp;LEFT([.AC10];1)&amp;&quot;,&quot;&amp;LEFT(RIGHT([.AC10];2);1)&amp;&quot;]/*&quot;&amp;[.AC$1]&amp;&quot;*/,&quot;" office:value-type="string" office:string-value="[1,1]/*CTB */," calcext:value-type="string">
            <text:p>[1,1]/*CTB */,</text:p>
          </table:table-cell>
          <table:table-cell table:formula="of:=&quot;[&quot;&amp;LEFT([.AD10];1)&amp;&quot;,&quot;&amp;LEFT(RIGHT([.AD10];2);1)&amp;&quot;]/*&quot;&amp;[.AD$1]&amp;&quot;*/,&quot;" office:value-type="string" office:string-value="[0,0]/*CRU */," calcext:value-type="string">
            <text:p>[0,0]/*CRU */,</text:p>
          </table:table-cell>
          <table:table-cell table:style-name="ce17" table:formula="of:=&quot;[,]/*&quot;&amp;[.AE$1]&amp;&quot;*/,&quot;" office:value-type="string" office:string-value="[,]/*CUI */," calcext:value-type="string">
            <text:p>[,]/*CUI */,</text:p>
          </table:table-cell>
          <table:table-cell table:formula="of:=&quot;[&quot;&amp;LEFT([.AF10];1)&amp;&quot;,&quot;&amp;LEFT(RIGHT([.AF10];2);1)&amp;&quot;]/*&quot;&amp;[.AF$1]&amp;&quot;*/,&quot;" office:value-type="string" office:string-value="[3,0]/*FLA */," calcext:value-type="string">
            <text:p>[3,0]/*FLA */,</text:p>
          </table:table-cell>
          <table:table-cell table:formula="of:=&quot;[&quot;&amp;LEFT([.AG10];1)&amp;&quot;,&quot;&amp;LEFT(RIGHT([.AG10];2);1)&amp;&quot;]/*&quot;&amp;[.AG$1]&amp;&quot;*/,&quot;" office:value-type="string" office:string-value="[3,0]/*FLU */," calcext:value-type="string">
            <text:p>[3,0]/*FLU */,</text:p>
          </table:table-cell>
          <table:table-cell table:formula="of:=&quot;[&quot;&amp;LEFT([.AH10];1)&amp;&quot;,&quot;&amp;LEFT(RIGHT([.AH10];2);1)&amp;&quot;]/*&quot;&amp;[.AH$1]&amp;&quot;*/,&quot;" office:value-type="string" office:string-value="[2,1]/*FOR */," calcext:value-type="string">
            <text:p>[2,1]/*FOR */,</text:p>
          </table:table-cell>
          <table:table-cell table:formula="of:=&quot;[&quot;&amp;LEFT([.AI10];1)&amp;&quot;,&quot;&amp;LEFT(RIGHT([.AI10];2);1)&amp;&quot;]/*&quot;&amp;[.AI$1]&amp;&quot;*/,&quot;" office:value-type="string" office:string-value="[1,1]/*GOI */," calcext:value-type="string">
            <text:p>[1,1]/*GOI */,</text:p>
          </table:table-cell>
          <table:table-cell table:formula="of:=&quot;[&quot;&amp;LEFT([.AJ10];1)&amp;&quot;,&quot;&amp;LEFT(RIGHT([.AJ10];2);1)&amp;&quot;]/*&quot;&amp;[.AJ$1]&amp;&quot;*/,&quot;" office:value-type="string" office:string-value="[1,2]/*GRE */," calcext:value-type="string">
            <text:p>[1,2]/*GRE */,</text:p>
          </table:table-cell>
          <table:table-cell table:formula="of:=&quot;[&quot;&amp;LEFT([.AK10];1)&amp;&quot;,&quot;&amp;LEFT(RIGHT([.AK10];2);1)&amp;&quot;]/*&quot;&amp;[.AK$1]&amp;&quot;*/,&quot;" office:value-type="string" office:string-value="[0,2]/*INT */," calcext:value-type="string">
            <text:p>[0,2]/*INT */,</text:p>
          </table:table-cell>
          <table:table-cell table:formula="of:=&quot;[&quot;&amp;LEFT([.AL10];1)&amp;&quot;,&quot;&amp;LEFT(RIGHT([.AL10];2);1)&amp;&quot;]/*&quot;&amp;[.AL$1]&amp;&quot;*/,&quot;" office:value-type="string" office:string-value="[0,2]/*PAL */," calcext:value-type="string">
            <text:p>[0,2]/*PAL */,</text:p>
          </table:table-cell>
          <table:table-cell table:formula="of:=&quot;[&quot;&amp;LEFT([.AM10];1)&amp;&quot;,&quot;&amp;LEFT(RIGHT([.AM10];2);1)&amp;&quot;]/*&quot;&amp;[.AM$1]&amp;&quot;*/,&quot;" office:value-type="string" office:string-value="[1,1]/*RBB */," calcext:value-type="string">
            <text:p>[1,1]/*RBB */,</text:p>
          </table:table-cell>
          <table:table-cell table:formula="of:=&quot;[&quot;&amp;LEFT([.AN10];1)&amp;&quot;,&quot;&amp;LEFT(RIGHT([.AN10];2);1)&amp;&quot;]/*&quot;&amp;[.AN$1]&amp;&quot;*/,&quot;" office:value-type="string" office:string-value="[3,0]/*SAN */," calcext:value-type="string">
            <text:p>[3,0]/*SAN */,</text:p>
          </table:table-cell>
          <table:table-cell table:formula="of:=&quot;[&quot;&amp;LEFT([.AO10];1)&amp;&quot;,&quot;&amp;LEFT(RIGHT([.AO10];2);1)&amp;&quot;]/*&quot;&amp;[.AO$1]&amp;&quot;*/,&quot;" office:value-type="string" office:string-value="[2,1]/*SPA */," calcext:value-type="string">
            <text:p>[2,1]/*SPA */,</text:p>
          </table:table-cell>
          <table:table-cell table:formula="of:=&quot;[&quot;&amp;LEFT([.AP10];1)&amp;&quot;,&quot;&amp;LEFT(RIGHT([.AP10];2);1)&amp;&quot;]/*&quot;&amp;[.AP$1]&amp;&quot;*/]&quot;" office:value-type="string" office:string-value="[0,2]/*VAS */]" calcext:value-type="string">
            <text:p>[0,2]/*VAS */]</text:p>
          </table:table-cell>
          <table:table-cell table:formula="of:=CONCATENATE([.AR10];[.AS10];[.AT10];[.AU10];[.AV10];[.AW10];[.AX10];[.AY10];[.AZ10];[.BA10];[.BB10];[.BC10];[.BD10];[.BE10];[.BF10];[.BG10];[.BH10];[.BI10];[.BJ10];[.BK10];[.BL10])&amp;&quot;,&quot;" office:value-type="string" office:string-value="[equipe[9][0],[2,2]/*AME*/,[3,0]/*CAP*/,[0,4]/*CAM*/,[1,1]/*BAH */,[0,1]/*BOT */,[0,1]/*COR */,[1,1]/*CTB */,[0,0]/*CRU */,[,]/*CUI */,[3,0]/*FLA */,[3,0]/*FLU */,[2,1]/*FOR */,[1,1]/*GOI */,[1,2]/*GRE */,[0,2]/*INT */,[0,2]/*PAL */,[1,1]/*RBB */,[3,0]/*SAN */,[2,1]/*SPA */,[0,2]/*VAS */]," calcext:value-type="string">
            <text:p>[equipe[9][0],[2,2]/*AME*/,[3,0]/*CAP*/,[0,4]/*CAM*/,[1,1]/*BAH */,[0,1]/*BOT */,[0,1]/*COR */,[1,1]/*CTB */,[0,0]/*CRU */,[,]/*CUI */,[3,0]/*FLA */,[3,0]/*FLU */,[2,1]/*FOR */,[1,1]/*GOI */,[1,2]/*GRE */,[0,2]/*INT */,[0,2]/*PAL */,[1,1]/*RBB */,[3,0]/*SAN */,[2,1]/*SPA */,[0,2]/*VAS */],</text:p>
          </table:table-cell>
        </table:table-row>
        <table:table-row table:style-name="ro1">
          <table:table-cell table:style-name="ce14" office:value-type="string" calcext:value-type="string">
            <text:p>Flamengo </text:p>
          </table:table-cell>
          <table:table-cell office:value-type="string" calcext:value-type="string">
            <text:p>1-1 </text:p>
          </table:table-cell>
          <table:table-cell table:number-columns-repeated="2" office:value-type="string" calcext:value-type="string">
            <text:p>0-3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2-3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3-0 </text:p>
          </table:table-cell>
          <table:table-cell office:value-type="string" calcext:value-type="string">
            <text:p>1-1 </text:p>
          </table:table-cell>
          <table:table-cell office:value-type="string" calcext:value-type="string">
            <text:p>2-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-1 </text:p>
          </table:table-cell>
          <table:table-cell table:number-columns-repeated="2" office:value-type="string" calcext:value-type="string">
            <text:p>2-0 </text:p>
          </table:table-cell>
          <table:table-cell office:value-type="string" calcext:value-type="string">
            <text:p>3-0 </text:p>
          </table:table-cell>
          <table:table-cell office:value-type="string" calcext:value-type="string">
            <text:p>0-0 </text:p>
          </table:table-cell>
          <table:table-cell office:value-type="string" calcext:value-type="string">
            <text:p>3-0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1-2 </text:p>
          </table:table-cell>
          <table:table-cell office:value-type="string" calcext:value-type="string">
            <text:p>1-1 </text:p>
          </table:table-cell>
          <table:table-cell office:value-type="string" calcext:value-type="string">
            <text:p>1-0 </text:p>
          </table:table-cell>
          <table:table-cell table:formula="of:=[.A11]" office:value-type="string" office:string-value="Flamengo " calcext:value-type="string">
            <text:p>Flamengo </text:p>
          </table:table-cell>
          <table:table-cell table:formula="of:=IF(LEN([.B11])=4;[.B11];&quot;&quot;)" office:value-type="string" office:string-value="1-1 " calcext:value-type="string">
            <text:p>1-1 </text:p>
          </table:table-cell>
          <table:table-cell table:formula="of:=IF(LEN([.C11])=4;[.C11];&quot;&quot;)" office:value-type="string" office:string-value="0-3 " calcext:value-type="string">
            <text:p>0-3 </text:p>
          </table:table-cell>
          <table:table-cell table:formula="of:=IF(LEN([.D11])=4;[.D11];&quot;&quot;)" office:value-type="string" office:string-value="0-3 " calcext:value-type="string">
            <text:p>0-3 </text:p>
          </table:table-cell>
          <table:table-cell table:formula="of:=IF(LEN([.E11])=4;[.E11];&quot;&quot;)" office:value-type="string" office:string-value="1-0 " calcext:value-type="string">
            <text:p>1-0 </text:p>
          </table:table-cell>
          <table:table-cell table:formula="of:=IF(LEN([.F11])=4;[.F11];&quot;&quot;)" office:value-type="string" office:string-value="2-3 " calcext:value-type="string">
            <text:p>2-3 </text:p>
          </table:table-cell>
          <table:table-cell table:formula="of:=IF(LEN([.G11])=4;[.G11];&quot;&quot;)" office:value-type="string" office:string-value="1-0 " calcext:value-type="string">
            <text:p>1-0 </text:p>
          </table:table-cell>
          <table:table-cell table:formula="of:=IF(LEN([.H11])=4;[.H11];&quot;&quot;)" office:value-type="string" office:string-value="3-0 " calcext:value-type="string">
            <text:p>3-0 </text:p>
          </table:table-cell>
          <table:table-cell table:formula="of:=IF(LEN([.I11])=4;[.I11];&quot;&quot;)" office:value-type="string" office:string-value="1-1 " calcext:value-type="string">
            <text:p>1-1 </text:p>
          </table:table-cell>
          <table:table-cell table:formula="of:=IF(LEN([.J11])=4;[.J11];&quot;&quot;)" office:value-type="string" office:string-value="2-1 " calcext:value-type="string">
            <text:p>2-1 </text:p>
          </table:table-cell>
          <table:table-cell table:formula="of:=IF(LEN([.K11])=4;[.K11];&quot;&quot;)">
            <text:p/>
          </table:table-cell>
          <table:table-cell table:formula="of:=IF(LEN([.L11])=4;[.L11];&quot;&quot;)" office:value-type="string" office:string-value="1-1 " calcext:value-type="string">
            <text:p>1-1 </text:p>
          </table:table-cell>
          <table:table-cell table:formula="of:=IF(LEN([.M11])=4;[.M11];&quot;&quot;)" office:value-type="string" office:string-value="2-0 " calcext:value-type="string">
            <text:p>2-0 </text:p>
          </table:table-cell>
          <table:table-cell table:formula="of:=IF(LEN([.N11])=4;[.N11];&quot;&quot;)" office:value-type="string" office:string-value="2-0 " calcext:value-type="string">
            <text:p>2-0 </text:p>
          </table:table-cell>
          <table:table-cell table:formula="of:=IF(LEN([.O11])=4;[.O11];&quot;&quot;)" office:value-type="string" office:string-value="3-0 " calcext:value-type="string">
            <text:p>3-0 </text:p>
          </table:table-cell>
          <table:table-cell table:formula="of:=IF(LEN([.P11])=4;[.P11];&quot;&quot;)" office:value-type="string" office:string-value="0-0 " calcext:value-type="string">
            <text:p>0-0 </text:p>
          </table:table-cell>
          <table:table-cell table:formula="of:=IF(LEN([.Q11])=4;[.Q11];&quot;&quot;)" office:value-type="string" office:string-value="3-0 " calcext:value-type="string">
            <text:p>3-0 </text:p>
          </table:table-cell>
          <table:table-cell table:formula="of:=IF(LEN([.R11])=4;[.R11];&quot;&quot;)" office:value-type="string" office:string-value="1-0 " calcext:value-type="string">
            <text:p>1-0 </text:p>
          </table:table-cell>
          <table:table-cell table:formula="of:=IF(LEN([.S11])=4;[.S11];&quot;&quot;)" office:value-type="string" office:string-value="1-2 " calcext:value-type="string">
            <text:p>1-2 </text:p>
          </table:table-cell>
          <table:table-cell table:formula="of:=IF(LEN([.T11])=4;[.T11];&quot;&quot;)" office:value-type="string" office:string-value="1-1 " calcext:value-type="string">
            <text:p>1-1 </text:p>
          </table:table-cell>
          <table:table-cell table:formula="of:=IF(LEN([.U11])=4;[.U11];&quot;&quot;)" office:value-type="string" office:string-value="1-0 " calcext:value-type="string">
            <text:p>1-0 </text:p>
          </table:table-cell>
          <table:table-cell office:value-type="float" office:value="10" calcext:value-type="float">
            <text:p>10</text:p>
          </table:table-cell>
          <table:table-cell table:formula="of:=&quot;[equipe[&quot;&amp;[.AQ11]&amp;&quot;][0],&quot;" office:value-type="string" office:string-value="[equipe[10][0]," calcext:value-type="string">
            <text:p>[equipe[10][0],</text:p>
          </table:table-cell>
          <table:table-cell table:formula="of:=&quot;[&quot;&amp;LEFT([.W11];1)&amp;&quot;,&quot;&amp;LEFT(RIGHT([.W11];2);1)&amp;&quot;]/*&quot;&amp;[.W$1]&amp;&quot;*/,&quot;" office:value-type="string" office:string-value="[1,1]/*AME*/," calcext:value-type="string">
            <text:p>[1,1]/*AME*/,</text:p>
          </table:table-cell>
          <table:table-cell table:formula="of:=&quot;[&quot;&amp;LEFT([.X11];1)&amp;&quot;,&quot;&amp;LEFT(RIGHT([.X11];2);1)&amp;&quot;]/*&quot;&amp;[.X$1]&amp;&quot;*/,&quot;" office:value-type="string" office:string-value="[0,3]/*CAP*/," calcext:value-type="string">
            <text:p>[0,3]/*CAP*/,</text:p>
          </table:table-cell>
          <table:table-cell table:formula="of:=&quot;[&quot;&amp;LEFT([.Y11];1)&amp;&quot;,&quot;&amp;LEFT(RIGHT([.Y11];2);1)&amp;&quot;]/*&quot;&amp;[.Y$1]&amp;&quot;*/,&quot;" office:value-type="string" office:string-value="[0,3]/*CAM*/," calcext:value-type="string">
            <text:p>[0,3]/*CAM*/,</text:p>
          </table:table-cell>
          <table:table-cell table:formula="of:=&quot;[&quot;&amp;LEFT([.Z11];1)&amp;&quot;,&quot;&amp;LEFT(RIGHT([.Z11];2);1)&amp;&quot;]/*&quot;&amp;[.Z$1]&amp;&quot;*/,&quot;" office:value-type="string" office:string-value="[1,0]/*BAH */," calcext:value-type="string">
            <text:p>[1,0]/*BAH */,</text:p>
          </table:table-cell>
          <table:table-cell table:formula="of:=&quot;[&quot;&amp;LEFT([.AA11];1)&amp;&quot;,&quot;&amp;LEFT(RIGHT([.AA11];2);1)&amp;&quot;]/*&quot;&amp;[.AA$1]&amp;&quot;*/,&quot;" office:value-type="string" office:string-value="[2,3]/*BOT */," calcext:value-type="string">
            <text:p>[2,3]/*BOT */,</text:p>
          </table:table-cell>
          <table:table-cell table:formula="of:=&quot;[&quot;&amp;LEFT([.AB11];1)&amp;&quot;,&quot;&amp;LEFT(RIGHT([.AB11];2);1)&amp;&quot;]/*&quot;&amp;[.AB$1]&amp;&quot;*/,&quot;" office:value-type="string" office:string-value="[1,0]/*COR */," calcext:value-type="string">
            <text:p>[1,0]/*COR */,</text:p>
          </table:table-cell>
          <table:table-cell table:formula="of:=&quot;[&quot;&amp;LEFT([.AC11];1)&amp;&quot;,&quot;&amp;LEFT(RIGHT([.AC11];2);1)&amp;&quot;]/*&quot;&amp;[.AC$1]&amp;&quot;*/,&quot;" office:value-type="string" office:string-value="[3,0]/*CTB */," calcext:value-type="string">
            <text:p>[3,0]/*CTB */,</text:p>
          </table:table-cell>
          <table:table-cell table:formula="of:=&quot;[&quot;&amp;LEFT([.AD11];1)&amp;&quot;,&quot;&amp;LEFT(RIGHT([.AD11];2);1)&amp;&quot;]/*&quot;&amp;[.AD$1]&amp;&quot;*/,&quot;" office:value-type="string" office:string-value="[1,1]/*CRU */," calcext:value-type="string">
            <text:p>[1,1]/*CRU */,</text:p>
          </table:table-cell>
          <table:table-cell table:formula="of:=&quot;[&quot;&amp;LEFT([.AE11];1)&amp;&quot;,&quot;&amp;LEFT(RIGHT([.AE11];2);1)&amp;&quot;]/*&quot;&amp;[.AE$1]&amp;&quot;*/,&quot;" office:value-type="string" office:string-value="[2,1]/*CUI */," calcext:value-type="string">
            <text:p>[2,1]/*CUI */,</text:p>
          </table:table-cell>
          <table:table-cell table:style-name="ce17" table:formula="of:=&quot;[,]/*&quot;&amp;[.AF$1]&amp;&quot;*/,&quot;" office:value-type="string" office:string-value="[,]/*FLA */," calcext:value-type="string">
            <text:p>[,]/*FLA */,</text:p>
          </table:table-cell>
          <table:table-cell table:formula="of:=&quot;[&quot;&amp;LEFT([.AG11];1)&amp;&quot;,&quot;&amp;LEFT(RIGHT([.AG11];2);1)&amp;&quot;]/*&quot;&amp;[.AG$1]&amp;&quot;*/,&quot;" office:value-type="string" office:string-value="[1,1]/*FLU */," calcext:value-type="string">
            <text:p>[1,1]/*FLU */,</text:p>
          </table:table-cell>
          <table:table-cell table:formula="of:=&quot;[&quot;&amp;LEFT([.AH11];1)&amp;&quot;,&quot;&amp;LEFT(RIGHT([.AH11];2);1)&amp;&quot;]/*&quot;&amp;[.AH$1]&amp;&quot;*/,&quot;" office:value-type="string" office:string-value="[2,0]/*FOR */," calcext:value-type="string">
            <text:p>[2,0]/*FOR */,</text:p>
          </table:table-cell>
          <table:table-cell table:formula="of:=&quot;[&quot;&amp;LEFT([.AI11];1)&amp;&quot;,&quot;&amp;LEFT(RIGHT([.AI11];2);1)&amp;&quot;]/*&quot;&amp;[.AI$1]&amp;&quot;*/,&quot;" office:value-type="string" office:string-value="[2,0]/*GOI */," calcext:value-type="string">
            <text:p>[2,0]/*GOI */,</text:p>
          </table:table-cell>
          <table:table-cell table:formula="of:=&quot;[&quot;&amp;LEFT([.AJ11];1)&amp;&quot;,&quot;&amp;LEFT(RIGHT([.AJ11];2);1)&amp;&quot;]/*&quot;&amp;[.AJ$1]&amp;&quot;*/,&quot;" office:value-type="string" office:string-value="[3,0]/*GRE */," calcext:value-type="string">
            <text:p>[3,0]/*GRE */,</text:p>
          </table:table-cell>
          <table:table-cell table:formula="of:=&quot;[&quot;&amp;LEFT([.AK11];1)&amp;&quot;,&quot;&amp;LEFT(RIGHT([.AK11];2);1)&amp;&quot;]/*&quot;&amp;[.AK$1]&amp;&quot;*/,&quot;" office:value-type="string" office:string-value="[0,0]/*INT */," calcext:value-type="string">
            <text:p>[0,0]/*INT */,</text:p>
          </table:table-cell>
          <table:table-cell table:formula="of:=&quot;[&quot;&amp;LEFT([.AL11];1)&amp;&quot;,&quot;&amp;LEFT(RIGHT([.AL11];2);1)&amp;&quot;]/*&quot;&amp;[.AL$1]&amp;&quot;*/,&quot;" office:value-type="string" office:string-value="[3,0]/*PAL */," calcext:value-type="string">
            <text:p>[3,0]/*PAL */,</text:p>
          </table:table-cell>
          <table:table-cell table:formula="of:=&quot;[&quot;&amp;LEFT([.AM11];1)&amp;&quot;,&quot;&amp;LEFT(RIGHT([.AM11];2);1)&amp;&quot;]/*&quot;&amp;[.AM$1]&amp;&quot;*/,&quot;" office:value-type="string" office:string-value="[1,0]/*RBB */," calcext:value-type="string">
            <text:p>[1,0]/*RBB */,</text:p>
          </table:table-cell>
          <table:table-cell table:formula="of:=&quot;[&quot;&amp;LEFT([.AN11];1)&amp;&quot;,&quot;&amp;LEFT(RIGHT([.AN11];2);1)&amp;&quot;]/*&quot;&amp;[.AN$1]&amp;&quot;*/,&quot;" office:value-type="string" office:string-value="[1,2]/*SAN */," calcext:value-type="string">
            <text:p>[1,2]/*SAN */,</text:p>
          </table:table-cell>
          <table:table-cell table:formula="of:=&quot;[&quot;&amp;LEFT([.AO11];1)&amp;&quot;,&quot;&amp;LEFT(RIGHT([.AO11];2);1)&amp;&quot;]/*&quot;&amp;[.AO$1]&amp;&quot;*/,&quot;" office:value-type="string" office:string-value="[1,1]/*SPA */," calcext:value-type="string">
            <text:p>[1,1]/*SPA */,</text:p>
          </table:table-cell>
          <table:table-cell table:formula="of:=&quot;[&quot;&amp;LEFT([.AP11];1)&amp;&quot;,&quot;&amp;LEFT(RIGHT([.AP11];2);1)&amp;&quot;]/*&quot;&amp;[.AP$1]&amp;&quot;*/]&quot;" office:value-type="string" office:string-value="[1,0]/*VAS */]" calcext:value-type="string">
            <text:p>[1,0]/*VAS */]</text:p>
          </table:table-cell>
          <table:table-cell table:formula="of:=CONCATENATE([.AR11];[.AS11];[.AT11];[.AU11];[.AV11];[.AW11];[.AX11];[.AY11];[.AZ11];[.BA11];[.BB11];[.BC11];[.BD11];[.BE11];[.BF11];[.BG11];[.BH11];[.BI11];[.BJ11];[.BK11];[.BL11])&amp;&quot;,&quot;" office:value-type="string" office:string-value="[equipe[10][0],[1,1]/*AME*/,[0,3]/*CAP*/,[0,3]/*CAM*/,[1,0]/*BAH */,[2,3]/*BOT */,[1,0]/*COR */,[3,0]/*CTB */,[1,1]/*CRU */,[2,1]/*CUI */,[,]/*FLA */,[1,1]/*FLU */,[2,0]/*FOR */,[2,0]/*GOI */,[3,0]/*GRE */,[0,0]/*INT */,[3,0]/*PAL */,[1,0]/*RBB */,[1,2]/*SAN */,[1,1]/*SPA */,[1,0]/*VAS */]," calcext:value-type="string">
            <text:p>[equipe[10][0],[1,1]/*AME*/,[0,3]/*CAP*/,[0,3]/*CAM*/,[1,0]/*BAH */,[2,3]/*BOT */,[1,0]/*COR */,[3,0]/*CTB */,[1,1]/*CRU */,[2,1]/*CUI */,[,]/*FLA */,[1,1]/*FLU */,[2,0]/*FOR */,[2,0]/*GOI */,[3,0]/*GRE */,[0,0]/*INT */,[3,0]/*PAL */,[1,0]/*RBB */,[1,2]/*SAN */,[1,1]/*SPA */,[1,0]/*VAS */],</text:p>
          </table:table-cell>
        </table:table-row>
        <table:table-row table:style-name="ro1">
          <table:table-cell table:style-name="ce15" office:value-type="string" calcext:value-type="string">
            <text:p>Fluminense </text:p>
          </table:table-cell>
          <table:table-cell table:style-name="ce21" office:value-type="string" calcext:value-type="string">
            <text:p>3-1 </text:p>
          </table:table-cell>
          <table:table-cell table:style-name="ce25" office:value-type="string" calcext:value-type="string">
            <text:p>2-0 </text:p>
          </table:table-cell>
          <table:table-cell table:style-name="ce29" office:value-type="string" calcext:value-type="string">
            <text:p>1-1 </text:p>
          </table:table-cell>
          <table:table-cell table:style-name="ce21" office:value-type="string" calcext:value-type="string">
            <text:p>2-1 </text:p>
          </table:table-cell>
          <table:table-cell table:style-name="ce25" office:value-type="string" calcext:value-type="string">
            <text:p>0-2 </text:p>
          </table:table-cell>
          <table:table-cell table:style-name="ce29" office:value-type="string" calcext:value-type="string">
            <text:p>3-3 </text:p>
          </table:table-cell>
          <table:table-cell table:style-name="ce21" office:value-type="string" calcext:value-type="string">
            <text:p>2-1 </text:p>
          </table:table-cell>
          <table:table-cell table:style-name="ce25" office:value-type="string" calcext:value-type="string">
            <text:p>1-0 </text:p>
          </table:table-cell>
          <table:table-cell table:style-name="ce29" office:value-type="string" calcext:value-type="string">
            <text:p>2-0 </text:p>
          </table:table-cell>
          <table:table-cell table:style-name="ce21" office:value-type="string" calcext:value-type="string">
            <text:p>0-0 </text:p>
          </table:table-cell>
          <table:table-cell table:style-name="ce25" office:value-type="string" calcext:value-type="string">
            <text:p>— </text:p>
          </table:table-cell>
          <table:table-cell table:style-name="ce29" office:value-type="string" calcext:value-type="string">
            <text:p>1-0 </text:p>
          </table:table-cell>
          <table:table-cell table:style-name="ce21" office:value-type="string" calcext:value-type="string">
            <text:p>5-3 </text:p>
          </table:table-cell>
          <table:table-cell table:style-name="ce25" office:value-type="string" calcext:value-type="string">
            <text:p>2-3 </text:p>
          </table:table-cell>
          <table:table-cell table:style-name="ce29" office:value-type="string" calcext:value-type="string">
            <text:p>2-0 </text:p>
          </table:table-cell>
          <table:table-cell table:style-name="ce21" office:value-type="string" calcext:value-type="string">
            <text:p>2-1 </text:p>
          </table:table-cell>
          <table:table-cell table:style-name="ce25" office:value-type="string" calcext:value-type="string">
            <text:p>2-1 </text:p>
          </table:table-cell>
          <table:table-cell table:style-name="ce29" office:value-type="string" calcext:value-type="string">
            <text:p>1-0 </text:p>
          </table:table-cell>
          <table:table-cell table:style-name="ce21" office:value-type="string" calcext:value-type="string">
            <text:p>1-0 </text:p>
          </table:table-cell>
          <table:table-cell table:style-name="ce25" office:value-type="string" calcext:value-type="string">
            <text:p>1-1 </text:p>
          </table:table-cell>
          <table:table-cell table:formula="of:=[.A12]" office:value-type="string" office:string-value="Fluminense " calcext:value-type="string">
            <text:p>Fluminense </text:p>
          </table:table-cell>
          <table:table-cell table:formula="of:=IF(LEN([.B12])=4;[.B12];&quot;&quot;)" office:value-type="string" office:string-value="3-1 " calcext:value-type="string">
            <text:p>3-1 </text:p>
          </table:table-cell>
          <table:table-cell table:formula="of:=IF(LEN([.C12])=4;[.C12];&quot;&quot;)" office:value-type="string" office:string-value="2-0 " calcext:value-type="string">
            <text:p>2-0 </text:p>
          </table:table-cell>
          <table:table-cell table:formula="of:=IF(LEN([.D12])=4;[.D12];&quot;&quot;)" office:value-type="string" office:string-value="1-1 " calcext:value-type="string">
            <text:p>1-1 </text:p>
          </table:table-cell>
          <table:table-cell table:formula="of:=IF(LEN([.E12])=4;[.E12];&quot;&quot;)" office:value-type="string" office:string-value="2-1 " calcext:value-type="string">
            <text:p>2-1 </text:p>
          </table:table-cell>
          <table:table-cell table:formula="of:=IF(LEN([.F12])=4;[.F12];&quot;&quot;)" office:value-type="string" office:string-value="0-2 " calcext:value-type="string">
            <text:p>0-2 </text:p>
          </table:table-cell>
          <table:table-cell table:formula="of:=IF(LEN([.G12])=4;[.G12];&quot;&quot;)" office:value-type="string" office:string-value="3-3 " calcext:value-type="string">
            <text:p>3-3 </text:p>
          </table:table-cell>
          <table:table-cell table:formula="of:=IF(LEN([.H12])=4;[.H12];&quot;&quot;)" office:value-type="string" office:string-value="2-1 " calcext:value-type="string">
            <text:p>2-1 </text:p>
          </table:table-cell>
          <table:table-cell table:formula="of:=IF(LEN([.I12])=4;[.I12];&quot;&quot;)" office:value-type="string" office:string-value="1-0 " calcext:value-type="string">
            <text:p>1-0 </text:p>
          </table:table-cell>
          <table:table-cell table:formula="of:=IF(LEN([.J12])=4;[.J12];&quot;&quot;)" office:value-type="string" office:string-value="2-0 " calcext:value-type="string">
            <text:p>2-0 </text:p>
          </table:table-cell>
          <table:table-cell table:formula="of:=IF(LEN([.K12])=4;[.K12];&quot;&quot;)" office:value-type="string" office:string-value="0-0 " calcext:value-type="string">
            <text:p>0-0 </text:p>
          </table:table-cell>
          <table:table-cell table:formula="of:=IF(LEN([.L12])=4;[.L12];&quot;&quot;)">
            <text:p/>
          </table:table-cell>
          <table:table-cell table:formula="of:=IF(LEN([.M12])=4;[.M12];&quot;&quot;)" office:value-type="string" office:string-value="1-0 " calcext:value-type="string">
            <text:p>1-0 </text:p>
          </table:table-cell>
          <table:table-cell table:formula="of:=IF(LEN([.N12])=4;[.N12];&quot;&quot;)" office:value-type="string" office:string-value="5-3 " calcext:value-type="string">
            <text:p>5-3 </text:p>
          </table:table-cell>
          <table:table-cell table:formula="of:=IF(LEN([.O12])=4;[.O12];&quot;&quot;)" office:value-type="string" office:string-value="2-3 " calcext:value-type="string">
            <text:p>2-3 </text:p>
          </table:table-cell>
          <table:table-cell table:formula="of:=IF(LEN([.P12])=4;[.P12];&quot;&quot;)" office:value-type="string" office:string-value="2-0 " calcext:value-type="string">
            <text:p>2-0 </text:p>
          </table:table-cell>
          <table:table-cell table:formula="of:=IF(LEN([.Q12])=4;[.Q12];&quot;&quot;)" office:value-type="string" office:string-value="2-1 " calcext:value-type="string">
            <text:p>2-1 </text:p>
          </table:table-cell>
          <table:table-cell table:formula="of:=IF(LEN([.R12])=4;[.R12];&quot;&quot;)" office:value-type="string" office:string-value="2-1 " calcext:value-type="string">
            <text:p>2-1 </text:p>
          </table:table-cell>
          <table:table-cell table:formula="of:=IF(LEN([.S12])=4;[.S12];&quot;&quot;)" office:value-type="string" office:string-value="1-0 " calcext:value-type="string">
            <text:p>1-0 </text:p>
          </table:table-cell>
          <table:table-cell table:formula="of:=IF(LEN([.T12])=4;[.T12];&quot;&quot;)" office:value-type="string" office:string-value="1-0 " calcext:value-type="string">
            <text:p>1-0 </text:p>
          </table:table-cell>
          <table:table-cell table:formula="of:=IF(LEN([.U12])=4;[.U12];&quot;&quot;)" office:value-type="string" office:string-value="1-1 " calcext:value-type="string">
            <text:p>1-1 </text:p>
          </table:table-cell>
          <table:table-cell office:value-type="float" office:value="11" calcext:value-type="float">
            <text:p>11</text:p>
          </table:table-cell>
          <table:table-cell table:formula="of:=&quot;[equipe[&quot;&amp;[.AQ12]&amp;&quot;][0],&quot;" office:value-type="string" office:string-value="[equipe[11][0]," calcext:value-type="string">
            <text:p>[equipe[11][0],</text:p>
          </table:table-cell>
          <table:table-cell table:formula="of:=&quot;[&quot;&amp;LEFT([.W12];1)&amp;&quot;,&quot;&amp;LEFT(RIGHT([.W12];2);1)&amp;&quot;]/*&quot;&amp;[.W$1]&amp;&quot;*/,&quot;" office:value-type="string" office:string-value="[3,1]/*AME*/," calcext:value-type="string">
            <text:p>[3,1]/*AME*/,</text:p>
          </table:table-cell>
          <table:table-cell table:formula="of:=&quot;[&quot;&amp;LEFT([.X12];1)&amp;&quot;,&quot;&amp;LEFT(RIGHT([.X12];2);1)&amp;&quot;]/*&quot;&amp;[.X$1]&amp;&quot;*/,&quot;" office:value-type="string" office:string-value="[2,0]/*CAP*/," calcext:value-type="string">
            <text:p>[2,0]/*CAP*/,</text:p>
          </table:table-cell>
          <table:table-cell table:formula="of:=&quot;[&quot;&amp;LEFT([.Y12];1)&amp;&quot;,&quot;&amp;LEFT(RIGHT([.Y12];2);1)&amp;&quot;]/*&quot;&amp;[.Y$1]&amp;&quot;*/,&quot;" office:value-type="string" office:string-value="[1,1]/*CAM*/," calcext:value-type="string">
            <text:p>[1,1]/*CAM*/,</text:p>
          </table:table-cell>
          <table:table-cell table:formula="of:=&quot;[&quot;&amp;LEFT([.Z12];1)&amp;&quot;,&quot;&amp;LEFT(RIGHT([.Z12];2);1)&amp;&quot;]/*&quot;&amp;[.Z$1]&amp;&quot;*/,&quot;" office:value-type="string" office:string-value="[2,1]/*BAH */," calcext:value-type="string">
            <text:p>[2,1]/*BAH */,</text:p>
          </table:table-cell>
          <table:table-cell table:formula="of:=&quot;[&quot;&amp;LEFT([.AA12];1)&amp;&quot;,&quot;&amp;LEFT(RIGHT([.AA12];2);1)&amp;&quot;]/*&quot;&amp;[.AA$1]&amp;&quot;*/,&quot;" office:value-type="string" office:string-value="[0,2]/*BOT */," calcext:value-type="string">
            <text:p>[0,2]/*BOT */,</text:p>
          </table:table-cell>
          <table:table-cell table:formula="of:=&quot;[&quot;&amp;LEFT([.AB12];1)&amp;&quot;,&quot;&amp;LEFT(RIGHT([.AB12];2);1)&amp;&quot;]/*&quot;&amp;[.AB$1]&amp;&quot;*/,&quot;" office:value-type="string" office:string-value="[3,3]/*COR */," calcext:value-type="string">
            <text:p>[3,3]/*COR */,</text:p>
          </table:table-cell>
          <table:table-cell table:formula="of:=&quot;[&quot;&amp;LEFT([.AC12];1)&amp;&quot;,&quot;&amp;LEFT(RIGHT([.AC12];2);1)&amp;&quot;]/*&quot;&amp;[.AC$1]&amp;&quot;*/,&quot;" office:value-type="string" office:string-value="[2,1]/*CTB */," calcext:value-type="string">
            <text:p>[2,1]/*CTB */,</text:p>
          </table:table-cell>
          <table:table-cell table:formula="of:=&quot;[&quot;&amp;LEFT([.AD12];1)&amp;&quot;,&quot;&amp;LEFT(RIGHT([.AD12];2);1)&amp;&quot;]/*&quot;&amp;[.AD$1]&amp;&quot;*/,&quot;" office:value-type="string" office:string-value="[1,0]/*CRU */," calcext:value-type="string">
            <text:p>[1,0]/*CRU */,</text:p>
          </table:table-cell>
          <table:table-cell table:formula="of:=&quot;[&quot;&amp;LEFT([.AE12];1)&amp;&quot;,&quot;&amp;LEFT(RIGHT([.AE12];2);1)&amp;&quot;]/*&quot;&amp;[.AE$1]&amp;&quot;*/,&quot;" office:value-type="string" office:string-value="[2,0]/*CUI */," calcext:value-type="string">
            <text:p>[2,0]/*CUI */,</text:p>
          </table:table-cell>
          <table:table-cell table:formula="of:=&quot;[&quot;&amp;LEFT([.AF12];1)&amp;&quot;,&quot;&amp;LEFT(RIGHT([.AF12];2);1)&amp;&quot;]/*&quot;&amp;[.AF$1]&amp;&quot;*/,&quot;" office:value-type="string" office:string-value="[0,0]/*FLA */," calcext:value-type="string">
            <text:p>[0,0]/*FLA */,</text:p>
          </table:table-cell>
          <table:table-cell table:style-name="ce17" table:formula="of:=&quot;[,]/*&quot;&amp;[.AG$1]&amp;&quot;*/,&quot;" office:value-type="string" office:string-value="[,]/*FLU */," calcext:value-type="string">
            <text:p>[,]/*FLU */,</text:p>
          </table:table-cell>
          <table:table-cell table:formula="of:=&quot;[&quot;&amp;LEFT([.AH12];1)&amp;&quot;,&quot;&amp;LEFT(RIGHT([.AH12];2);1)&amp;&quot;]/*&quot;&amp;[.AH$1]&amp;&quot;*/,&quot;" office:value-type="string" office:string-value="[1,0]/*FOR */," calcext:value-type="string">
            <text:p>[1,0]/*FOR */,</text:p>
          </table:table-cell>
          <table:table-cell table:formula="of:=&quot;[&quot;&amp;LEFT([.AI12];1)&amp;&quot;,&quot;&amp;LEFT(RIGHT([.AI12];2);1)&amp;&quot;]/*&quot;&amp;[.AI$1]&amp;&quot;*/,&quot;" office:value-type="string" office:string-value="[5,3]/*GOI */," calcext:value-type="string">
            <text:p>[5,3]/*GOI */,</text:p>
          </table:table-cell>
          <table:table-cell table:formula="of:=&quot;[&quot;&amp;LEFT([.AJ12];1)&amp;&quot;,&quot;&amp;LEFT(RIGHT([.AJ12];2);1)&amp;&quot;]/*&quot;&amp;[.AJ$1]&amp;&quot;*/,&quot;" office:value-type="string" office:string-value="[2,3]/*GRE */," calcext:value-type="string">
            <text:p>[2,3]/*GRE */,</text:p>
          </table:table-cell>
          <table:table-cell table:formula="of:=&quot;[&quot;&amp;LEFT([.AK12];1)&amp;&quot;,&quot;&amp;LEFT(RIGHT([.AK12];2);1)&amp;&quot;]/*&quot;&amp;[.AK$1]&amp;&quot;*/,&quot;" office:value-type="string" office:string-value="[2,0]/*INT */," calcext:value-type="string">
            <text:p>[2,0]/*INT */,</text:p>
          </table:table-cell>
          <table:table-cell table:formula="of:=&quot;[&quot;&amp;LEFT([.AL12];1)&amp;&quot;,&quot;&amp;LEFT(RIGHT([.AL12];2);1)&amp;&quot;]/*&quot;&amp;[.AL$1]&amp;&quot;*/,&quot;" office:value-type="string" office:string-value="[2,1]/*PAL */," calcext:value-type="string">
            <text:p>[2,1]/*PAL */,</text:p>
          </table:table-cell>
          <table:table-cell table:formula="of:=&quot;[&quot;&amp;LEFT([.AM12];1)&amp;&quot;,&quot;&amp;LEFT(RIGHT([.AM12];2);1)&amp;&quot;]/*&quot;&amp;[.AM$1]&amp;&quot;*/,&quot;" office:value-type="string" office:string-value="[2,1]/*RBB */," calcext:value-type="string">
            <text:p>[2,1]/*RBB */,</text:p>
          </table:table-cell>
          <table:table-cell table:formula="of:=&quot;[&quot;&amp;LEFT([.AN12];1)&amp;&quot;,&quot;&amp;LEFT(RIGHT([.AN12];2);1)&amp;&quot;]/*&quot;&amp;[.AN$1]&amp;&quot;*/,&quot;" office:value-type="string" office:string-value="[1,0]/*SAN */," calcext:value-type="string">
            <text:p>[1,0]/*SAN */,</text:p>
          </table:table-cell>
          <table:table-cell table:formula="of:=&quot;[&quot;&amp;LEFT([.AO12];1)&amp;&quot;,&quot;&amp;LEFT(RIGHT([.AO12];2);1)&amp;&quot;]/*&quot;&amp;[.AO$1]&amp;&quot;*/,&quot;" office:value-type="string" office:string-value="[1,0]/*SPA */," calcext:value-type="string">
            <text:p>[1,0]/*SPA */,</text:p>
          </table:table-cell>
          <table:table-cell table:formula="of:=&quot;[&quot;&amp;LEFT([.AP12];1)&amp;&quot;,&quot;&amp;LEFT(RIGHT([.AP12];2);1)&amp;&quot;]/*&quot;&amp;[.AP$1]&amp;&quot;*/]&quot;" office:value-type="string" office:string-value="[1,1]/*VAS */]" calcext:value-type="string">
            <text:p>[1,1]/*VAS */]</text:p>
          </table:table-cell>
          <table:table-cell table:formula="of:=CONCATENATE([.AR12];[.AS12];[.AT12];[.AU12];[.AV12];[.AW12];[.AX12];[.AY12];[.AZ12];[.BA12];[.BB12];[.BC12];[.BD12];[.BE12];[.BF12];[.BG12];[.BH12];[.BI12];[.BJ12];[.BK12];[.BL12])&amp;&quot;,&quot;" office:value-type="string" office:string-value="[equipe[11][0],[3,1]/*AME*/,[2,0]/*CAP*/,[1,1]/*CAM*/,[2,1]/*BAH */,[0,2]/*BOT */,[3,3]/*COR */,[2,1]/*CTB */,[1,0]/*CRU */,[2,0]/*CUI */,[0,0]/*FLA */,[,]/*FLU */,[1,0]/*FOR */,[5,3]/*GOI */,[2,3]/*GRE */,[2,0]/*INT */,[2,1]/*PAL */,[2,1]/*RBB */,[1,0]/*SAN */,[1,0]/*SPA */,[1,1]/*VAS */]," calcext:value-type="string">
            <text:p>[equipe[11][0],[3,1]/*AME*/,[2,0]/*CAP*/,[1,1]/*CAM*/,[2,1]/*BAH */,[0,2]/*BOT */,[3,3]/*COR */,[2,1]/*CTB */,[1,0]/*CRU */,[2,0]/*CUI */,[0,0]/*FLA */,[,]/*FLU */,[1,0]/*FOR */,[5,3]/*GOI */,[2,3]/*GRE */,[2,0]/*INT */,[2,1]/*PAL */,[2,1]/*RBB */,[1,0]/*SAN */,[1,0]/*SPA */,[1,1]/*VAS */],</text:p>
          </table:table-cell>
        </table:table-row>
        <table:table-row table:style-name="ro1">
          <table:table-cell office:value-type="string" calcext:value-type="string">
            <text:p>Fortaleza </text:p>
          </table:table-cell>
          <table:table-cell table:style-name="ce22" office:value-type="string" calcext:value-type="string">
            <text:p>3-2 </text:p>
          </table:table-cell>
          <table:table-cell table:style-name="ce26" office:value-type="string" calcext:value-type="string">
            <text:p>1-0 </text:p>
          </table:table-cell>
          <table:table-cell table:style-name="ce30" office:value-type="string" calcext:value-type="string">
            <text:p>2-1 </text:p>
          </table:table-cell>
          <table:table-cell table:style-name="ce22" office:value-type="string" calcext:value-type="string">
            <text:p>0-0 </text:p>
          </table:table-cell>
          <table:table-cell table:style-name="ce26" office:value-type="string" calcext:value-type="string">
            <text:p>2-2 </text:p>
          </table:table-cell>
          <table:table-cell table:style-name="ce30" office:value-type="string" calcext:value-type="string">
            <text:p>2-1 </text:p>
          </table:table-cell>
          <table:table-cell table:style-name="ce22" office:value-type="string" calcext:value-type="string">
            <text:p>3-1 </text:p>
          </table:table-cell>
          <table:table-cell table:style-name="ce26" office:value-type="string" calcext:value-type="string">
            <text:p>0-1 </text:p>
          </table:table-cell>
          <table:table-cell table:style-name="ce30" office:value-type="string" calcext:value-type="string">
            <text:p>0-1 </text:p>
          </table:table-cell>
          <table:table-cell table:style-name="ce22" office:value-type="string" calcext:value-type="string">
            <text:p>0-2 </text:p>
          </table:table-cell>
          <table:table-cell table:style-name="ce26" office:value-type="string" calcext:value-type="string">
            <text:p>4-2 </text:p>
          </table:table-cell>
          <table:table-cell table:style-name="ce30" office:value-type="string" calcext:value-type="string">
            <text:p>— </text:p>
          </table:table-cell>
          <table:table-cell table:style-name="ce22" office:value-type="string" calcext:value-type="string">
            <text:p>1-0 </text:p>
          </table:table-cell>
          <table:table-cell table:style-name="ce26" office:value-type="string" calcext:value-type="string">
            <text:p>1-1 </text:p>
          </table:table-cell>
          <table:table-cell table:style-name="ce30" office:value-type="string" calcext:value-type="string">
            <text:p>1-1 </text:p>
          </table:table-cell>
          <table:table-cell table:style-name="ce22" office:value-type="string" calcext:value-type="string">
            <text:p>2-2 </text:p>
          </table:table-cell>
          <table:table-cell table:style-name="ce26" office:value-type="string" calcext:value-type="string">
            <text:p>0-3 </text:p>
          </table:table-cell>
          <table:table-cell table:style-name="ce30" office:value-type="string" calcext:value-type="string">
            <text:p>4-0 </text:p>
          </table:table-cell>
          <table:table-cell table:style-name="ce22" office:value-type="string" calcext:value-type="string">
            <text:p>0-0 </text:p>
          </table:table-cell>
          <table:table-cell table:style-name="ce26" office:value-type="string" calcext:value-type="string">
            <text:p>2-0 </text:p>
          </table:table-cell>
          <table:table-cell table:formula="of:=[.A13]" office:value-type="string" office:string-value="Fortaleza " calcext:value-type="string">
            <text:p>Fortaleza </text:p>
          </table:table-cell>
          <table:table-cell table:formula="of:=IF(LEN([.B13])=4;[.B13];&quot;&quot;)" office:value-type="string" office:string-value="3-2 " calcext:value-type="string">
            <text:p>3-2 </text:p>
          </table:table-cell>
          <table:table-cell table:formula="of:=IF(LEN([.C13])=4;[.C13];&quot;&quot;)" office:value-type="string" office:string-value="1-0 " calcext:value-type="string">
            <text:p>1-0 </text:p>
          </table:table-cell>
          <table:table-cell table:formula="of:=IF(LEN([.D13])=4;[.D13];&quot;&quot;)" office:value-type="string" office:string-value="2-1 " calcext:value-type="string">
            <text:p>2-1 </text:p>
          </table:table-cell>
          <table:table-cell table:formula="of:=IF(LEN([.E13])=4;[.E13];&quot;&quot;)" office:value-type="string" office:string-value="0-0 " calcext:value-type="string">
            <text:p>0-0 </text:p>
          </table:table-cell>
          <table:table-cell table:formula="of:=IF(LEN([.F13])=4;[.F13];&quot;&quot;)" office:value-type="string" office:string-value="2-2 " calcext:value-type="string">
            <text:p>2-2 </text:p>
          </table:table-cell>
          <table:table-cell table:formula="of:=IF(LEN([.G13])=4;[.G13];&quot;&quot;)" office:value-type="string" office:string-value="2-1 " calcext:value-type="string">
            <text:p>2-1 </text:p>
          </table:table-cell>
          <table:table-cell table:formula="of:=IF(LEN([.H13])=4;[.H13];&quot;&quot;)" office:value-type="string" office:string-value="3-1 " calcext:value-type="string">
            <text:p>3-1 </text:p>
          </table:table-cell>
          <table:table-cell table:formula="of:=IF(LEN([.I13])=4;[.I13];&quot;&quot;)" office:value-type="string" office:string-value="0-1 " calcext:value-type="string">
            <text:p>0-1 </text:p>
          </table:table-cell>
          <table:table-cell table:formula="of:=IF(LEN([.J13])=4;[.J13];&quot;&quot;)" office:value-type="string" office:string-value="0-1 " calcext:value-type="string">
            <text:p>0-1 </text:p>
          </table:table-cell>
          <table:table-cell table:formula="of:=IF(LEN([.K13])=4;[.K13];&quot;&quot;)" office:value-type="string" office:string-value="0-2 " calcext:value-type="string">
            <text:p>0-2 </text:p>
          </table:table-cell>
          <table:table-cell table:formula="of:=IF(LEN([.L13])=4;[.L13];&quot;&quot;)" office:value-type="string" office:string-value="4-2 " calcext:value-type="string">
            <text:p>4-2 </text:p>
          </table:table-cell>
          <table:table-cell table:formula="of:=IF(LEN([.M13])=4;[.M13];&quot;&quot;)">
            <text:p/>
          </table:table-cell>
          <table:table-cell table:formula="of:=IF(LEN([.N13])=4;[.N13];&quot;&quot;)" office:value-type="string" office:string-value="1-0 " calcext:value-type="string">
            <text:p>1-0 </text:p>
          </table:table-cell>
          <table:table-cell table:formula="of:=IF(LEN([.O13])=4;[.O13];&quot;&quot;)" office:value-type="string" office:string-value="1-1 " calcext:value-type="string">
            <text:p>1-1 </text:p>
          </table:table-cell>
          <table:table-cell table:formula="of:=IF(LEN([.P13])=4;[.P13];&quot;&quot;)" office:value-type="string" office:string-value="1-1 " calcext:value-type="string">
            <text:p>1-1 </text:p>
          </table:table-cell>
          <table:table-cell table:formula="of:=IF(LEN([.Q13])=4;[.Q13];&quot;&quot;)" office:value-type="string" office:string-value="2-2 " calcext:value-type="string">
            <text:p>2-2 </text:p>
          </table:table-cell>
          <table:table-cell table:formula="of:=IF(LEN([.R13])=4;[.R13];&quot;&quot;)" office:value-type="string" office:string-value="0-3 " calcext:value-type="string">
            <text:p>0-3 </text:p>
          </table:table-cell>
          <table:table-cell table:formula="of:=IF(LEN([.S13])=4;[.S13];&quot;&quot;)" office:value-type="string" office:string-value="4-0 " calcext:value-type="string">
            <text:p>4-0 </text:p>
          </table:table-cell>
          <table:table-cell table:formula="of:=IF(LEN([.T13])=4;[.T13];&quot;&quot;)" office:value-type="string" office:string-value="0-0 " calcext:value-type="string">
            <text:p>0-0 </text:p>
          </table:table-cell>
          <table:table-cell table:formula="of:=IF(LEN([.U13])=4;[.U13];&quot;&quot;)" office:value-type="string" office:string-value="2-0 " calcext:value-type="string">
            <text:p>2-0 </text:p>
          </table:table-cell>
          <table:table-cell office:value-type="float" office:value="12" calcext:value-type="float">
            <text:p>12</text:p>
          </table:table-cell>
          <table:table-cell table:formula="of:=&quot;[equipe[&quot;&amp;[.AQ13]&amp;&quot;][0],&quot;" office:value-type="string" office:string-value="[equipe[12][0]," calcext:value-type="string">
            <text:p>[equipe[12][0],</text:p>
          </table:table-cell>
          <table:table-cell table:formula="of:=&quot;[&quot;&amp;LEFT([.W13];1)&amp;&quot;,&quot;&amp;LEFT(RIGHT([.W13];2);1)&amp;&quot;]/*&quot;&amp;[.W$1]&amp;&quot;*/,&quot;" office:value-type="string" office:string-value="[3,2]/*AME*/," calcext:value-type="string">
            <text:p>[3,2]/*AME*/,</text:p>
          </table:table-cell>
          <table:table-cell table:formula="of:=&quot;[&quot;&amp;LEFT([.X13];1)&amp;&quot;,&quot;&amp;LEFT(RIGHT([.X13];2);1)&amp;&quot;]/*&quot;&amp;[.X$1]&amp;&quot;*/,&quot;" office:value-type="string" office:string-value="[1,0]/*CAP*/," calcext:value-type="string">
            <text:p>[1,0]/*CAP*/,</text:p>
          </table:table-cell>
          <table:table-cell table:formula="of:=&quot;[&quot;&amp;LEFT([.Y13];1)&amp;&quot;,&quot;&amp;LEFT(RIGHT([.Y13];2);1)&amp;&quot;]/*&quot;&amp;[.Y$1]&amp;&quot;*/,&quot;" office:value-type="string" office:string-value="[2,1]/*CAM*/," calcext:value-type="string">
            <text:p>[2,1]/*CAM*/,</text:p>
          </table:table-cell>
          <table:table-cell table:formula="of:=&quot;[&quot;&amp;LEFT([.Z13];1)&amp;&quot;,&quot;&amp;LEFT(RIGHT([.Z13];2);1)&amp;&quot;]/*&quot;&amp;[.Z$1]&amp;&quot;*/,&quot;" office:value-type="string" office:string-value="[0,0]/*BAH */," calcext:value-type="string">
            <text:p>[0,0]/*BAH */,</text:p>
          </table:table-cell>
          <table:table-cell table:formula="of:=&quot;[&quot;&amp;LEFT([.AA13];1)&amp;&quot;,&quot;&amp;LEFT(RIGHT([.AA13];2);1)&amp;&quot;]/*&quot;&amp;[.AA$1]&amp;&quot;*/,&quot;" office:value-type="string" office:string-value="[2,2]/*BOT */," calcext:value-type="string">
            <text:p>[2,2]/*BOT */,</text:p>
          </table:table-cell>
          <table:table-cell table:formula="of:=&quot;[&quot;&amp;LEFT([.AB13];1)&amp;&quot;,&quot;&amp;LEFT(RIGHT([.AB13];2);1)&amp;&quot;]/*&quot;&amp;[.AB$1]&amp;&quot;*/,&quot;" office:value-type="string" office:string-value="[2,1]/*COR */," calcext:value-type="string">
            <text:p>[2,1]/*COR */,</text:p>
          </table:table-cell>
          <table:table-cell table:formula="of:=&quot;[&quot;&amp;LEFT([.AC13];1)&amp;&quot;,&quot;&amp;LEFT(RIGHT([.AC13];2);1)&amp;&quot;]/*&quot;&amp;[.AC$1]&amp;&quot;*/,&quot;" office:value-type="string" office:string-value="[3,1]/*CTB */," calcext:value-type="string">
            <text:p>[3,1]/*CTB */,</text:p>
          </table:table-cell>
          <table:table-cell table:formula="of:=&quot;[&quot;&amp;LEFT([.AD13];1)&amp;&quot;,&quot;&amp;LEFT(RIGHT([.AD13];2);1)&amp;&quot;]/*&quot;&amp;[.AD$1]&amp;&quot;*/,&quot;" office:value-type="string" office:string-value="[0,1]/*CRU */," calcext:value-type="string">
            <text:p>[0,1]/*CRU */,</text:p>
          </table:table-cell>
          <table:table-cell table:formula="of:=&quot;[&quot;&amp;LEFT([.AE13];1)&amp;&quot;,&quot;&amp;LEFT(RIGHT([.AE13];2);1)&amp;&quot;]/*&quot;&amp;[.AE$1]&amp;&quot;*/,&quot;" office:value-type="string" office:string-value="[0,1]/*CUI */," calcext:value-type="string">
            <text:p>[0,1]/*CUI */,</text:p>
          </table:table-cell>
          <table:table-cell table:formula="of:=&quot;[&quot;&amp;LEFT([.AF13];1)&amp;&quot;,&quot;&amp;LEFT(RIGHT([.AF13];2);1)&amp;&quot;]/*&quot;&amp;[.AF$1]&amp;&quot;*/,&quot;" office:value-type="string" office:string-value="[0,2]/*FLA */," calcext:value-type="string">
            <text:p>[0,2]/*FLA */,</text:p>
          </table:table-cell>
          <table:table-cell table:formula="of:=&quot;[&quot;&amp;LEFT([.AG13];1)&amp;&quot;,&quot;&amp;LEFT(RIGHT([.AG13];2);1)&amp;&quot;]/*&quot;&amp;[.AG$1]&amp;&quot;*/,&quot;" office:value-type="string" office:string-value="[4,2]/*FLU */," calcext:value-type="string">
            <text:p>[4,2]/*FLU */,</text:p>
          </table:table-cell>
          <table:table-cell table:style-name="ce17" table:formula="of:=&quot;[,]/*&quot;&amp;[.AH$1]&amp;&quot;*/,&quot;" office:value-type="string" office:string-value="[,]/*FOR */," calcext:value-type="string">
            <text:p>[,]/*FOR */,</text:p>
          </table:table-cell>
          <table:table-cell table:formula="of:=&quot;[&quot;&amp;LEFT([.AI13];1)&amp;&quot;,&quot;&amp;LEFT(RIGHT([.AI13];2);1)&amp;&quot;]/*&quot;&amp;[.AI$1]&amp;&quot;*/,&quot;" office:value-type="string" office:string-value="[1,0]/*GOI */," calcext:value-type="string">
            <text:p>[1,0]/*GOI */,</text:p>
          </table:table-cell>
          <table:table-cell table:formula="of:=&quot;[&quot;&amp;LEFT([.AJ13];1)&amp;&quot;,&quot;&amp;LEFT(RIGHT([.AJ13];2);1)&amp;&quot;]/*&quot;&amp;[.AJ$1]&amp;&quot;*/,&quot;" office:value-type="string" office:string-value="[1,1]/*GRE */," calcext:value-type="string">
            <text:p>[1,1]/*GRE */,</text:p>
          </table:table-cell>
          <table:table-cell table:formula="of:=&quot;[&quot;&amp;LEFT([.AK13];1)&amp;&quot;,&quot;&amp;LEFT(RIGHT([.AK13];2);1)&amp;&quot;]/*&quot;&amp;[.AK$1]&amp;&quot;*/,&quot;" office:value-type="string" office:string-value="[1,1]/*INT */," calcext:value-type="string">
            <text:p>[1,1]/*INT */,</text:p>
          </table:table-cell>
          <table:table-cell table:formula="of:=&quot;[&quot;&amp;LEFT([.AL13];1)&amp;&quot;,&quot;&amp;LEFT(RIGHT([.AL13];2);1)&amp;&quot;]/*&quot;&amp;[.AL$1]&amp;&quot;*/,&quot;" office:value-type="string" office:string-value="[2,2]/*PAL */," calcext:value-type="string">
            <text:p>[2,2]/*PAL */,</text:p>
          </table:table-cell>
          <table:table-cell table:formula="of:=&quot;[&quot;&amp;LEFT([.AM13];1)&amp;&quot;,&quot;&amp;LEFT(RIGHT([.AM13];2);1)&amp;&quot;]/*&quot;&amp;[.AM$1]&amp;&quot;*/,&quot;" office:value-type="string" office:string-value="[0,3]/*RBB */," calcext:value-type="string">
            <text:p>[0,3]/*RBB */,</text:p>
          </table:table-cell>
          <table:table-cell table:formula="of:=&quot;[&quot;&amp;LEFT([.AN13];1)&amp;&quot;,&quot;&amp;LEFT(RIGHT([.AN13];2);1)&amp;&quot;]/*&quot;&amp;[.AN$1]&amp;&quot;*/,&quot;" office:value-type="string" office:string-value="[4,0]/*SAN */," calcext:value-type="string">
            <text:p>[4,0]/*SAN */,</text:p>
          </table:table-cell>
          <table:table-cell table:formula="of:=&quot;[&quot;&amp;LEFT([.AO13];1)&amp;&quot;,&quot;&amp;LEFT(RIGHT([.AO13];2);1)&amp;&quot;]/*&quot;&amp;[.AO$1]&amp;&quot;*/,&quot;" office:value-type="string" office:string-value="[0,0]/*SPA */," calcext:value-type="string">
            <text:p>[0,0]/*SPA */,</text:p>
          </table:table-cell>
          <table:table-cell table:formula="of:=&quot;[&quot;&amp;LEFT([.AP13];1)&amp;&quot;,&quot;&amp;LEFT(RIGHT([.AP13];2);1)&amp;&quot;]/*&quot;&amp;[.AP$1]&amp;&quot;*/]&quot;" office:value-type="string" office:string-value="[2,0]/*VAS */]" calcext:value-type="string">
            <text:p>[2,0]/*VAS */]</text:p>
          </table:table-cell>
          <table:table-cell table:formula="of:=CONCATENATE([.AR13];[.AS13];[.AT13];[.AU13];[.AV13];[.AW13];[.AX13];[.AY13];[.AZ13];[.BA13];[.BB13];[.BC13];[.BD13];[.BE13];[.BF13];[.BG13];[.BH13];[.BI13];[.BJ13];[.BK13];[.BL13])&amp;&quot;,&quot;" office:value-type="string" office:string-value="[equipe[12][0],[3,2]/*AME*/,[1,0]/*CAP*/,[2,1]/*CAM*/,[0,0]/*BAH */,[2,2]/*BOT */,[2,1]/*COR */,[3,1]/*CTB */,[0,1]/*CRU */,[0,1]/*CUI */,[0,2]/*FLA */,[4,2]/*FLU */,[,]/*FOR */,[1,0]/*GOI */,[1,1]/*GRE */,[1,1]/*INT */,[2,2]/*PAL */,[0,3]/*RBB */,[4,0]/*SAN */,[0,0]/*SPA */,[2,0]/*VAS */]," calcext:value-type="string">
            <text:p>[equipe[12][0],[3,2]/*AME*/,[1,0]/*CAP*/,[2,1]/*CAM*/,[0,0]/*BAH */,[2,2]/*BOT */,[2,1]/*COR */,[3,1]/*CTB */,[0,1]/*CRU */,[0,1]/*CUI */,[0,2]/*FLA */,[4,2]/*FLU */,[,]/*FOR */,[1,0]/*GOI */,[1,1]/*GRE */,[1,1]/*INT */,[2,2]/*PAL */,[0,3]/*RBB */,[4,0]/*SAN */,[0,0]/*SPA */,[2,0]/*VAS */],</text:p>
          </table:table-cell>
        </table:table-row>
        <table:table-row table:style-name="ro1">
          <table:table-cell table:style-name="ce14" office:value-type="string" calcext:value-type="string">
            <text:p>Goiás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1-1 </text:p>
          </table:table-cell>
          <table:table-cell office:value-type="string" calcext:value-type="string">
            <text:p>0-0 </text:p>
          </table:table-cell>
          <table:table-cell office:value-type="string" calcext:value-type="string">
            <text:p>4-6 </text:p>
          </table:table-cell>
          <table:table-cell office:value-type="string" calcext:value-type="string">
            <text:p>2-1 </text:p>
          </table:table-cell>
          <table:table-cell office:value-type="string" calcext:value-type="string">
            <text:p>3-1 </text:p>
          </table:table-cell>
          <table:table-cell office:value-type="string" calcext:value-type="string">
            <text:p>1-2 </text:p>
          </table:table-cell>
          <table:table-cell table:number-columns-repeated="2" office:value-type="string" calcext:value-type="string">
            <text:p>0-1 </text:p>
          </table:table-cell>
          <table:table-cell office:value-type="string" calcext:value-type="string">
            <text:p>0-0 </text:p>
          </table:table-cell>
          <table:table-cell office:value-type="string" calcext:value-type="string">
            <text:p>2-2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-1 </text:p>
          </table:table-cell>
          <table:table-cell office:value-type="string" calcext:value-type="string">
            <text:p>0-0 </text:p>
          </table:table-cell>
          <table:table-cell office:value-type="string" calcext:value-type="string">
            <text:p>0-5 </text:p>
          </table:table-cell>
          <table:table-cell office:value-type="string" calcext:value-type="string">
            <text:p>0-2 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2-0 </text:p>
          </table:table-cell>
          <table:table-cell office:value-type="string" calcext:value-type="string">
            <text:p>1-1 </text:p>
          </table:table-cell>
          <table:table-cell table:formula="of:=[.A14]" office:value-type="string" office:string-value="Goiás " calcext:value-type="string">
            <text:p>Goiás </text:p>
          </table:table-cell>
          <table:table-cell table:formula="of:=IF(LEN([.B14])=4;[.B14];&quot;&quot;)" office:value-type="string" office:string-value="1-0 " calcext:value-type="string">
            <text:p>1-0 </text:p>
          </table:table-cell>
          <table:table-cell table:formula="of:=IF(LEN([.C14])=4;[.C14];&quot;&quot;)" office:value-type="string" office:string-value="1-1 " calcext:value-type="string">
            <text:p>1-1 </text:p>
          </table:table-cell>
          <table:table-cell table:formula="of:=IF(LEN([.D14])=4;[.D14];&quot;&quot;)" office:value-type="string" office:string-value="0-0 " calcext:value-type="string">
            <text:p>0-0 </text:p>
          </table:table-cell>
          <table:table-cell table:formula="of:=IF(LEN([.E14])=4;[.E14];&quot;&quot;)" office:value-type="string" office:string-value="4-6 " calcext:value-type="string">
            <text:p>4-6 </text:p>
          </table:table-cell>
          <table:table-cell table:formula="of:=IF(LEN([.F14])=4;[.F14];&quot;&quot;)" office:value-type="string" office:string-value="2-1 " calcext:value-type="string">
            <text:p>2-1 </text:p>
          </table:table-cell>
          <table:table-cell table:formula="of:=IF(LEN([.G14])=4;[.G14];&quot;&quot;)" office:value-type="string" office:string-value="3-1 " calcext:value-type="string">
            <text:p>3-1 </text:p>
          </table:table-cell>
          <table:table-cell table:formula="of:=IF(LEN([.H14])=4;[.H14];&quot;&quot;)" office:value-type="string" office:string-value="1-2 " calcext:value-type="string">
            <text:p>1-2 </text:p>
          </table:table-cell>
          <table:table-cell table:formula="of:=IF(LEN([.I14])=4;[.I14];&quot;&quot;)" office:value-type="string" office:string-value="0-1 " calcext:value-type="string">
            <text:p>0-1 </text:p>
          </table:table-cell>
          <table:table-cell table:formula="of:=IF(LEN([.J14])=4;[.J14];&quot;&quot;)" office:value-type="string" office:string-value="0-1 " calcext:value-type="string">
            <text:p>0-1 </text:p>
          </table:table-cell>
          <table:table-cell table:formula="of:=IF(LEN([.K14])=4;[.K14];&quot;&quot;)" office:value-type="string" office:string-value="0-0 " calcext:value-type="string">
            <text:p>0-0 </text:p>
          </table:table-cell>
          <table:table-cell table:formula="of:=IF(LEN([.L14])=4;[.L14];&quot;&quot;)" office:value-type="string" office:string-value="2-2 " calcext:value-type="string">
            <text:p>2-2 </text:p>
          </table:table-cell>
          <table:table-cell table:formula="of:=IF(LEN([.M14])=4;[.M14];&quot;&quot;)" office:value-type="string" office:string-value="1-0 " calcext:value-type="string">
            <text:p>1-0 </text:p>
          </table:table-cell>
          <table:table-cell table:formula="of:=IF(LEN([.N14])=4;[.N14];&quot;&quot;)">
            <text:p/>
          </table:table-cell>
          <table:table-cell table:formula="of:=IF(LEN([.O14])=4;[.O14];&quot;&quot;)" office:value-type="string" office:string-value="1-1 " calcext:value-type="string">
            <text:p>1-1 </text:p>
          </table:table-cell>
          <table:table-cell table:formula="of:=IF(LEN([.P14])=4;[.P14];&quot;&quot;)" office:value-type="string" office:string-value="0-0 " calcext:value-type="string">
            <text:p>0-0 </text:p>
          </table:table-cell>
          <table:table-cell table:formula="of:=IF(LEN([.Q14])=4;[.Q14];&quot;&quot;)" office:value-type="string" office:string-value="0-5 " calcext:value-type="string">
            <text:p>0-5 </text:p>
          </table:table-cell>
          <table:table-cell table:formula="of:=IF(LEN([.R14])=4;[.R14];&quot;&quot;)" office:value-type="string" office:string-value="0-2 " calcext:value-type="string">
            <text:p>0-2 </text:p>
          </table:table-cell>
          <table:table-cell table:formula="of:=IF(LEN([.S14])=4;[.S14];&quot;&quot;)" office:value-type="string" office:string-value="0-1 " calcext:value-type="string">
            <text:p>0-1 </text:p>
          </table:table-cell>
          <table:table-cell table:formula="of:=IF(LEN([.T14])=4;[.T14];&quot;&quot;)" office:value-type="string" office:string-value="2-0 " calcext:value-type="string">
            <text:p>2-0 </text:p>
          </table:table-cell>
          <table:table-cell table:formula="of:=IF(LEN([.U14])=4;[.U14];&quot;&quot;)" office:value-type="string" office:string-value="1-1 " calcext:value-type="string">
            <text:p>1-1 </text:p>
          </table:table-cell>
          <table:table-cell office:value-type="float" office:value="13" calcext:value-type="float">
            <text:p>13</text:p>
          </table:table-cell>
          <table:table-cell table:formula="of:=&quot;[equipe[&quot;&amp;[.AQ14]&amp;&quot;][0],&quot;" office:value-type="string" office:string-value="[equipe[13][0]," calcext:value-type="string">
            <text:p>[equipe[13][0],</text:p>
          </table:table-cell>
          <table:table-cell table:formula="of:=&quot;[&quot;&amp;LEFT([.W14];1)&amp;&quot;,&quot;&amp;LEFT(RIGHT([.W14];2);1)&amp;&quot;]/*&quot;&amp;[.W$1]&amp;&quot;*/,&quot;" office:value-type="string" office:string-value="[1,0]/*AME*/," calcext:value-type="string">
            <text:p>[1,0]/*AME*/,</text:p>
          </table:table-cell>
          <table:table-cell table:formula="of:=&quot;[&quot;&amp;LEFT([.X14];1)&amp;&quot;,&quot;&amp;LEFT(RIGHT([.X14];2);1)&amp;&quot;]/*&quot;&amp;[.X$1]&amp;&quot;*/,&quot;" office:value-type="string" office:string-value="[1,1]/*CAP*/," calcext:value-type="string">
            <text:p>[1,1]/*CAP*/,</text:p>
          </table:table-cell>
          <table:table-cell table:formula="of:=&quot;[&quot;&amp;LEFT([.Y14];1)&amp;&quot;,&quot;&amp;LEFT(RIGHT([.Y14];2);1)&amp;&quot;]/*&quot;&amp;[.Y$1]&amp;&quot;*/,&quot;" office:value-type="string" office:string-value="[0,0]/*CAM*/," calcext:value-type="string">
            <text:p>[0,0]/*CAM*/,</text:p>
          </table:table-cell>
          <table:table-cell table:formula="of:=&quot;[&quot;&amp;LEFT([.Z14];1)&amp;&quot;,&quot;&amp;LEFT(RIGHT([.Z14];2);1)&amp;&quot;]/*&quot;&amp;[.Z$1]&amp;&quot;*/,&quot;" office:value-type="string" office:string-value="[4,6]/*BAH */," calcext:value-type="string">
            <text:p>[4,6]/*BAH */,</text:p>
          </table:table-cell>
          <table:table-cell table:formula="of:=&quot;[&quot;&amp;LEFT([.AA14];1)&amp;&quot;,&quot;&amp;LEFT(RIGHT([.AA14];2);1)&amp;&quot;]/*&quot;&amp;[.AA$1]&amp;&quot;*/,&quot;" office:value-type="string" office:string-value="[2,1]/*BOT */," calcext:value-type="string">
            <text:p>[2,1]/*BOT */,</text:p>
          </table:table-cell>
          <table:table-cell table:formula="of:=&quot;[&quot;&amp;LEFT([.AB14];1)&amp;&quot;,&quot;&amp;LEFT(RIGHT([.AB14];2);1)&amp;&quot;]/*&quot;&amp;[.AB$1]&amp;&quot;*/,&quot;" office:value-type="string" office:string-value="[3,1]/*COR */," calcext:value-type="string">
            <text:p>[3,1]/*COR */,</text:p>
          </table:table-cell>
          <table:table-cell table:formula="of:=&quot;[&quot;&amp;LEFT([.AC14];1)&amp;&quot;,&quot;&amp;LEFT(RIGHT([.AC14];2);1)&amp;&quot;]/*&quot;&amp;[.AC$1]&amp;&quot;*/,&quot;" office:value-type="string" office:string-value="[1,2]/*CTB */," calcext:value-type="string">
            <text:p>[1,2]/*CTB */,</text:p>
          </table:table-cell>
          <table:table-cell table:formula="of:=&quot;[&quot;&amp;LEFT([.AD14];1)&amp;&quot;,&quot;&amp;LEFT(RIGHT([.AD14];2);1)&amp;&quot;]/*&quot;&amp;[.AD$1]&amp;&quot;*/,&quot;" office:value-type="string" office:string-value="[0,1]/*CRU */," calcext:value-type="string">
            <text:p>[0,1]/*CRU */,</text:p>
          </table:table-cell>
          <table:table-cell table:formula="of:=&quot;[&quot;&amp;LEFT([.AE14];1)&amp;&quot;,&quot;&amp;LEFT(RIGHT([.AE14];2);1)&amp;&quot;]/*&quot;&amp;[.AE$1]&amp;&quot;*/,&quot;" office:value-type="string" office:string-value="[0,1]/*CUI */," calcext:value-type="string">
            <text:p>[0,1]/*CUI */,</text:p>
          </table:table-cell>
          <table:table-cell table:formula="of:=&quot;[&quot;&amp;LEFT([.AF14];1)&amp;&quot;,&quot;&amp;LEFT(RIGHT([.AF14];2);1)&amp;&quot;]/*&quot;&amp;[.AF$1]&amp;&quot;*/,&quot;" office:value-type="string" office:string-value="[0,0]/*FLA */," calcext:value-type="string">
            <text:p>[0,0]/*FLA */,</text:p>
          </table:table-cell>
          <table:table-cell table:formula="of:=&quot;[&quot;&amp;LEFT([.AG14];1)&amp;&quot;,&quot;&amp;LEFT(RIGHT([.AG14];2);1)&amp;&quot;]/*&quot;&amp;[.AG$1]&amp;&quot;*/,&quot;" office:value-type="string" office:string-value="[2,2]/*FLU */," calcext:value-type="string">
            <text:p>[2,2]/*FLU */,</text:p>
          </table:table-cell>
          <table:table-cell table:formula="of:=&quot;[&quot;&amp;LEFT([.AH14];1)&amp;&quot;,&quot;&amp;LEFT(RIGHT([.AH14];2);1)&amp;&quot;]/*&quot;&amp;[.AH$1]&amp;&quot;*/,&quot;" office:value-type="string" office:string-value="[1,0]/*FOR */," calcext:value-type="string">
            <text:p>[1,0]/*FOR */,</text:p>
          </table:table-cell>
          <table:table-cell table:style-name="ce17" table:formula="of:=&quot;[,]/*&quot;&amp;[.AI$1]&amp;&quot;*/,&quot;" office:value-type="string" office:string-value="[,]/*GOI */," calcext:value-type="string">
            <text:p>[,]/*GOI */,</text:p>
          </table:table-cell>
          <table:table-cell table:formula="of:=&quot;[&quot;&amp;LEFT([.AJ14];1)&amp;&quot;,&quot;&amp;LEFT(RIGHT([.AJ14];2);1)&amp;&quot;]/*&quot;&amp;[.AJ$1]&amp;&quot;*/,&quot;" office:value-type="string" office:string-value="[1,1]/*GRE */," calcext:value-type="string">
            <text:p>[1,1]/*GRE */,</text:p>
          </table:table-cell>
          <table:table-cell table:formula="of:=&quot;[&quot;&amp;LEFT([.AK14];1)&amp;&quot;,&quot;&amp;LEFT(RIGHT([.AK14];2);1)&amp;&quot;]/*&quot;&amp;[.AK$1]&amp;&quot;*/,&quot;" office:value-type="string" office:string-value="[0,0]/*INT */," calcext:value-type="string">
            <text:p>[0,0]/*INT */,</text:p>
          </table:table-cell>
          <table:table-cell table:formula="of:=&quot;[&quot;&amp;LEFT([.AL14];1)&amp;&quot;,&quot;&amp;LEFT(RIGHT([.AL14];2);1)&amp;&quot;]/*&quot;&amp;[.AL$1]&amp;&quot;*/,&quot;" office:value-type="string" office:string-value="[0,5]/*PAL */," calcext:value-type="string">
            <text:p>[0,5]/*PAL */,</text:p>
          </table:table-cell>
          <table:table-cell table:formula="of:=&quot;[&quot;&amp;LEFT([.AM14];1)&amp;&quot;,&quot;&amp;LEFT(RIGHT([.AM14];2);1)&amp;&quot;]/*&quot;&amp;[.AM$1]&amp;&quot;*/,&quot;" office:value-type="string" office:string-value="[0,2]/*RBB */," calcext:value-type="string">
            <text:p>[0,2]/*RBB */,</text:p>
          </table:table-cell>
          <table:table-cell table:formula="of:=&quot;[&quot;&amp;LEFT([.AN14];1)&amp;&quot;,&quot;&amp;LEFT(RIGHT([.AN14];2);1)&amp;&quot;]/*&quot;&amp;[.AN$1]&amp;&quot;*/,&quot;" office:value-type="string" office:string-value="[0,1]/*SAN */," calcext:value-type="string">
            <text:p>[0,1]/*SAN */,</text:p>
          </table:table-cell>
          <table:table-cell table:formula="of:=&quot;[&quot;&amp;LEFT([.AO14];1)&amp;&quot;,&quot;&amp;LEFT(RIGHT([.AO14];2);1)&amp;&quot;]/*&quot;&amp;[.AO$1]&amp;&quot;*/,&quot;" office:value-type="string" office:string-value="[2,0]/*SPA */," calcext:value-type="string">
            <text:p>[2,0]/*SPA */,</text:p>
          </table:table-cell>
          <table:table-cell table:formula="of:=&quot;[&quot;&amp;LEFT([.AP14];1)&amp;&quot;,&quot;&amp;LEFT(RIGHT([.AP14];2);1)&amp;&quot;]/*&quot;&amp;[.AP$1]&amp;&quot;*/]&quot;" office:value-type="string" office:string-value="[1,1]/*VAS */]" calcext:value-type="string">
            <text:p>[1,1]/*VAS */]</text:p>
          </table:table-cell>
          <table:table-cell table:formula="of:=CONCATENATE([.AR14];[.AS14];[.AT14];[.AU14];[.AV14];[.AW14];[.AX14];[.AY14];[.AZ14];[.BA14];[.BB14];[.BC14];[.BD14];[.BE14];[.BF14];[.BG14];[.BH14];[.BI14];[.BJ14];[.BK14];[.BL14])&amp;&quot;,&quot;" office:value-type="string" office:string-value="[equipe[13][0],[1,0]/*AME*/,[1,1]/*CAP*/,[0,0]/*CAM*/,[4,6]/*BAH */,[2,1]/*BOT */,[3,1]/*COR */,[1,2]/*CTB */,[0,1]/*CRU */,[0,1]/*CUI */,[0,0]/*FLA */,[2,2]/*FLU */,[1,0]/*FOR */,[,]/*GOI */,[1,1]/*GRE */,[0,0]/*INT */,[0,5]/*PAL */,[0,2]/*RBB */,[0,1]/*SAN */,[2,0]/*SPA */,[1,1]/*VAS */]," calcext:value-type="string">
            <text:p>[equipe[13][0],[1,0]/*AME*/,[1,1]/*CAP*/,[0,0]/*CAM*/,[4,6]/*BAH */,[2,1]/*BOT */,[3,1]/*COR */,[1,2]/*CTB */,[0,1]/*CRU */,[0,1]/*CUI */,[0,0]/*FLA */,[2,2]/*FLU */,[1,0]/*FOR */,[,]/*GOI */,[1,1]/*GRE */,[0,0]/*INT */,[0,5]/*PAL */,[0,2]/*RBB */,[0,1]/*SAN */,[2,0]/*SPA */,[1,1]/*VAS */],</text:p>
          </table:table-cell>
        </table:table-row>
        <table:table-row table:style-name="ro1">
          <table:table-cell table:style-name="ce15" office:value-type="string" calcext:value-type="string">
            <text:p>Grêmio </text:p>
          </table:table-cell>
          <table:table-cell table:style-name="ce21" office:value-type="string" calcext:value-type="string">
            <text:p>3-1 </text:p>
          </table:table-cell>
          <table:table-cell table:style-name="ce25" office:value-type="string" calcext:value-type="string">
            <text:p>1-2 </text:p>
          </table:table-cell>
          <table:table-cell table:style-name="ce29" office:value-type="string" calcext:value-type="string">
            <text:p>1-0 </text:p>
          </table:table-cell>
          <table:table-cell table:style-name="ce21" office:value-type="string" calcext:value-type="string">
            <text:p>1-0 </text:p>
          </table:table-cell>
          <table:table-cell table:style-name="ce25" office:value-type="string" calcext:value-type="string">
            <text:p>0-2 </text:p>
          </table:table-cell>
          <table:table-cell table:style-name="ce29" office:value-type="string" calcext:value-type="string">
            <text:p>0-1 </text:p>
          </table:table-cell>
          <table:table-cell table:style-name="ce21" office:value-type="string" calcext:value-type="string">
            <text:p>5-1 </text:p>
          </table:table-cell>
          <table:table-cell table:style-name="ce25" office:value-type="string" calcext:value-type="string">
            <text:p>3-0 </text:p>
          </table:table-cell>
          <table:table-cell table:style-name="ce29" office:value-type="string" calcext:value-type="string">
            <text:p>2-0 </text:p>
          </table:table-cell>
          <table:table-cell table:style-name="ce21" office:value-type="string" calcext:value-type="string">
            <text:p>3-2 </text:p>
          </table:table-cell>
          <table:table-cell table:style-name="ce25" office:value-type="string" calcext:value-type="string">
            <text:p>2-1 </text:p>
          </table:table-cell>
          <table:table-cell table:style-name="ce29" office:value-type="string" calcext:value-type="string">
            <text:p>0-0 </text:p>
          </table:table-cell>
          <table:table-cell table:style-name="ce21" office:value-type="string" calcext:value-type="string">
            <text:p>2-1 </text:p>
          </table:table-cell>
          <table:table-cell table:style-name="ce25" office:value-type="string" calcext:value-type="string">
            <text:p>— </text:p>
          </table:table-cell>
          <table:table-cell table:style-name="ce29" office:value-type="string" calcext:value-type="string">
            <text:p>3-1 </text:p>
          </table:table-cell>
          <table:table-cell table:style-name="ce21" office:value-type="string" calcext:value-type="string">
            <text:p>1-0 </text:p>
          </table:table-cell>
          <table:table-cell table:style-name="ce25" office:value-type="string" calcext:value-type="string">
            <text:p>3-3 </text:p>
          </table:table-cell>
          <table:table-cell table:style-name="ce29" office:value-type="string" calcext:value-type="string">
            <text:p>1-0 </text:p>
          </table:table-cell>
          <table:table-cell table:style-name="ce21" office:value-type="string" calcext:value-type="string">
            <text:p>2-1 </text:p>
          </table:table-cell>
          <table:table-cell table:style-name="ce25" office:value-type="string" calcext:value-type="string">
            <text:p>1-0 </text:p>
          </table:table-cell>
          <table:table-cell table:formula="of:=[.A15]" office:value-type="string" office:string-value="Grêmio " calcext:value-type="string">
            <text:p>Grêmio </text:p>
          </table:table-cell>
          <table:table-cell table:formula="of:=IF(LEN([.B15])=4;[.B15];&quot;&quot;)" office:value-type="string" office:string-value="3-1 " calcext:value-type="string">
            <text:p>3-1 </text:p>
          </table:table-cell>
          <table:table-cell table:formula="of:=IF(LEN([.C15])=4;[.C15];&quot;&quot;)" office:value-type="string" office:string-value="1-2 " calcext:value-type="string">
            <text:p>1-2 </text:p>
          </table:table-cell>
          <table:table-cell table:formula="of:=IF(LEN([.D15])=4;[.D15];&quot;&quot;)" office:value-type="string" office:string-value="1-0 " calcext:value-type="string">
            <text:p>1-0 </text:p>
          </table:table-cell>
          <table:table-cell table:formula="of:=IF(LEN([.E15])=4;[.E15];&quot;&quot;)" office:value-type="string" office:string-value="1-0 " calcext:value-type="string">
            <text:p>1-0 </text:p>
          </table:table-cell>
          <table:table-cell table:formula="of:=IF(LEN([.F15])=4;[.F15];&quot;&quot;)" office:value-type="string" office:string-value="0-2 " calcext:value-type="string">
            <text:p>0-2 </text:p>
          </table:table-cell>
          <table:table-cell table:formula="of:=IF(LEN([.G15])=4;[.G15];&quot;&quot;)" office:value-type="string" office:string-value="0-1 " calcext:value-type="string">
            <text:p>0-1 </text:p>
          </table:table-cell>
          <table:table-cell table:formula="of:=IF(LEN([.H15])=4;[.H15];&quot;&quot;)" office:value-type="string" office:string-value="5-1 " calcext:value-type="string">
            <text:p>5-1 </text:p>
          </table:table-cell>
          <table:table-cell table:formula="of:=IF(LEN([.I15])=4;[.I15];&quot;&quot;)" office:value-type="string" office:string-value="3-0 " calcext:value-type="string">
            <text:p>3-0 </text:p>
          </table:table-cell>
          <table:table-cell table:formula="of:=IF(LEN([.J15])=4;[.J15];&quot;&quot;)" office:value-type="string" office:string-value="2-0 " calcext:value-type="string">
            <text:p>2-0 </text:p>
          </table:table-cell>
          <table:table-cell table:formula="of:=IF(LEN([.K15])=4;[.K15];&quot;&quot;)" office:value-type="string" office:string-value="3-2 " calcext:value-type="string">
            <text:p>3-2 </text:p>
          </table:table-cell>
          <table:table-cell table:formula="of:=IF(LEN([.L15])=4;[.L15];&quot;&quot;)" office:value-type="string" office:string-value="2-1 " calcext:value-type="string">
            <text:p>2-1 </text:p>
          </table:table-cell>
          <table:table-cell table:formula="of:=IF(LEN([.M15])=4;[.M15];&quot;&quot;)" office:value-type="string" office:string-value="0-0 " calcext:value-type="string">
            <text:p>0-0 </text:p>
          </table:table-cell>
          <table:table-cell table:formula="of:=IF(LEN([.N15])=4;[.N15];&quot;&quot;)" office:value-type="string" office:string-value="2-1 " calcext:value-type="string">
            <text:p>2-1 </text:p>
          </table:table-cell>
          <table:table-cell table:formula="of:=IF(LEN([.O15])=4;[.O15];&quot;&quot;)">
            <text:p/>
          </table:table-cell>
          <table:table-cell table:formula="of:=IF(LEN([.P15])=4;[.P15];&quot;&quot;)" office:value-type="string" office:string-value="3-1 " calcext:value-type="string">
            <text:p>3-1 </text:p>
          </table:table-cell>
          <table:table-cell table:formula="of:=IF(LEN([.Q15])=4;[.Q15];&quot;&quot;)" office:value-type="string" office:string-value="1-0 " calcext:value-type="string">
            <text:p>1-0 </text:p>
          </table:table-cell>
          <table:table-cell table:formula="of:=IF(LEN([.R15])=4;[.R15];&quot;&quot;)" office:value-type="string" office:string-value="3-3 " calcext:value-type="string">
            <text:p>3-3 </text:p>
          </table:table-cell>
          <table:table-cell table:formula="of:=IF(LEN([.S15])=4;[.S15];&quot;&quot;)" office:value-type="string" office:string-value="1-0 " calcext:value-type="string">
            <text:p>1-0 </text:p>
          </table:table-cell>
          <table:table-cell table:formula="of:=IF(LEN([.T15])=4;[.T15];&quot;&quot;)" office:value-type="string" office:string-value="2-1 " calcext:value-type="string">
            <text:p>2-1 </text:p>
          </table:table-cell>
          <table:table-cell table:formula="of:=IF(LEN([.U15])=4;[.U15];&quot;&quot;)" office:value-type="string" office:string-value="1-0 " calcext:value-type="string">
            <text:p>1-0 </text:p>
          </table:table-cell>
          <table:table-cell office:value-type="float" office:value="14" calcext:value-type="float">
            <text:p>14</text:p>
          </table:table-cell>
          <table:table-cell table:formula="of:=&quot;[equipe[&quot;&amp;[.AQ15]&amp;&quot;][0],&quot;" office:value-type="string" office:string-value="[equipe[14][0]," calcext:value-type="string">
            <text:p>[equipe[14][0],</text:p>
          </table:table-cell>
          <table:table-cell table:formula="of:=&quot;[&quot;&amp;LEFT([.W15];1)&amp;&quot;,&quot;&amp;LEFT(RIGHT([.W15];2);1)&amp;&quot;]/*&quot;&amp;[.W$1]&amp;&quot;*/,&quot;" office:value-type="string" office:string-value="[3,1]/*AME*/," calcext:value-type="string">
            <text:p>[3,1]/*AME*/,</text:p>
          </table:table-cell>
          <table:table-cell table:formula="of:=&quot;[&quot;&amp;LEFT([.X15];1)&amp;&quot;,&quot;&amp;LEFT(RIGHT([.X15];2);1)&amp;&quot;]/*&quot;&amp;[.X$1]&amp;&quot;*/,&quot;" office:value-type="string" office:string-value="[1,2]/*CAP*/," calcext:value-type="string">
            <text:p>[1,2]/*CAP*/,</text:p>
          </table:table-cell>
          <table:table-cell table:formula="of:=&quot;[&quot;&amp;LEFT([.Y15];1)&amp;&quot;,&quot;&amp;LEFT(RIGHT([.Y15];2);1)&amp;&quot;]/*&quot;&amp;[.Y$1]&amp;&quot;*/,&quot;" office:value-type="string" office:string-value="[1,0]/*CAM*/," calcext:value-type="string">
            <text:p>[1,0]/*CAM*/,</text:p>
          </table:table-cell>
          <table:table-cell table:formula="of:=&quot;[&quot;&amp;LEFT([.Z15];1)&amp;&quot;,&quot;&amp;LEFT(RIGHT([.Z15];2);1)&amp;&quot;]/*&quot;&amp;[.Z$1]&amp;&quot;*/,&quot;" office:value-type="string" office:string-value="[1,0]/*BAH */," calcext:value-type="string">
            <text:p>[1,0]/*BAH */,</text:p>
          </table:table-cell>
          <table:table-cell table:formula="of:=&quot;[&quot;&amp;LEFT([.AA15];1)&amp;&quot;,&quot;&amp;LEFT(RIGHT([.AA15];2);1)&amp;&quot;]/*&quot;&amp;[.AA$1]&amp;&quot;*/,&quot;" office:value-type="string" office:string-value="[0,2]/*BOT */," calcext:value-type="string">
            <text:p>[0,2]/*BOT */,</text:p>
          </table:table-cell>
          <table:table-cell table:formula="of:=&quot;[&quot;&amp;LEFT([.AB15];1)&amp;&quot;,&quot;&amp;LEFT(RIGHT([.AB15];2);1)&amp;&quot;]/*&quot;&amp;[.AB$1]&amp;&quot;*/,&quot;" office:value-type="string" office:string-value="[0,1]/*COR */," calcext:value-type="string">
            <text:p>[0,1]/*COR */,</text:p>
          </table:table-cell>
          <table:table-cell table:formula="of:=&quot;[&quot;&amp;LEFT([.AC15];1)&amp;&quot;,&quot;&amp;LEFT(RIGHT([.AC15];2);1)&amp;&quot;]/*&quot;&amp;[.AC$1]&amp;&quot;*/,&quot;" office:value-type="string" office:string-value="[5,1]/*CTB */," calcext:value-type="string">
            <text:p>[5,1]/*CTB */,</text:p>
          </table:table-cell>
          <table:table-cell table:formula="of:=&quot;[&quot;&amp;LEFT([.AD15];1)&amp;&quot;,&quot;&amp;LEFT(RIGHT([.AD15];2);1)&amp;&quot;]/*&quot;&amp;[.AD$1]&amp;&quot;*/,&quot;" office:value-type="string" office:string-value="[3,0]/*CRU */," calcext:value-type="string">
            <text:p>[3,0]/*CRU */,</text:p>
          </table:table-cell>
          <table:table-cell table:formula="of:=&quot;[&quot;&amp;LEFT([.AE15];1)&amp;&quot;,&quot;&amp;LEFT(RIGHT([.AE15];2);1)&amp;&quot;]/*&quot;&amp;[.AE$1]&amp;&quot;*/,&quot;" office:value-type="string" office:string-value="[2,0]/*CUI */," calcext:value-type="string">
            <text:p>[2,0]/*CUI */,</text:p>
          </table:table-cell>
          <table:table-cell table:formula="of:=&quot;[&quot;&amp;LEFT([.AF15];1)&amp;&quot;,&quot;&amp;LEFT(RIGHT([.AF15];2);1)&amp;&quot;]/*&quot;&amp;[.AF$1]&amp;&quot;*/,&quot;" office:value-type="string" office:string-value="[3,2]/*FLA */," calcext:value-type="string">
            <text:p>[3,2]/*FLA */,</text:p>
          </table:table-cell>
          <table:table-cell table:formula="of:=&quot;[&quot;&amp;LEFT([.AG15];1)&amp;&quot;,&quot;&amp;LEFT(RIGHT([.AG15];2);1)&amp;&quot;]/*&quot;&amp;[.AG$1]&amp;&quot;*/,&quot;" office:value-type="string" office:string-value="[2,1]/*FLU */," calcext:value-type="string">
            <text:p>[2,1]/*FLU */,</text:p>
          </table:table-cell>
          <table:table-cell table:formula="of:=&quot;[&quot;&amp;LEFT([.AH15];1)&amp;&quot;,&quot;&amp;LEFT(RIGHT([.AH15];2);1)&amp;&quot;]/*&quot;&amp;[.AH$1]&amp;&quot;*/,&quot;" office:value-type="string" office:string-value="[0,0]/*FOR */," calcext:value-type="string">
            <text:p>[0,0]/*FOR */,</text:p>
          </table:table-cell>
          <table:table-cell table:formula="of:=&quot;[&quot;&amp;LEFT([.AI15];1)&amp;&quot;,&quot;&amp;LEFT(RIGHT([.AI15];2);1)&amp;&quot;]/*&quot;&amp;[.AI$1]&amp;&quot;*/,&quot;" office:value-type="string" office:string-value="[2,1]/*GOI */," calcext:value-type="string">
            <text:p>[2,1]/*GOI */,</text:p>
          </table:table-cell>
          <table:table-cell table:style-name="ce17" table:formula="of:=&quot;[,]/*&quot;&amp;[.AJ$1]&amp;&quot;*/,&quot;" office:value-type="string" office:string-value="[,]/*GRE */," calcext:value-type="string">
            <text:p>[,]/*GRE */,</text:p>
          </table:table-cell>
          <table:table-cell table:formula="of:=&quot;[&quot;&amp;LEFT([.AK15];1)&amp;&quot;,&quot;&amp;LEFT(RIGHT([.AK15];2);1)&amp;&quot;]/*&quot;&amp;[.AK$1]&amp;&quot;*/,&quot;" office:value-type="string" office:string-value="[3,1]/*INT */," calcext:value-type="string">
            <text:p>[3,1]/*INT */,</text:p>
          </table:table-cell>
          <table:table-cell table:formula="of:=&quot;[&quot;&amp;LEFT([.AL15];1)&amp;&quot;,&quot;&amp;LEFT(RIGHT([.AL15];2);1)&amp;&quot;]/*&quot;&amp;[.AL$1]&amp;&quot;*/,&quot;" office:value-type="string" office:string-value="[1,0]/*PAL */," calcext:value-type="string">
            <text:p>[1,0]/*PAL */,</text:p>
          </table:table-cell>
          <table:table-cell table:formula="of:=&quot;[&quot;&amp;LEFT([.AM15];1)&amp;&quot;,&quot;&amp;LEFT(RIGHT([.AM15];2);1)&amp;&quot;]/*&quot;&amp;[.AM$1]&amp;&quot;*/,&quot;" office:value-type="string" office:string-value="[3,3]/*RBB */," calcext:value-type="string">
            <text:p>[3,3]/*RBB */,</text:p>
          </table:table-cell>
          <table:table-cell table:formula="of:=&quot;[&quot;&amp;LEFT([.AN15];1)&amp;&quot;,&quot;&amp;LEFT(RIGHT([.AN15];2);1)&amp;&quot;]/*&quot;&amp;[.AN$1]&amp;&quot;*/,&quot;" office:value-type="string" office:string-value="[1,0]/*SAN */," calcext:value-type="string">
            <text:p>[1,0]/*SAN */,</text:p>
          </table:table-cell>
          <table:table-cell table:formula="of:=&quot;[&quot;&amp;LEFT([.AO15];1)&amp;&quot;,&quot;&amp;LEFT(RIGHT([.AO15];2);1)&amp;&quot;]/*&quot;&amp;[.AO$1]&amp;&quot;*/,&quot;" office:value-type="string" office:string-value="[2,1]/*SPA */," calcext:value-type="string">
            <text:p>[2,1]/*SPA */,</text:p>
          </table:table-cell>
          <table:table-cell table:formula="of:=&quot;[&quot;&amp;LEFT([.AP15];1)&amp;&quot;,&quot;&amp;LEFT(RIGHT([.AP15];2);1)&amp;&quot;]/*&quot;&amp;[.AP$1]&amp;&quot;*/]&quot;" office:value-type="string" office:string-value="[1,0]/*VAS */]" calcext:value-type="string">
            <text:p>[1,0]/*VAS */]</text:p>
          </table:table-cell>
          <table:table-cell table:formula="of:=CONCATENATE([.AR15];[.AS15];[.AT15];[.AU15];[.AV15];[.AW15];[.AX15];[.AY15];[.AZ15];[.BA15];[.BB15];[.BC15];[.BD15];[.BE15];[.BF15];[.BG15];[.BH15];[.BI15];[.BJ15];[.BK15];[.BL15])&amp;&quot;,&quot;" office:value-type="string" office:string-value="[equipe[14][0],[3,1]/*AME*/,[1,2]/*CAP*/,[1,0]/*CAM*/,[1,0]/*BAH */,[0,2]/*BOT */,[0,1]/*COR */,[5,1]/*CTB */,[3,0]/*CRU */,[2,0]/*CUI */,[3,2]/*FLA */,[2,1]/*FLU */,[0,0]/*FOR */,[2,1]/*GOI */,[,]/*GRE */,[3,1]/*INT */,[1,0]/*PAL */,[3,3]/*RBB */,[1,0]/*SAN */,[2,1]/*SPA */,[1,0]/*VAS */]," calcext:value-type="string">
            <text:p>[equipe[14][0],[3,1]/*AME*/,[1,2]/*CAP*/,[1,0]/*CAM*/,[1,0]/*BAH */,[0,2]/*BOT */,[0,1]/*COR */,[5,1]/*CTB */,[3,0]/*CRU */,[2,0]/*CUI */,[3,2]/*FLA */,[2,1]/*FLU */,[0,0]/*FOR */,[2,1]/*GOI */,[,]/*GRE */,[3,1]/*INT */,[1,0]/*PAL */,[3,3]/*RBB */,[1,0]/*SAN */,[2,1]/*SPA */,[1,0]/*VAS */],</text:p>
          </table:table-cell>
        </table:table-row>
        <table:table-row table:style-name="ro1">
          <table:table-cell office:value-type="string" calcext:value-type="string">
            <text:p>Internacional </text:p>
          </table:table-cell>
          <table:table-cell table:style-name="ce22" office:value-type="string" calcext:value-type="string">
            <text:p>1-1 </text:p>
          </table:table-cell>
          <table:table-cell table:style-name="ce26" office:value-type="string" calcext:value-type="string">
            <text:p>0-2 </text:p>
          </table:table-cell>
          <table:table-cell table:style-name="ce30" office:value-type="string" calcext:value-type="string">
            <text:p>0-2 </text:p>
          </table:table-cell>
          <table:table-cell table:style-name="ce22" office:value-type="string" calcext:value-type="string">
            <text:p>2-0 </text:p>
          </table:table-cell>
          <table:table-cell table:style-name="ce26" office:value-type="string" calcext:value-type="string">
            <text:p>3-1 </text:p>
          </table:table-cell>
          <table:table-cell table:style-name="ce30" office:value-type="string" calcext:value-type="string">
            <text:p>2-2 </text:p>
          </table:table-cell>
          <table:table-cell table:style-name="ce22" office:value-type="string" calcext:value-type="string">
            <text:p>3-4 </text:p>
          </table:table-cell>
          <table:table-cell table:style-name="ce26" office:value-type="string" calcext:value-type="string">
            <text:p>0-0 </text:p>
          </table:table-cell>
          <table:table-cell table:style-name="ce30" office:value-type="string" calcext:value-type="string">
            <text:p>1-2 </text:p>
          </table:table-cell>
          <table:table-cell table:style-name="ce22" office:value-type="string" calcext:value-type="string">
            <text:p>2-1 </text:p>
          </table:table-cell>
          <table:table-cell table:style-name="ce26" office:value-type="string" calcext:value-type="string">
            <text:p>0-0 </text:p>
          </table:table-cell>
          <table:table-cell table:style-name="ce30" office:value-type="string" calcext:value-type="string">
            <text:p>0-1 </text:p>
          </table:table-cell>
          <table:table-cell table:style-name="ce22" office:value-type="string" calcext:value-type="string">
            <text:p>1-0 </text:p>
          </table:table-cell>
          <table:table-cell table:style-name="ce26" office:value-type="string" calcext:value-type="string">
            <text:p>3-2 </text:p>
          </table:table-cell>
          <table:table-cell table:style-name="ce30" office:value-type="string" calcext:value-type="string">
            <text:p>— </text:p>
          </table:table-cell>
          <table:table-cell table:style-name="ce22" office:value-type="string" calcext:value-type="string">
            <text:p>0-0 </text:p>
          </table:table-cell>
          <table:table-cell table:style-name="ce26" office:value-type="string" calcext:value-type="string">
            <text:p>1-0 </text:p>
          </table:table-cell>
          <table:table-cell table:style-name="ce30" office:value-type="string" calcext:value-type="string">
            <text:p>7-1 </text:p>
          </table:table-cell>
          <table:table-cell table:style-name="ce22" office:value-type="string" calcext:value-type="string">
            <text:p>2-1 </text:p>
          </table:table-cell>
          <table:table-cell table:style-name="ce26" office:value-type="string" calcext:value-type="string">
            <text:p>2-1 </text:p>
          </table:table-cell>
          <table:table-cell table:formula="of:=[.A16]" office:value-type="string" office:string-value="Internacional " calcext:value-type="string">
            <text:p>Internacional </text:p>
          </table:table-cell>
          <table:table-cell table:formula="of:=IF(LEN([.B16])=4;[.B16];&quot;&quot;)" office:value-type="string" office:string-value="1-1 " calcext:value-type="string">
            <text:p>1-1 </text:p>
          </table:table-cell>
          <table:table-cell table:formula="of:=IF(LEN([.C16])=4;[.C16];&quot;&quot;)" office:value-type="string" office:string-value="0-2 " calcext:value-type="string">
            <text:p>0-2 </text:p>
          </table:table-cell>
          <table:table-cell table:formula="of:=IF(LEN([.D16])=4;[.D16];&quot;&quot;)" office:value-type="string" office:string-value="0-2 " calcext:value-type="string">
            <text:p>0-2 </text:p>
          </table:table-cell>
          <table:table-cell table:formula="of:=IF(LEN([.E16])=4;[.E16];&quot;&quot;)" office:value-type="string" office:string-value="2-0 " calcext:value-type="string">
            <text:p>2-0 </text:p>
          </table:table-cell>
          <table:table-cell table:formula="of:=IF(LEN([.F16])=4;[.F16];&quot;&quot;)" office:value-type="string" office:string-value="3-1 " calcext:value-type="string">
            <text:p>3-1 </text:p>
          </table:table-cell>
          <table:table-cell table:formula="of:=IF(LEN([.G16])=4;[.G16];&quot;&quot;)" office:value-type="string" office:string-value="2-2 " calcext:value-type="string">
            <text:p>2-2 </text:p>
          </table:table-cell>
          <table:table-cell table:formula="of:=IF(LEN([.H16])=4;[.H16];&quot;&quot;)" office:value-type="string" office:string-value="3-4 " calcext:value-type="string">
            <text:p>3-4 </text:p>
          </table:table-cell>
          <table:table-cell table:formula="of:=IF(LEN([.I16])=4;[.I16];&quot;&quot;)" office:value-type="string" office:string-value="0-0 " calcext:value-type="string">
            <text:p>0-0 </text:p>
          </table:table-cell>
          <table:table-cell table:formula="of:=IF(LEN([.J16])=4;[.J16];&quot;&quot;)" office:value-type="string" office:string-value="1-2 " calcext:value-type="string">
            <text:p>1-2 </text:p>
          </table:table-cell>
          <table:table-cell table:formula="of:=IF(LEN([.K16])=4;[.K16];&quot;&quot;)" office:value-type="string" office:string-value="2-1 " calcext:value-type="string">
            <text:p>2-1 </text:p>
          </table:table-cell>
          <table:table-cell table:formula="of:=IF(LEN([.L16])=4;[.L16];&quot;&quot;)" office:value-type="string" office:string-value="0-0 " calcext:value-type="string">
            <text:p>0-0 </text:p>
          </table:table-cell>
          <table:table-cell table:formula="of:=IF(LEN([.M16])=4;[.M16];&quot;&quot;)" office:value-type="string" office:string-value="0-1 " calcext:value-type="string">
            <text:p>0-1 </text:p>
          </table:table-cell>
          <table:table-cell table:formula="of:=IF(LEN([.N16])=4;[.N16];&quot;&quot;)" office:value-type="string" office:string-value="1-0 " calcext:value-type="string">
            <text:p>1-0 </text:p>
          </table:table-cell>
          <table:table-cell table:formula="of:=IF(LEN([.O16])=4;[.O16];&quot;&quot;)" office:value-type="string" office:string-value="3-2 " calcext:value-type="string">
            <text:p>3-2 </text:p>
          </table:table-cell>
          <table:table-cell table:formula="of:=IF(LEN([.P16])=4;[.P16];&quot;&quot;)">
            <text:p/>
          </table:table-cell>
          <table:table-cell table:formula="of:=IF(LEN([.Q16])=4;[.Q16];&quot;&quot;)" office:value-type="string" office:string-value="0-0 " calcext:value-type="string">
            <text:p>0-0 </text:p>
          </table:table-cell>
          <table:table-cell table:formula="of:=IF(LEN([.R16])=4;[.R16];&quot;&quot;)" office:value-type="string" office:string-value="1-0 " calcext:value-type="string">
            <text:p>1-0 </text:p>
          </table:table-cell>
          <table:table-cell table:formula="of:=IF(LEN([.S16])=4;[.S16];&quot;&quot;)" office:value-type="string" office:string-value="7-1 " calcext:value-type="string">
            <text:p>7-1 </text:p>
          </table:table-cell>
          <table:table-cell table:formula="of:=IF(LEN([.T16])=4;[.T16];&quot;&quot;)" office:value-type="string" office:string-value="2-1 " calcext:value-type="string">
            <text:p>2-1 </text:p>
          </table:table-cell>
          <table:table-cell table:formula="of:=IF(LEN([.U16])=4;[.U16];&quot;&quot;)" office:value-type="string" office:string-value="2-1 " calcext:value-type="string">
            <text:p>2-1 </text:p>
          </table:table-cell>
          <table:table-cell office:value-type="float" office:value="15" calcext:value-type="float">
            <text:p>15</text:p>
          </table:table-cell>
          <table:table-cell table:formula="of:=&quot;[equipe[&quot;&amp;[.AQ16]&amp;&quot;][0],&quot;" office:value-type="string" office:string-value="[equipe[15][0]," calcext:value-type="string">
            <text:p>[equipe[15][0],</text:p>
          </table:table-cell>
          <table:table-cell table:formula="of:=&quot;[&quot;&amp;LEFT([.W16];1)&amp;&quot;,&quot;&amp;LEFT(RIGHT([.W16];2);1)&amp;&quot;]/*&quot;&amp;[.W$1]&amp;&quot;*/,&quot;" office:value-type="string" office:string-value="[1,1]/*AME*/," calcext:value-type="string">
            <text:p>[1,1]/*AME*/,</text:p>
          </table:table-cell>
          <table:table-cell table:formula="of:=&quot;[&quot;&amp;LEFT([.X16];1)&amp;&quot;,&quot;&amp;LEFT(RIGHT([.X16];2);1)&amp;&quot;]/*&quot;&amp;[.X$1]&amp;&quot;*/,&quot;" office:value-type="string" office:string-value="[0,2]/*CAP*/," calcext:value-type="string">
            <text:p>[0,2]/*CAP*/,</text:p>
          </table:table-cell>
          <table:table-cell table:formula="of:=&quot;[&quot;&amp;LEFT([.Y16];1)&amp;&quot;,&quot;&amp;LEFT(RIGHT([.Y16];2);1)&amp;&quot;]/*&quot;&amp;[.Y$1]&amp;&quot;*/,&quot;" office:value-type="string" office:string-value="[0,2]/*CAM*/," calcext:value-type="string">
            <text:p>[0,2]/*CAM*/,</text:p>
          </table:table-cell>
          <table:table-cell table:formula="of:=&quot;[&quot;&amp;LEFT([.Z16];1)&amp;&quot;,&quot;&amp;LEFT(RIGHT([.Z16];2);1)&amp;&quot;]/*&quot;&amp;[.Z$1]&amp;&quot;*/,&quot;" office:value-type="string" office:string-value="[2,0]/*BAH */," calcext:value-type="string">
            <text:p>[2,0]/*BAH */,</text:p>
          </table:table-cell>
          <table:table-cell table:formula="of:=&quot;[&quot;&amp;LEFT([.AA16];1)&amp;&quot;,&quot;&amp;LEFT(RIGHT([.AA16];2);1)&amp;&quot;]/*&quot;&amp;[.AA$1]&amp;&quot;*/,&quot;" office:value-type="string" office:string-value="[3,1]/*BOT */," calcext:value-type="string">
            <text:p>[3,1]/*BOT */,</text:p>
          </table:table-cell>
          <table:table-cell table:formula="of:=&quot;[&quot;&amp;LEFT([.AB16];1)&amp;&quot;,&quot;&amp;LEFT(RIGHT([.AB16];2);1)&amp;&quot;]/*&quot;&amp;[.AB$1]&amp;&quot;*/,&quot;" office:value-type="string" office:string-value="[2,2]/*COR */," calcext:value-type="string">
            <text:p>[2,2]/*COR */,</text:p>
          </table:table-cell>
          <table:table-cell table:formula="of:=&quot;[&quot;&amp;LEFT([.AC16];1)&amp;&quot;,&quot;&amp;LEFT(RIGHT([.AC16];2);1)&amp;&quot;]/*&quot;&amp;[.AC$1]&amp;&quot;*/,&quot;" office:value-type="string" office:string-value="[3,4]/*CTB */," calcext:value-type="string">
            <text:p>[3,4]/*CTB */,</text:p>
          </table:table-cell>
          <table:table-cell table:formula="of:=&quot;[&quot;&amp;LEFT([.AD16];1)&amp;&quot;,&quot;&amp;LEFT(RIGHT([.AD16];2);1)&amp;&quot;]/*&quot;&amp;[.AD$1]&amp;&quot;*/,&quot;" office:value-type="string" office:string-value="[0,0]/*CRU */," calcext:value-type="string">
            <text:p>[0,0]/*CRU */,</text:p>
          </table:table-cell>
          <table:table-cell table:formula="of:=&quot;[&quot;&amp;LEFT([.AE16];1)&amp;&quot;,&quot;&amp;LEFT(RIGHT([.AE16];2);1)&amp;&quot;]/*&quot;&amp;[.AE$1]&amp;&quot;*/,&quot;" office:value-type="string" office:string-value="[1,2]/*CUI */," calcext:value-type="string">
            <text:p>[1,2]/*CUI */,</text:p>
          </table:table-cell>
          <table:table-cell table:formula="of:=&quot;[&quot;&amp;LEFT([.AF16];1)&amp;&quot;,&quot;&amp;LEFT(RIGHT([.AF16];2);1)&amp;&quot;]/*&quot;&amp;[.AF$1]&amp;&quot;*/,&quot;" office:value-type="string" office:string-value="[2,1]/*FLA */," calcext:value-type="string">
            <text:p>[2,1]/*FLA */,</text:p>
          </table:table-cell>
          <table:table-cell table:formula="of:=&quot;[&quot;&amp;LEFT([.AG16];1)&amp;&quot;,&quot;&amp;LEFT(RIGHT([.AG16];2);1)&amp;&quot;]/*&quot;&amp;[.AG$1]&amp;&quot;*/,&quot;" office:value-type="string" office:string-value="[0,0]/*FLU */," calcext:value-type="string">
            <text:p>[0,0]/*FLU */,</text:p>
          </table:table-cell>
          <table:table-cell table:formula="of:=&quot;[&quot;&amp;LEFT([.AH16];1)&amp;&quot;,&quot;&amp;LEFT(RIGHT([.AH16];2);1)&amp;&quot;]/*&quot;&amp;[.AH$1]&amp;&quot;*/,&quot;" office:value-type="string" office:string-value="[0,1]/*FOR */," calcext:value-type="string">
            <text:p>[0,1]/*FOR */,</text:p>
          </table:table-cell>
          <table:table-cell table:formula="of:=&quot;[&quot;&amp;LEFT([.AI16];1)&amp;&quot;,&quot;&amp;LEFT(RIGHT([.AI16];2);1)&amp;&quot;]/*&quot;&amp;[.AI$1]&amp;&quot;*/,&quot;" office:value-type="string" office:string-value="[1,0]/*GOI */," calcext:value-type="string">
            <text:p>[1,0]/*GOI */,</text:p>
          </table:table-cell>
          <table:table-cell table:formula="of:=&quot;[&quot;&amp;LEFT([.AJ16];1)&amp;&quot;,&quot;&amp;LEFT(RIGHT([.AJ16];2);1)&amp;&quot;]/*&quot;&amp;[.AJ$1]&amp;&quot;*/,&quot;" office:value-type="string" office:string-value="[3,2]/*GRE */," calcext:value-type="string">
            <text:p>[3,2]/*GRE */,</text:p>
          </table:table-cell>
          <table:table-cell table:style-name="ce17" table:formula="of:=&quot;[,]/*&quot;&amp;[.AK$1]&amp;&quot;*/,&quot;" office:value-type="string" office:string-value="[,]/*INT */," calcext:value-type="string">
            <text:p>[,]/*INT */,</text:p>
          </table:table-cell>
          <table:table-cell table:formula="of:=&quot;[&quot;&amp;LEFT([.AL16];1)&amp;&quot;,&quot;&amp;LEFT(RIGHT([.AL16];2);1)&amp;&quot;]/*&quot;&amp;[.AL$1]&amp;&quot;*/,&quot;" office:value-type="string" office:string-value="[0,0]/*PAL */," calcext:value-type="string">
            <text:p>[0,0]/*PAL */,</text:p>
          </table:table-cell>
          <table:table-cell table:formula="of:=&quot;[&quot;&amp;LEFT([.AM16];1)&amp;&quot;,&quot;&amp;LEFT(RIGHT([.AM16];2);1)&amp;&quot;]/*&quot;&amp;[.AM$1]&amp;&quot;*/,&quot;" office:value-type="string" office:string-value="[1,0]/*RBB */," calcext:value-type="string">
            <text:p>[1,0]/*RBB */,</text:p>
          </table:table-cell>
          <table:table-cell table:formula="of:=&quot;[&quot;&amp;LEFT([.AN16];1)&amp;&quot;,&quot;&amp;LEFT(RIGHT([.AN16];2);1)&amp;&quot;]/*&quot;&amp;[.AN$1]&amp;&quot;*/,&quot;" office:value-type="string" office:string-value="[7,1]/*SAN */," calcext:value-type="string">
            <text:p>[7,1]/*SAN */,</text:p>
          </table:table-cell>
          <table:table-cell table:formula="of:=&quot;[&quot;&amp;LEFT([.AO16];1)&amp;&quot;,&quot;&amp;LEFT(RIGHT([.AO16];2);1)&amp;&quot;]/*&quot;&amp;[.AO$1]&amp;&quot;*/,&quot;" office:value-type="string" office:string-value="[2,1]/*SPA */," calcext:value-type="string">
            <text:p>[2,1]/*SPA */,</text:p>
          </table:table-cell>
          <table:table-cell table:formula="of:=&quot;[&quot;&amp;LEFT([.AP16];1)&amp;&quot;,&quot;&amp;LEFT(RIGHT([.AP16];2);1)&amp;&quot;]/*&quot;&amp;[.AP$1]&amp;&quot;*/]&quot;" office:value-type="string" office:string-value="[2,1]/*VAS */]" calcext:value-type="string">
            <text:p>[2,1]/*VAS */]</text:p>
          </table:table-cell>
          <table:table-cell table:formula="of:=CONCATENATE([.AR16];[.AS16];[.AT16];[.AU16];[.AV16];[.AW16];[.AX16];[.AY16];[.AZ16];[.BA16];[.BB16];[.BC16];[.BD16];[.BE16];[.BF16];[.BG16];[.BH16];[.BI16];[.BJ16];[.BK16];[.BL16])&amp;&quot;,&quot;" office:value-type="string" office:string-value="[equipe[15][0],[1,1]/*AME*/,[0,2]/*CAP*/,[0,2]/*CAM*/,[2,0]/*BAH */,[3,1]/*BOT */,[2,2]/*COR */,[3,4]/*CTB */,[0,0]/*CRU */,[1,2]/*CUI */,[2,1]/*FLA */,[0,0]/*FLU */,[0,1]/*FOR */,[1,0]/*GOI */,[3,2]/*GRE */,[,]/*INT */,[0,0]/*PAL */,[1,0]/*RBB */,[7,1]/*SAN */,[2,1]/*SPA */,[2,1]/*VAS */]," calcext:value-type="string">
            <text:p>[equipe[15][0],[1,1]/*AME*/,[0,2]/*CAP*/,[0,2]/*CAM*/,[2,0]/*BAH */,[3,1]/*BOT */,[2,2]/*COR */,[3,4]/*CTB */,[0,0]/*CRU */,[1,2]/*CUI */,[2,1]/*FLA */,[0,0]/*FLU */,[0,1]/*FOR */,[1,0]/*GOI */,[3,2]/*GRE */,[,]/*INT */,[0,0]/*PAL */,[1,0]/*RBB */,[7,1]/*SAN */,[2,1]/*SPA */,[2,1]/*VAS */],</text:p>
          </table:table-cell>
        </table:table-row>
        <table:table-row table:style-name="ro1">
          <table:table-cell table:style-name="ce14" office:value-type="string" calcext:value-type="string">
            <text:p>Palmeiras </text:p>
          </table:table-cell>
          <table:table-cell office:value-type="string" calcext:value-type="string">
            <text:p>4-0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0-2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0-1 </text:p>
          </table:table-cell>
          <table:table-cell office:value-type="string" calcext:value-type="string">
            <text:p>2-1 </text:p>
          </table:table-cell>
          <table:table-cell office:value-type="string" calcext:value-type="string">
            <text:p>3-1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2-1 </text:p>
          </table:table-cell>
          <table:table-cell office:value-type="string" calcext:value-type="string">
            <text:p>1-1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3-1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4-1 </text:p>
          </table:table-cell>
          <table:table-cell office:value-type="string" calcext:value-type="string">
            <text:p>3-0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-1 </text:p>
          </table:table-cell>
          <table:table-cell office:value-type="string" calcext:value-type="string">
            <text:p>1-2 </text:p>
          </table:table-cell>
          <table:table-cell office:value-type="string" calcext:value-type="string">
            <text:p>5-0 </text:p>
          </table:table-cell>
          <table:table-cell office:value-type="string" calcext:value-type="string">
            <text:p>1-0 </text:p>
          </table:table-cell>
          <table:table-cell table:formula="of:=[.A17]" office:value-type="string" office:string-value="Palmeiras " calcext:value-type="string">
            <text:p>Palmeiras </text:p>
          </table:table-cell>
          <table:table-cell table:formula="of:=IF(LEN([.B17])=4;[.B17];&quot;&quot;)" office:value-type="string" office:string-value="4-0 " calcext:value-type="string">
            <text:p>4-0 </text:p>
          </table:table-cell>
          <table:table-cell table:formula="of:=IF(LEN([.C17])=4;[.C17];&quot;&quot;)" office:value-type="string" office:string-value="1-0 " calcext:value-type="string">
            <text:p>1-0 </text:p>
          </table:table-cell>
          <table:table-cell table:formula="of:=IF(LEN([.D17])=4;[.D17];&quot;&quot;)" office:value-type="string" office:string-value="0-2 " calcext:value-type="string">
            <text:p>0-2 </text:p>
          </table:table-cell>
          <table:table-cell table:formula="of:=IF(LEN([.E17])=4;[.E17];&quot;&quot;)" office:value-type="string" office:string-value="1-0 " calcext:value-type="string">
            <text:p>1-0 </text:p>
          </table:table-cell>
          <table:table-cell table:formula="of:=IF(LEN([.F17])=4;[.F17];&quot;&quot;)" office:value-type="string" office:string-value="0-1 " calcext:value-type="string">
            <text:p>0-1 </text:p>
          </table:table-cell>
          <table:table-cell table:formula="of:=IF(LEN([.G17])=4;[.G17];&quot;&quot;)" office:value-type="string" office:string-value="2-1 " calcext:value-type="string">
            <text:p>2-1 </text:p>
          </table:table-cell>
          <table:table-cell table:formula="of:=IF(LEN([.H17])=4;[.H17];&quot;&quot;)" office:value-type="string" office:string-value="3-1 " calcext:value-type="string">
            <text:p>3-1 </text:p>
          </table:table-cell>
          <table:table-cell table:formula="of:=IF(LEN([.I17])=4;[.I17];&quot;&quot;)" office:value-type="string" office:string-value="1-0 " calcext:value-type="string">
            <text:p>1-0 </text:p>
          </table:table-cell>
          <table:table-cell table:formula="of:=IF(LEN([.J17])=4;[.J17];&quot;&quot;)" office:value-type="string" office:string-value="2-1 " calcext:value-type="string">
            <text:p>2-1 </text:p>
          </table:table-cell>
          <table:table-cell table:formula="of:=IF(LEN([.K17])=4;[.K17];&quot;&quot;)" office:value-type="string" office:string-value="1-1 " calcext:value-type="string">
            <text:p>1-1 </text:p>
          </table:table-cell>
          <table:table-cell table:formula="of:=IF(LEN([.L17])=4;[.L17];&quot;&quot;)" office:value-type="string" office:string-value="1-0 " calcext:value-type="string">
            <text:p>1-0 </text:p>
          </table:table-cell>
          <table:table-cell table:formula="of:=IF(LEN([.M17])=4;[.M17];&quot;&quot;)" office:value-type="string" office:string-value="3-1 " calcext:value-type="string">
            <text:p>3-1 </text:p>
          </table:table-cell>
          <table:table-cell table:formula="of:=IF(LEN([.N17])=4;[.N17];&quot;&quot;)" office:value-type="string" office:string-value="1-0 " calcext:value-type="string">
            <text:p>1-0 </text:p>
          </table:table-cell>
          <table:table-cell table:formula="of:=IF(LEN([.O17])=4;[.O17];&quot;&quot;)" office:value-type="string" office:string-value="4-1 " calcext:value-type="string">
            <text:p>4-1 </text:p>
          </table:table-cell>
          <table:table-cell table:formula="of:=IF(LEN([.P17])=4;[.P17];&quot;&quot;)" office:value-type="string" office:string-value="3-0 " calcext:value-type="string">
            <text:p>3-0 </text:p>
          </table:table-cell>
          <table:table-cell table:formula="of:=IF(LEN([.Q17])=4;[.Q17];&quot;&quot;)">
            <text:p/>
          </table:table-cell>
          <table:table-cell table:formula="of:=IF(LEN([.R17])=4;[.R17];&quot;&quot;)" office:value-type="string" office:string-value="1-1 " calcext:value-type="string">
            <text:p>1-1 </text:p>
          </table:table-cell>
          <table:table-cell table:formula="of:=IF(LEN([.S17])=4;[.S17];&quot;&quot;)" office:value-type="string" office:string-value="1-2 " calcext:value-type="string">
            <text:p>1-2 </text:p>
          </table:table-cell>
          <table:table-cell table:formula="of:=IF(LEN([.T17])=4;[.T17];&quot;&quot;)" office:value-type="string" office:string-value="5-0 " calcext:value-type="string">
            <text:p>5-0 </text:p>
          </table:table-cell>
          <table:table-cell table:formula="of:=IF(LEN([.U17])=4;[.U17];&quot;&quot;)" office:value-type="string" office:string-value="1-0 " calcext:value-type="string">
            <text:p>1-0 </text:p>
          </table:table-cell>
          <table:table-cell office:value-type="float" office:value="16" calcext:value-type="float">
            <text:p>16</text:p>
          </table:table-cell>
          <table:table-cell table:formula="of:=&quot;[equipe[&quot;&amp;[.AQ17]&amp;&quot;][0],&quot;" office:value-type="string" office:string-value="[equipe[16][0]," calcext:value-type="string">
            <text:p>[equipe[16][0],</text:p>
          </table:table-cell>
          <table:table-cell table:formula="of:=&quot;[&quot;&amp;LEFT([.W17];1)&amp;&quot;,&quot;&amp;LEFT(RIGHT([.W17];2);1)&amp;&quot;]/*&quot;&amp;[.W$1]&amp;&quot;*/,&quot;" office:value-type="string" office:string-value="[4,0]/*AME*/," calcext:value-type="string">
            <text:p>[4,0]/*AME*/,</text:p>
          </table:table-cell>
          <table:table-cell table:formula="of:=&quot;[&quot;&amp;LEFT([.X17];1)&amp;&quot;,&quot;&amp;LEFT(RIGHT([.X17];2);1)&amp;&quot;]/*&quot;&amp;[.X$1]&amp;&quot;*/,&quot;" office:value-type="string" office:string-value="[1,0]/*CAP*/," calcext:value-type="string">
            <text:p>[1,0]/*CAP*/,</text:p>
          </table:table-cell>
          <table:table-cell table:formula="of:=&quot;[&quot;&amp;LEFT([.Y17];1)&amp;&quot;,&quot;&amp;LEFT(RIGHT([.Y17];2);1)&amp;&quot;]/*&quot;&amp;[.Y$1]&amp;&quot;*/,&quot;" office:value-type="string" office:string-value="[0,2]/*CAM*/," calcext:value-type="string">
            <text:p>[0,2]/*CAM*/,</text:p>
          </table:table-cell>
          <table:table-cell table:formula="of:=&quot;[&quot;&amp;LEFT([.Z17];1)&amp;&quot;,&quot;&amp;LEFT(RIGHT([.Z17];2);1)&amp;&quot;]/*&quot;&amp;[.Z$1]&amp;&quot;*/,&quot;" office:value-type="string" office:string-value="[1,0]/*BAH */," calcext:value-type="string">
            <text:p>[1,0]/*BAH */,</text:p>
          </table:table-cell>
          <table:table-cell table:formula="of:=&quot;[&quot;&amp;LEFT([.AA17];1)&amp;&quot;,&quot;&amp;LEFT(RIGHT([.AA17];2);1)&amp;&quot;]/*&quot;&amp;[.AA$1]&amp;&quot;*/,&quot;" office:value-type="string" office:string-value="[0,1]/*BOT */," calcext:value-type="string">
            <text:p>[0,1]/*BOT */,</text:p>
          </table:table-cell>
          <table:table-cell table:formula="of:=&quot;[&quot;&amp;LEFT([.AB17];1)&amp;&quot;,&quot;&amp;LEFT(RIGHT([.AB17];2);1)&amp;&quot;]/*&quot;&amp;[.AB$1]&amp;&quot;*/,&quot;" office:value-type="string" office:string-value="[2,1]/*COR */," calcext:value-type="string">
            <text:p>[2,1]/*COR */,</text:p>
          </table:table-cell>
          <table:table-cell table:formula="of:=&quot;[&quot;&amp;LEFT([.AC17];1)&amp;&quot;,&quot;&amp;LEFT(RIGHT([.AC17];2);1)&amp;&quot;]/*&quot;&amp;[.AC$1]&amp;&quot;*/,&quot;" office:value-type="string" office:string-value="[3,1]/*CTB */," calcext:value-type="string">
            <text:p>[3,1]/*CTB */,</text:p>
          </table:table-cell>
          <table:table-cell table:formula="of:=&quot;[&quot;&amp;LEFT([.AD17];1)&amp;&quot;,&quot;&amp;LEFT(RIGHT([.AD17];2);1)&amp;&quot;]/*&quot;&amp;[.AD$1]&amp;&quot;*/,&quot;" office:value-type="string" office:string-value="[1,0]/*CRU */," calcext:value-type="string">
            <text:p>[1,0]/*CRU */,</text:p>
          </table:table-cell>
          <table:table-cell table:formula="of:=&quot;[&quot;&amp;LEFT([.AE17];1)&amp;&quot;,&quot;&amp;LEFT(RIGHT([.AE17];2);1)&amp;&quot;]/*&quot;&amp;[.AE$1]&amp;&quot;*/,&quot;" office:value-type="string" office:string-value="[2,1]/*CUI */," calcext:value-type="string">
            <text:p>[2,1]/*CUI */,</text:p>
          </table:table-cell>
          <table:table-cell table:formula="of:=&quot;[&quot;&amp;LEFT([.AF17];1)&amp;&quot;,&quot;&amp;LEFT(RIGHT([.AF17];2);1)&amp;&quot;]/*&quot;&amp;[.AF$1]&amp;&quot;*/,&quot;" office:value-type="string" office:string-value="[1,1]/*FLA */," calcext:value-type="string">
            <text:p>[1,1]/*FLA */,</text:p>
          </table:table-cell>
          <table:table-cell table:formula="of:=&quot;[&quot;&amp;LEFT([.AG17];1)&amp;&quot;,&quot;&amp;LEFT(RIGHT([.AG17];2);1)&amp;&quot;]/*&quot;&amp;[.AG$1]&amp;&quot;*/,&quot;" office:value-type="string" office:string-value="[1,0]/*FLU */," calcext:value-type="string">
            <text:p>[1,0]/*FLU */,</text:p>
          </table:table-cell>
          <table:table-cell table:formula="of:=&quot;[&quot;&amp;LEFT([.AH17];1)&amp;&quot;,&quot;&amp;LEFT(RIGHT([.AH17];2);1)&amp;&quot;]/*&quot;&amp;[.AH$1]&amp;&quot;*/,&quot;" office:value-type="string" office:string-value="[3,1]/*FOR */," calcext:value-type="string">
            <text:p>[3,1]/*FOR */,</text:p>
          </table:table-cell>
          <table:table-cell table:formula="of:=&quot;[&quot;&amp;LEFT([.AI17];1)&amp;&quot;,&quot;&amp;LEFT(RIGHT([.AI17];2);1)&amp;&quot;]/*&quot;&amp;[.AI$1]&amp;&quot;*/,&quot;" office:value-type="string" office:string-value="[1,0]/*GOI */," calcext:value-type="string">
            <text:p>[1,0]/*GOI */,</text:p>
          </table:table-cell>
          <table:table-cell table:formula="of:=&quot;[&quot;&amp;LEFT([.AJ17];1)&amp;&quot;,&quot;&amp;LEFT(RIGHT([.AJ17];2);1)&amp;&quot;]/*&quot;&amp;[.AJ$1]&amp;&quot;*/,&quot;" office:value-type="string" office:string-value="[4,1]/*GRE */," calcext:value-type="string">
            <text:p>[4,1]/*GRE */,</text:p>
          </table:table-cell>
          <table:table-cell table:formula="of:=&quot;[&quot;&amp;LEFT([.AK17];1)&amp;&quot;,&quot;&amp;LEFT(RIGHT([.AK17];2);1)&amp;&quot;]/*&quot;&amp;[.AK$1]&amp;&quot;*/,&quot;" office:value-type="string" office:string-value="[3,0]/*INT */," calcext:value-type="string">
            <text:p>[3,0]/*INT */,</text:p>
          </table:table-cell>
          <table:table-cell table:style-name="ce17" table:formula="of:=&quot;[,]/*&quot;&amp;[.AL$1]&amp;&quot;*/,&quot;" office:value-type="string" office:string-value="[,]/*PAL */," calcext:value-type="string">
            <text:p>[,]/*PAL */,</text:p>
          </table:table-cell>
          <table:table-cell table:formula="of:=&quot;[&quot;&amp;LEFT([.AM17];1)&amp;&quot;,&quot;&amp;LEFT(RIGHT([.AM17];2);1)&amp;&quot;]/*&quot;&amp;[.AM$1]&amp;&quot;*/,&quot;" office:value-type="string" office:string-value="[1,1]/*RBB */," calcext:value-type="string">
            <text:p>[1,1]/*RBB */,</text:p>
          </table:table-cell>
          <table:table-cell table:formula="of:=&quot;[&quot;&amp;LEFT([.AN17];1)&amp;&quot;,&quot;&amp;LEFT(RIGHT([.AN17];2);1)&amp;&quot;]/*&quot;&amp;[.AN$1]&amp;&quot;*/,&quot;" office:value-type="string" office:string-value="[1,2]/*SAN */," calcext:value-type="string">
            <text:p>[1,2]/*SAN */,</text:p>
          </table:table-cell>
          <table:table-cell table:formula="of:=&quot;[&quot;&amp;LEFT([.AO17];1)&amp;&quot;,&quot;&amp;LEFT(RIGHT([.AO17];2);1)&amp;&quot;]/*&quot;&amp;[.AO$1]&amp;&quot;*/,&quot;" office:value-type="string" office:string-value="[5,0]/*SPA */," calcext:value-type="string">
            <text:p>[5,0]/*SPA */,</text:p>
          </table:table-cell>
          <table:table-cell table:formula="of:=&quot;[&quot;&amp;LEFT([.AP17];1)&amp;&quot;,&quot;&amp;LEFT(RIGHT([.AP17];2);1)&amp;&quot;]/*&quot;&amp;[.AP$1]&amp;&quot;*/]&quot;" office:value-type="string" office:string-value="[1,0]/*VAS */]" calcext:value-type="string">
            <text:p>[1,0]/*VAS */]</text:p>
          </table:table-cell>
          <table:table-cell table:formula="of:=CONCATENATE([.AR17];[.AS17];[.AT17];[.AU17];[.AV17];[.AW17];[.AX17];[.AY17];[.AZ17];[.BA17];[.BB17];[.BC17];[.BD17];[.BE17];[.BF17];[.BG17];[.BH17];[.BI17];[.BJ17];[.BK17];[.BL17])&amp;&quot;,&quot;" office:value-type="string" office:string-value="[equipe[16][0],[4,0]/*AME*/,[1,0]/*CAP*/,[0,2]/*CAM*/,[1,0]/*BAH */,[0,1]/*BOT */,[2,1]/*COR */,[3,1]/*CTB */,[1,0]/*CRU */,[2,1]/*CUI */,[1,1]/*FLA */,[1,0]/*FLU */,[3,1]/*FOR */,[1,0]/*GOI */,[4,1]/*GRE */,[3,0]/*INT */,[,]/*PAL */,[1,1]/*RBB */,[1,2]/*SAN */,[5,0]/*SPA */,[1,0]/*VAS */]," calcext:value-type="string">
            <text:p>[equipe[16][0],[4,0]/*AME*/,[1,0]/*CAP*/,[0,2]/*CAM*/,[1,0]/*BAH */,[0,1]/*BOT */,[2,1]/*COR */,[3,1]/*CTB */,[1,0]/*CRU */,[2,1]/*CUI */,[1,1]/*FLA */,[1,0]/*FLU */,[3,1]/*FOR */,[1,0]/*GOI */,[4,1]/*GRE */,[3,0]/*INT */,[,]/*PAL */,[1,1]/*RBB */,[1,2]/*SAN */,[5,0]/*SPA */,[1,0]/*VAS */],</text:p>
          </table:table-cell>
        </table:table-row>
        <table:table-row table:style-name="ro1">
          <table:table-cell table:style-name="ce15" office:value-type="string" calcext:value-type="string">
            <text:p>Red Bull Bragantino </text:p>
          </table:table-cell>
          <table:table-cell table:style-name="ce21" office:value-type="string" calcext:value-type="string">
            <text:p>2-2 </text:p>
          </table:table-cell>
          <table:table-cell table:style-name="ce25" office:value-type="string" calcext:value-type="string">
            <text:p>2-0 </text:p>
          </table:table-cell>
          <table:table-cell table:style-name="ce29" office:value-type="string" calcext:value-type="string">
            <text:p>1-2 </text:p>
          </table:table-cell>
          <table:table-cell table:style-name="ce21" office:value-type="string" calcext:value-type="string">
            <text:p>2-1 </text:p>
          </table:table-cell>
          <table:table-cell table:style-name="ce25" office:value-type="string" calcext:value-type="string">
            <text:p>2-2 </text:p>
          </table:table-cell>
          <table:table-cell table:style-name="ce29" office:value-type="string" calcext:value-type="string">
            <text:p>1-0 </text:p>
          </table:table-cell>
          <table:table-cell table:style-name="ce21" office:value-type="string" calcext:value-type="string">
            <text:p>1-0 </text:p>
          </table:table-cell>
          <table:table-cell table:style-name="ce25" office:value-type="string" calcext:value-type="string">
            <text:p>0-3 </text:p>
          </table:table-cell>
          <table:table-cell table:style-name="ce29" office:value-type="string" calcext:value-type="string">
            <text:p>2-0 </text:p>
          </table:table-cell>
          <table:table-cell table:style-name="ce21" office:value-type="string" calcext:value-type="string">
            <text:p>4-0 </text:p>
          </table:table-cell>
          <table:table-cell table:style-name="ce25" office:value-type="string" calcext:value-type="string">
            <text:p>1-0 </text:p>
          </table:table-cell>
          <table:table-cell table:style-name="ce29" office:value-type="string" calcext:value-type="string">
            <text:p>1-2 </text:p>
          </table:table-cell>
          <table:table-cell table:style-name="ce21" office:value-type="string" calcext:value-type="string">
            <text:p>2-0 </text:p>
          </table:table-cell>
          <table:table-cell table:style-name="ce25" office:value-type="string" calcext:value-type="string">
            <text:p>2-0 </text:p>
          </table:table-cell>
          <table:table-cell table:style-name="ce29" office:value-type="string" calcext:value-type="string">
            <text:p>0-0 </text:p>
          </table:table-cell>
          <table:table-cell table:style-name="ce21" office:value-type="string" calcext:value-type="string">
            <text:p>2-1 </text:p>
          </table:table-cell>
          <table:table-cell table:style-name="ce25" office:value-type="string" calcext:value-type="string">
            <text:p>— </text:p>
          </table:table-cell>
          <table:table-cell table:style-name="ce29" office:value-type="string" calcext:value-type="string">
            <text:p>2-0 </text:p>
          </table:table-cell>
          <table:table-cell table:style-name="ce21" office:value-type="string" calcext:value-type="string">
            <text:p>0-0 </text:p>
          </table:table-cell>
          <table:table-cell table:style-name="ce25" office:value-type="string" calcext:value-type="string">
            <text:p>1-1 </text:p>
          </table:table-cell>
          <table:table-cell table:formula="of:=[.A18]" office:value-type="string" office:string-value="Red Bull Bragantino " calcext:value-type="string">
            <text:p>Red Bull Bragantino </text:p>
          </table:table-cell>
          <table:table-cell table:formula="of:=IF(LEN([.B18])=4;[.B18];&quot;&quot;)" office:value-type="string" office:string-value="2-2 " calcext:value-type="string">
            <text:p>2-2 </text:p>
          </table:table-cell>
          <table:table-cell table:formula="of:=IF(LEN([.C18])=4;[.C18];&quot;&quot;)" office:value-type="string" office:string-value="2-0 " calcext:value-type="string">
            <text:p>2-0 </text:p>
          </table:table-cell>
          <table:table-cell table:formula="of:=IF(LEN([.D18])=4;[.D18];&quot;&quot;)" office:value-type="string" office:string-value="1-2 " calcext:value-type="string">
            <text:p>1-2 </text:p>
          </table:table-cell>
          <table:table-cell table:formula="of:=IF(LEN([.E18])=4;[.E18];&quot;&quot;)" office:value-type="string" office:string-value="2-1 " calcext:value-type="string">
            <text:p>2-1 </text:p>
          </table:table-cell>
          <table:table-cell table:formula="of:=IF(LEN([.F18])=4;[.F18];&quot;&quot;)" office:value-type="string" office:string-value="2-2 " calcext:value-type="string">
            <text:p>2-2 </text:p>
          </table:table-cell>
          <table:table-cell table:formula="of:=IF(LEN([.G18])=4;[.G18];&quot;&quot;)" office:value-type="string" office:string-value="1-0 " calcext:value-type="string">
            <text:p>1-0 </text:p>
          </table:table-cell>
          <table:table-cell table:formula="of:=IF(LEN([.H18])=4;[.H18];&quot;&quot;)" office:value-type="string" office:string-value="1-0 " calcext:value-type="string">
            <text:p>1-0 </text:p>
          </table:table-cell>
          <table:table-cell table:formula="of:=IF(LEN([.I18])=4;[.I18];&quot;&quot;)" office:value-type="string" office:string-value="0-3 " calcext:value-type="string">
            <text:p>0-3 </text:p>
          </table:table-cell>
          <table:table-cell table:formula="of:=IF(LEN([.J18])=4;[.J18];&quot;&quot;)" office:value-type="string" office:string-value="2-0 " calcext:value-type="string">
            <text:p>2-0 </text:p>
          </table:table-cell>
          <table:table-cell table:formula="of:=IF(LEN([.K18])=4;[.K18];&quot;&quot;)" office:value-type="string" office:string-value="4-0 " calcext:value-type="string">
            <text:p>4-0 </text:p>
          </table:table-cell>
          <table:table-cell table:formula="of:=IF(LEN([.L18])=4;[.L18];&quot;&quot;)" office:value-type="string" office:string-value="1-0 " calcext:value-type="string">
            <text:p>1-0 </text:p>
          </table:table-cell>
          <table:table-cell table:formula="of:=IF(LEN([.M18])=4;[.M18];&quot;&quot;)" office:value-type="string" office:string-value="1-2 " calcext:value-type="string">
            <text:p>1-2 </text:p>
          </table:table-cell>
          <table:table-cell table:formula="of:=IF(LEN([.N18])=4;[.N18];&quot;&quot;)" office:value-type="string" office:string-value="2-0 " calcext:value-type="string">
            <text:p>2-0 </text:p>
          </table:table-cell>
          <table:table-cell table:formula="of:=IF(LEN([.O18])=4;[.O18];&quot;&quot;)" office:value-type="string" office:string-value="2-0 " calcext:value-type="string">
            <text:p>2-0 </text:p>
          </table:table-cell>
          <table:table-cell table:formula="of:=IF(LEN([.P18])=4;[.P18];&quot;&quot;)" office:value-type="string" office:string-value="0-0 " calcext:value-type="string">
            <text:p>0-0 </text:p>
          </table:table-cell>
          <table:table-cell table:formula="of:=IF(LEN([.Q18])=4;[.Q18];&quot;&quot;)" office:value-type="string" office:string-value="2-1 " calcext:value-type="string">
            <text:p>2-1 </text:p>
          </table:table-cell>
          <table:table-cell table:formula="of:=IF(LEN([.R18])=4;[.R18];&quot;&quot;)">
            <text:p/>
          </table:table-cell>
          <table:table-cell table:formula="of:=IF(LEN([.S18])=4;[.S18];&quot;&quot;)" office:value-type="string" office:string-value="2-0 " calcext:value-type="string">
            <text:p>2-0 </text:p>
          </table:table-cell>
          <table:table-cell table:formula="of:=IF(LEN([.T18])=4;[.T18];&quot;&quot;)" office:value-type="string" office:string-value="0-0 " calcext:value-type="string">
            <text:p>0-0 </text:p>
          </table:table-cell>
          <table:table-cell table:formula="of:=IF(LEN([.U18])=4;[.U18];&quot;&quot;)" office:value-type="string" office:string-value="1-1 " calcext:value-type="string">
            <text:p>1-1 </text:p>
          </table:table-cell>
          <table:table-cell office:value-type="float" office:value="17" calcext:value-type="float">
            <text:p>17</text:p>
          </table:table-cell>
          <table:table-cell table:formula="of:=&quot;[equipe[&quot;&amp;[.AQ18]&amp;&quot;][0],&quot;" office:value-type="string" office:string-value="[equipe[17][0]," calcext:value-type="string">
            <text:p>[equipe[17][0],</text:p>
          </table:table-cell>
          <table:table-cell table:formula="of:=&quot;[&quot;&amp;LEFT([.W18];1)&amp;&quot;,&quot;&amp;LEFT(RIGHT([.W18];2);1)&amp;&quot;]/*&quot;&amp;[.W$1]&amp;&quot;*/,&quot;" office:value-type="string" office:string-value="[2,2]/*AME*/," calcext:value-type="string">
            <text:p>[2,2]/*AME*/,</text:p>
          </table:table-cell>
          <table:table-cell table:formula="of:=&quot;[&quot;&amp;LEFT([.X18];1)&amp;&quot;,&quot;&amp;LEFT(RIGHT([.X18];2);1)&amp;&quot;]/*&quot;&amp;[.X$1]&amp;&quot;*/,&quot;" office:value-type="string" office:string-value="[2,0]/*CAP*/," calcext:value-type="string">
            <text:p>[2,0]/*CAP*/,</text:p>
          </table:table-cell>
          <table:table-cell table:formula="of:=&quot;[&quot;&amp;LEFT([.Y18];1)&amp;&quot;,&quot;&amp;LEFT(RIGHT([.Y18];2);1)&amp;&quot;]/*&quot;&amp;[.Y$1]&amp;&quot;*/,&quot;" office:value-type="string" office:string-value="[1,2]/*CAM*/," calcext:value-type="string">
            <text:p>[1,2]/*CAM*/,</text:p>
          </table:table-cell>
          <table:table-cell table:formula="of:=&quot;[&quot;&amp;LEFT([.Z18];1)&amp;&quot;,&quot;&amp;LEFT(RIGHT([.Z18];2);1)&amp;&quot;]/*&quot;&amp;[.Z$1]&amp;&quot;*/,&quot;" office:value-type="string" office:string-value="[2,1]/*BAH */," calcext:value-type="string">
            <text:p>[2,1]/*BAH */,</text:p>
          </table:table-cell>
          <table:table-cell table:formula="of:=&quot;[&quot;&amp;LEFT([.AA18];1)&amp;&quot;,&quot;&amp;LEFT(RIGHT([.AA18];2);1)&amp;&quot;]/*&quot;&amp;[.AA$1]&amp;&quot;*/,&quot;" office:value-type="string" office:string-value="[2,2]/*BOT */," calcext:value-type="string">
            <text:p>[2,2]/*BOT */,</text:p>
          </table:table-cell>
          <table:table-cell table:formula="of:=&quot;[&quot;&amp;LEFT([.AB18];1)&amp;&quot;,&quot;&amp;LEFT(RIGHT([.AB18];2);1)&amp;&quot;]/*&quot;&amp;[.AB$1]&amp;&quot;*/,&quot;" office:value-type="string" office:string-value="[1,0]/*COR */," calcext:value-type="string">
            <text:p>[1,0]/*COR */,</text:p>
          </table:table-cell>
          <table:table-cell table:formula="of:=&quot;[&quot;&amp;LEFT([.AC18];1)&amp;&quot;,&quot;&amp;LEFT(RIGHT([.AC18];2);1)&amp;&quot;]/*&quot;&amp;[.AC$1]&amp;&quot;*/,&quot;" office:value-type="string" office:string-value="[1,0]/*CTB */," calcext:value-type="string">
            <text:p>[1,0]/*CTB */,</text:p>
          </table:table-cell>
          <table:table-cell table:formula="of:=&quot;[&quot;&amp;LEFT([.AD18];1)&amp;&quot;,&quot;&amp;LEFT(RIGHT([.AD18];2);1)&amp;&quot;]/*&quot;&amp;[.AD$1]&amp;&quot;*/,&quot;" office:value-type="string" office:string-value="[0,3]/*CRU */," calcext:value-type="string">
            <text:p>[0,3]/*CRU */,</text:p>
          </table:table-cell>
          <table:table-cell table:formula="of:=&quot;[&quot;&amp;LEFT([.AE18];1)&amp;&quot;,&quot;&amp;LEFT(RIGHT([.AE18];2);1)&amp;&quot;]/*&quot;&amp;[.AE$1]&amp;&quot;*/,&quot;" office:value-type="string" office:string-value="[2,0]/*CUI */," calcext:value-type="string">
            <text:p>[2,0]/*CUI */,</text:p>
          </table:table-cell>
          <table:table-cell table:formula="of:=&quot;[&quot;&amp;LEFT([.AF18];1)&amp;&quot;,&quot;&amp;LEFT(RIGHT([.AF18];2);1)&amp;&quot;]/*&quot;&amp;[.AF$1]&amp;&quot;*/,&quot;" office:value-type="string" office:string-value="[4,0]/*FLA */," calcext:value-type="string">
            <text:p>[4,0]/*FLA */,</text:p>
          </table:table-cell>
          <table:table-cell table:formula="of:=&quot;[&quot;&amp;LEFT([.AG18];1)&amp;&quot;,&quot;&amp;LEFT(RIGHT([.AG18];2);1)&amp;&quot;]/*&quot;&amp;[.AG$1]&amp;&quot;*/,&quot;" office:value-type="string" office:string-value="[1,0]/*FLU */," calcext:value-type="string">
            <text:p>[1,0]/*FLU */,</text:p>
          </table:table-cell>
          <table:table-cell table:formula="of:=&quot;[&quot;&amp;LEFT([.AH18];1)&amp;&quot;,&quot;&amp;LEFT(RIGHT([.AH18];2);1)&amp;&quot;]/*&quot;&amp;[.AH$1]&amp;&quot;*/,&quot;" office:value-type="string" office:string-value="[1,2]/*FOR */," calcext:value-type="string">
            <text:p>[1,2]/*FOR */,</text:p>
          </table:table-cell>
          <table:table-cell table:formula="of:=&quot;[&quot;&amp;LEFT([.AI18];1)&amp;&quot;,&quot;&amp;LEFT(RIGHT([.AI18];2);1)&amp;&quot;]/*&quot;&amp;[.AI$1]&amp;&quot;*/,&quot;" office:value-type="string" office:string-value="[2,0]/*GOI */," calcext:value-type="string">
            <text:p>[2,0]/*GOI */,</text:p>
          </table:table-cell>
          <table:table-cell table:formula="of:=&quot;[&quot;&amp;LEFT([.AJ18];1)&amp;&quot;,&quot;&amp;LEFT(RIGHT([.AJ18];2);1)&amp;&quot;]/*&quot;&amp;[.AJ$1]&amp;&quot;*/,&quot;" office:value-type="string" office:string-value="[2,0]/*GRE */," calcext:value-type="string">
            <text:p>[2,0]/*GRE */,</text:p>
          </table:table-cell>
          <table:table-cell table:formula="of:=&quot;[&quot;&amp;LEFT([.AK18];1)&amp;&quot;,&quot;&amp;LEFT(RIGHT([.AK18];2);1)&amp;&quot;]/*&quot;&amp;[.AK$1]&amp;&quot;*/,&quot;" office:value-type="string" office:string-value="[0,0]/*INT */," calcext:value-type="string">
            <text:p>[0,0]/*INT */,</text:p>
          </table:table-cell>
          <table:table-cell table:formula="of:=&quot;[&quot;&amp;LEFT([.AL18];1)&amp;&quot;,&quot;&amp;LEFT(RIGHT([.AL18];2);1)&amp;&quot;]/*&quot;&amp;[.AL$1]&amp;&quot;*/,&quot;" office:value-type="string" office:string-value="[2,1]/*PAL */," calcext:value-type="string">
            <text:p>[2,1]/*PAL */,</text:p>
          </table:table-cell>
          <table:table-cell table:style-name="ce17" table:formula="of:=&quot;[,]/*&quot;&amp;[.AM$1]&amp;&quot;*/,&quot;" office:value-type="string" office:string-value="[,]/*RBB */," calcext:value-type="string">
            <text:p>[,]/*RBB */,</text:p>
          </table:table-cell>
          <table:table-cell table:formula="of:=&quot;[&quot;&amp;LEFT([.AN18];1)&amp;&quot;,&quot;&amp;LEFT(RIGHT([.AN18];2);1)&amp;&quot;]/*&quot;&amp;[.AN$1]&amp;&quot;*/,&quot;" office:value-type="string" office:string-value="[2,0]/*SAN */," calcext:value-type="string">
            <text:p>[2,0]/*SAN */,</text:p>
          </table:table-cell>
          <table:table-cell table:formula="of:=&quot;[&quot;&amp;LEFT([.AO18];1)&amp;&quot;,&quot;&amp;LEFT(RIGHT([.AO18];2);1)&amp;&quot;]/*&quot;&amp;[.AO$1]&amp;&quot;*/,&quot;" office:value-type="string" office:string-value="[0,0]/*SPA */," calcext:value-type="string">
            <text:p>[0,0]/*SPA */,</text:p>
          </table:table-cell>
          <table:table-cell table:formula="of:=&quot;[&quot;&amp;LEFT([.AP18];1)&amp;&quot;,&quot;&amp;LEFT(RIGHT([.AP18];2);1)&amp;&quot;]/*&quot;&amp;[.AP$1]&amp;&quot;*/]&quot;" office:value-type="string" office:string-value="[1,1]/*VAS */]" calcext:value-type="string">
            <text:p>[1,1]/*VAS */]</text:p>
          </table:table-cell>
          <table:table-cell table:formula="of:=CONCATENATE([.AR18];[.AS18];[.AT18];[.AU18];[.AV18];[.AW18];[.AX18];[.AY18];[.AZ18];[.BA18];[.BB18];[.BC18];[.BD18];[.BE18];[.BF18];[.BG18];[.BH18];[.BI18];[.BJ18];[.BK18];[.BL18])&amp;&quot;,&quot;" office:value-type="string" office:string-value="[equipe[17][0],[2,2]/*AME*/,[2,0]/*CAP*/,[1,2]/*CAM*/,[2,1]/*BAH */,[2,2]/*BOT */,[1,0]/*COR */,[1,0]/*CTB */,[0,3]/*CRU */,[2,0]/*CUI */,[4,0]/*FLA */,[1,0]/*FLU */,[1,2]/*FOR */,[2,0]/*GOI */,[2,0]/*GRE */,[0,0]/*INT */,[2,1]/*PAL */,[,]/*RBB */,[2,0]/*SAN */,[0,0]/*SPA */,[1,1]/*VAS */]," calcext:value-type="string">
            <text:p>[equipe[17][0],[2,2]/*AME*/,[2,0]/*CAP*/,[1,2]/*CAM*/,[2,1]/*BAH */,[2,2]/*BOT */,[1,0]/*COR */,[1,0]/*CTB */,[0,3]/*CRU */,[2,0]/*CUI */,[4,0]/*FLA */,[1,0]/*FLU */,[1,2]/*FOR */,[2,0]/*GOI */,[2,0]/*GRE */,[0,0]/*INT */,[2,1]/*PAL */,[,]/*RBB */,[2,0]/*SAN */,[0,0]/*SPA */,[1,1]/*VAS */],</text:p>
          </table:table-cell>
        </table:table-row>
        <table:table-row table:style-name="ro1">
          <table:table-cell office:value-type="string" calcext:value-type="string">
            <text:p>Santos </text:p>
          </table:table-cell>
          <table:table-cell table:style-name="ce22" office:value-type="string" calcext:value-type="string">
            <text:p>3-2 </text:p>
          </table:table-cell>
          <table:table-cell table:style-name="ce26" office:value-type="string" calcext:value-type="string">
            <text:p>1-1 </text:p>
          </table:table-cell>
          <table:table-cell table:style-name="ce30" office:value-type="string" calcext:value-type="string">
            <text:p>0-0 </text:p>
          </table:table-cell>
          <table:table-cell table:style-name="ce22" office:value-type="string" calcext:value-type="string">
            <text:p>3-0 </text:p>
          </table:table-cell>
          <table:table-cell table:style-name="ce26" office:value-type="string" calcext:value-type="string">
            <text:p>2-2 </text:p>
          </table:table-cell>
          <table:table-cell table:style-name="ce30" office:value-type="string" calcext:value-type="string">
            <text:p>0-2 </text:p>
          </table:table-cell>
          <table:table-cell table:style-name="ce22" office:value-type="string" calcext:value-type="string">
            <text:p>2-1 </text:p>
          </table:table-cell>
          <table:table-cell table:style-name="ce26" office:value-type="string" calcext:value-type="string">
            <text:p>0-3 </text:p>
          </table:table-cell>
          <table:table-cell table:style-name="ce30" office:value-type="string" calcext:value-type="string">
            <text:p>0-0 </text:p>
          </table:table-cell>
          <table:table-cell table:style-name="ce22" office:value-type="string" calcext:value-type="string">
            <text:p>2-3 </text:p>
          </table:table-cell>
          <table:table-cell table:style-name="ce26" office:value-type="string" calcext:value-type="string">
            <text:p>0-3 </text:p>
          </table:table-cell>
          <table:table-cell table:style-name="ce30" office:value-type="string" calcext:value-type="string">
            <text:p>1-2 </text:p>
          </table:table-cell>
          <table:table-cell table:style-name="ce22" office:value-type="string" calcext:value-type="string">
            <text:p>4-3 </text:p>
          </table:table-cell>
          <table:table-cell table:style-name="ce26" office:value-type="string" calcext:value-type="string">
            <text:p>2-1 </text:p>
          </table:table-cell>
          <table:table-cell table:style-name="ce30" office:value-type="string" calcext:value-type="string">
            <text:p>1-1 </text:p>
          </table:table-cell>
          <table:table-cell table:style-name="ce22" office:value-type="string" calcext:value-type="string">
            <text:p>0-0 </text:p>
          </table:table-cell>
          <table:table-cell table:style-name="ce26" office:value-type="string" calcext:value-type="string">
            <text:p>1-3 </text:p>
          </table:table-cell>
          <table:table-cell table:style-name="ce30" office:value-type="string" calcext:value-type="string">
            <text:p>— </text:p>
          </table:table-cell>
          <table:table-cell table:style-name="ce22" office:value-type="string" calcext:value-type="string">
            <text:p>0-0 </text:p>
          </table:table-cell>
          <table:table-cell table:style-name="ce26" office:value-type="string" calcext:value-type="string">
            <text:p>4-1 </text:p>
          </table:table-cell>
          <table:table-cell table:formula="of:=[.A19]" office:value-type="string" office:string-value="Santos " calcext:value-type="string">
            <text:p>Santos </text:p>
          </table:table-cell>
          <table:table-cell table:formula="of:=IF(LEN([.B19])=4;[.B19];&quot;&quot;)" office:value-type="string" office:string-value="3-2 " calcext:value-type="string">
            <text:p>3-2 </text:p>
          </table:table-cell>
          <table:table-cell table:formula="of:=IF(LEN([.C19])=4;[.C19];&quot;&quot;)" office:value-type="string" office:string-value="1-1 " calcext:value-type="string">
            <text:p>1-1 </text:p>
          </table:table-cell>
          <table:table-cell table:formula="of:=IF(LEN([.D19])=4;[.D19];&quot;&quot;)" office:value-type="string" office:string-value="0-0 " calcext:value-type="string">
            <text:p>0-0 </text:p>
          </table:table-cell>
          <table:table-cell table:formula="of:=IF(LEN([.E19])=4;[.E19];&quot;&quot;)" office:value-type="string" office:string-value="3-0 " calcext:value-type="string">
            <text:p>3-0 </text:p>
          </table:table-cell>
          <table:table-cell table:formula="of:=IF(LEN([.F19])=4;[.F19];&quot;&quot;)" office:value-type="string" office:string-value="2-2 " calcext:value-type="string">
            <text:p>2-2 </text:p>
          </table:table-cell>
          <table:table-cell table:formula="of:=IF(LEN([.G19])=4;[.G19];&quot;&quot;)" office:value-type="string" office:string-value="0-2 " calcext:value-type="string">
            <text:p>0-2 </text:p>
          </table:table-cell>
          <table:table-cell table:formula="of:=IF(LEN([.H19])=4;[.H19];&quot;&quot;)" office:value-type="string" office:string-value="2-1 " calcext:value-type="string">
            <text:p>2-1 </text:p>
          </table:table-cell>
          <table:table-cell table:formula="of:=IF(LEN([.I19])=4;[.I19];&quot;&quot;)" office:value-type="string" office:string-value="0-3 " calcext:value-type="string">
            <text:p>0-3 </text:p>
          </table:table-cell>
          <table:table-cell table:formula="of:=IF(LEN([.J19])=4;[.J19];&quot;&quot;)" office:value-type="string" office:string-value="0-0 " calcext:value-type="string">
            <text:p>0-0 </text:p>
          </table:table-cell>
          <table:table-cell table:formula="of:=IF(LEN([.K19])=4;[.K19];&quot;&quot;)" office:value-type="string" office:string-value="2-3 " calcext:value-type="string">
            <text:p>2-3 </text:p>
          </table:table-cell>
          <table:table-cell table:formula="of:=IF(LEN([.L19])=4;[.L19];&quot;&quot;)" office:value-type="string" office:string-value="0-3 " calcext:value-type="string">
            <text:p>0-3 </text:p>
          </table:table-cell>
          <table:table-cell table:formula="of:=IF(LEN([.M19])=4;[.M19];&quot;&quot;)" office:value-type="string" office:string-value="1-2 " calcext:value-type="string">
            <text:p>1-2 </text:p>
          </table:table-cell>
          <table:table-cell table:formula="of:=IF(LEN([.N19])=4;[.N19];&quot;&quot;)" office:value-type="string" office:string-value="4-3 " calcext:value-type="string">
            <text:p>4-3 </text:p>
          </table:table-cell>
          <table:table-cell table:formula="of:=IF(LEN([.O19])=4;[.O19];&quot;&quot;)" office:value-type="string" office:string-value="2-1 " calcext:value-type="string">
            <text:p>2-1 </text:p>
          </table:table-cell>
          <table:table-cell table:formula="of:=IF(LEN([.P19])=4;[.P19];&quot;&quot;)" office:value-type="string" office:string-value="1-1 " calcext:value-type="string">
            <text:p>1-1 </text:p>
          </table:table-cell>
          <table:table-cell table:formula="of:=IF(LEN([.Q19])=4;[.Q19];&quot;&quot;)" office:value-type="string" office:string-value="0-0 " calcext:value-type="string">
            <text:p>0-0 </text:p>
          </table:table-cell>
          <table:table-cell table:formula="of:=IF(LEN([.R19])=4;[.R19];&quot;&quot;)" office:value-type="string" office:string-value="1-3 " calcext:value-type="string">
            <text:p>1-3 </text:p>
          </table:table-cell>
          <table:table-cell table:formula="of:=IF(LEN([.S19])=4;[.S19];&quot;&quot;)">
            <text:p/>
          </table:table-cell>
          <table:table-cell table:formula="of:=IF(LEN([.T19])=4;[.T19];&quot;&quot;)" office:value-type="string" office:string-value="0-0 " calcext:value-type="string">
            <text:p>0-0 </text:p>
          </table:table-cell>
          <table:table-cell table:formula="of:=IF(LEN([.U19])=4;[.U19];&quot;&quot;)" office:value-type="string" office:string-value="4-1 " calcext:value-type="string">
            <text:p>4-1 </text:p>
          </table:table-cell>
          <table:table-cell office:value-type="float" office:value="18" calcext:value-type="float">
            <text:p>18</text:p>
          </table:table-cell>
          <table:table-cell table:formula="of:=&quot;[equipe[&quot;&amp;[.AQ19]&amp;&quot;][0],&quot;" office:value-type="string" office:string-value="[equipe[18][0]," calcext:value-type="string">
            <text:p>[equipe[18][0],</text:p>
          </table:table-cell>
          <table:table-cell table:formula="of:=&quot;[&quot;&amp;LEFT([.W19];1)&amp;&quot;,&quot;&amp;LEFT(RIGHT([.W19];2);1)&amp;&quot;]/*&quot;&amp;[.W$1]&amp;&quot;*/,&quot;" office:value-type="string" office:string-value="[3,2]/*AME*/," calcext:value-type="string">
            <text:p>[3,2]/*AME*/,</text:p>
          </table:table-cell>
          <table:table-cell table:formula="of:=&quot;[&quot;&amp;LEFT([.X19];1)&amp;&quot;,&quot;&amp;LEFT(RIGHT([.X19];2);1)&amp;&quot;]/*&quot;&amp;[.X$1]&amp;&quot;*/,&quot;" office:value-type="string" office:string-value="[1,1]/*CAP*/," calcext:value-type="string">
            <text:p>[1,1]/*CAP*/,</text:p>
          </table:table-cell>
          <table:table-cell table:formula="of:=&quot;[&quot;&amp;LEFT([.Y19];1)&amp;&quot;,&quot;&amp;LEFT(RIGHT([.Y19];2);1)&amp;&quot;]/*&quot;&amp;[.Y$1]&amp;&quot;*/,&quot;" office:value-type="string" office:string-value="[0,0]/*CAM*/," calcext:value-type="string">
            <text:p>[0,0]/*CAM*/,</text:p>
          </table:table-cell>
          <table:table-cell table:formula="of:=&quot;[&quot;&amp;LEFT([.Z19];1)&amp;&quot;,&quot;&amp;LEFT(RIGHT([.Z19];2);1)&amp;&quot;]/*&quot;&amp;[.Z$1]&amp;&quot;*/,&quot;" office:value-type="string" office:string-value="[3,0]/*BAH */," calcext:value-type="string">
            <text:p>[3,0]/*BAH */,</text:p>
          </table:table-cell>
          <table:table-cell table:formula="of:=&quot;[&quot;&amp;LEFT([.AA19];1)&amp;&quot;,&quot;&amp;LEFT(RIGHT([.AA19];2);1)&amp;&quot;]/*&quot;&amp;[.AA$1]&amp;&quot;*/,&quot;" office:value-type="string" office:string-value="[2,2]/*BOT */," calcext:value-type="string">
            <text:p>[2,2]/*BOT */,</text:p>
          </table:table-cell>
          <table:table-cell table:formula="of:=&quot;[&quot;&amp;LEFT([.AB19];1)&amp;&quot;,&quot;&amp;LEFT(RIGHT([.AB19];2);1)&amp;&quot;]/*&quot;&amp;[.AB$1]&amp;&quot;*/,&quot;" office:value-type="string" office:string-value="[0,2]/*COR */," calcext:value-type="string">
            <text:p>[0,2]/*COR */,</text:p>
          </table:table-cell>
          <table:table-cell table:formula="of:=&quot;[&quot;&amp;LEFT([.AC19];1)&amp;&quot;,&quot;&amp;LEFT(RIGHT([.AC19];2);1)&amp;&quot;]/*&quot;&amp;[.AC$1]&amp;&quot;*/,&quot;" office:value-type="string" office:string-value="[2,1]/*CTB */," calcext:value-type="string">
            <text:p>[2,1]/*CTB */,</text:p>
          </table:table-cell>
          <table:table-cell table:formula="of:=&quot;[&quot;&amp;LEFT([.AD19];1)&amp;&quot;,&quot;&amp;LEFT(RIGHT([.AD19];2);1)&amp;&quot;]/*&quot;&amp;[.AD$1]&amp;&quot;*/,&quot;" office:value-type="string" office:string-value="[0,3]/*CRU */," calcext:value-type="string">
            <text:p>[0,3]/*CRU */,</text:p>
          </table:table-cell>
          <table:table-cell table:formula="of:=&quot;[&quot;&amp;LEFT([.AE19];1)&amp;&quot;,&quot;&amp;LEFT(RIGHT([.AE19];2);1)&amp;&quot;]/*&quot;&amp;[.AE$1]&amp;&quot;*/,&quot;" office:value-type="string" office:string-value="[0,0]/*CUI */," calcext:value-type="string">
            <text:p>[0,0]/*CUI */,</text:p>
          </table:table-cell>
          <table:table-cell table:formula="of:=&quot;[&quot;&amp;LEFT([.AF19];1)&amp;&quot;,&quot;&amp;LEFT(RIGHT([.AF19];2);1)&amp;&quot;]/*&quot;&amp;[.AF$1]&amp;&quot;*/,&quot;" office:value-type="string" office:string-value="[2,3]/*FLA */," calcext:value-type="string">
            <text:p>[2,3]/*FLA */,</text:p>
          </table:table-cell>
          <table:table-cell table:formula="of:=&quot;[&quot;&amp;LEFT([.AG19];1)&amp;&quot;,&quot;&amp;LEFT(RIGHT([.AG19];2);1)&amp;&quot;]/*&quot;&amp;[.AG$1]&amp;&quot;*/,&quot;" office:value-type="string" office:string-value="[0,3]/*FLU */," calcext:value-type="string">
            <text:p>[0,3]/*FLU */,</text:p>
          </table:table-cell>
          <table:table-cell table:formula="of:=&quot;[&quot;&amp;LEFT([.AH19];1)&amp;&quot;,&quot;&amp;LEFT(RIGHT([.AH19];2);1)&amp;&quot;]/*&quot;&amp;[.AH$1]&amp;&quot;*/,&quot;" office:value-type="string" office:string-value="[1,2]/*FOR */," calcext:value-type="string">
            <text:p>[1,2]/*FOR */,</text:p>
          </table:table-cell>
          <table:table-cell table:formula="of:=&quot;[&quot;&amp;LEFT([.AI19];1)&amp;&quot;,&quot;&amp;LEFT(RIGHT([.AI19];2);1)&amp;&quot;]/*&quot;&amp;[.AI$1]&amp;&quot;*/,&quot;" office:value-type="string" office:string-value="[4,3]/*GOI */," calcext:value-type="string">
            <text:p>[4,3]/*GOI */,</text:p>
          </table:table-cell>
          <table:table-cell table:formula="of:=&quot;[&quot;&amp;LEFT([.AJ19];1)&amp;&quot;,&quot;&amp;LEFT(RIGHT([.AJ19];2);1)&amp;&quot;]/*&quot;&amp;[.AJ$1]&amp;&quot;*/,&quot;" office:value-type="string" office:string-value="[2,1]/*GRE */," calcext:value-type="string">
            <text:p>[2,1]/*GRE */,</text:p>
          </table:table-cell>
          <table:table-cell table:formula="of:=&quot;[&quot;&amp;LEFT([.AK19];1)&amp;&quot;,&quot;&amp;LEFT(RIGHT([.AK19];2);1)&amp;&quot;]/*&quot;&amp;[.AK$1]&amp;&quot;*/,&quot;" office:value-type="string" office:string-value="[1,1]/*INT */," calcext:value-type="string">
            <text:p>[1,1]/*INT */,</text:p>
          </table:table-cell>
          <table:table-cell table:formula="of:=&quot;[&quot;&amp;LEFT([.AL19];1)&amp;&quot;,&quot;&amp;LEFT(RIGHT([.AL19];2);1)&amp;&quot;]/*&quot;&amp;[.AL$1]&amp;&quot;*/,&quot;" office:value-type="string" office:string-value="[0,0]/*PAL */," calcext:value-type="string">
            <text:p>[0,0]/*PAL */,</text:p>
          </table:table-cell>
          <table:table-cell table:formula="of:=&quot;[&quot;&amp;LEFT([.AM19];1)&amp;&quot;,&quot;&amp;LEFT(RIGHT([.AM19];2);1)&amp;&quot;]/*&quot;&amp;[.AM$1]&amp;&quot;*/,&quot;" office:value-type="string" office:string-value="[1,3]/*RBB */," calcext:value-type="string">
            <text:p>[1,3]/*RBB */,</text:p>
          </table:table-cell>
          <table:table-cell table:style-name="ce17" table:formula="of:=&quot;[,]/*&quot;&amp;[.AN$1]&amp;&quot;*/,&quot;" office:value-type="string" office:string-value="[,]/*SAN */," calcext:value-type="string">
            <text:p>[,]/*SAN */,</text:p>
          </table:table-cell>
          <table:table-cell table:formula="of:=&quot;[&quot;&amp;LEFT([.AO19];1)&amp;&quot;,&quot;&amp;LEFT(RIGHT([.AO19];2);1)&amp;&quot;]/*&quot;&amp;[.AO$1]&amp;&quot;*/,&quot;" office:value-type="string" office:string-value="[0,0]/*SPA */," calcext:value-type="string">
            <text:p>[0,0]/*SPA */,</text:p>
          </table:table-cell>
          <table:table-cell table:formula="of:=&quot;[&quot;&amp;LEFT([.AP19];1)&amp;&quot;,&quot;&amp;LEFT(RIGHT([.AP19];2);1)&amp;&quot;]/*&quot;&amp;[.AP$1]&amp;&quot;*/]&quot;" office:value-type="string" office:string-value="[4,1]/*VAS */]" calcext:value-type="string">
            <text:p>[4,1]/*VAS */]</text:p>
          </table:table-cell>
          <table:table-cell table:formula="of:=CONCATENATE([.AR19];[.AS19];[.AT19];[.AU19];[.AV19];[.AW19];[.AX19];[.AY19];[.AZ19];[.BA19];[.BB19];[.BC19];[.BD19];[.BE19];[.BF19];[.BG19];[.BH19];[.BI19];[.BJ19];[.BK19];[.BL19])&amp;&quot;,&quot;" office:value-type="string" office:string-value="[equipe[18][0],[3,2]/*AME*/,[1,1]/*CAP*/,[0,0]/*CAM*/,[3,0]/*BAH */,[2,2]/*BOT */,[0,2]/*COR */,[2,1]/*CTB */,[0,3]/*CRU */,[0,0]/*CUI */,[2,3]/*FLA */,[0,3]/*FLU */,[1,2]/*FOR */,[4,3]/*GOI */,[2,1]/*GRE */,[1,1]/*INT */,[0,0]/*PAL */,[1,3]/*RBB */,[,]/*SAN */,[0,0]/*SPA */,[4,1]/*VAS */]," calcext:value-type="string">
            <text:p>[equipe[18][0],[3,2]/*AME*/,[1,1]/*CAP*/,[0,0]/*CAM*/,[3,0]/*BAH */,[2,2]/*BOT */,[0,2]/*COR */,[2,1]/*CTB */,[0,3]/*CRU */,[0,0]/*CUI */,[2,3]/*FLA */,[0,3]/*FLU */,[1,2]/*FOR */,[4,3]/*GOI */,[2,1]/*GRE */,[1,1]/*INT */,[0,0]/*PAL */,[1,3]/*RBB */,[,]/*SAN */,[0,0]/*SPA */,[4,1]/*VAS */],</text:p>
          </table:table-cell>
        </table:table-row>
        <table:table-row table:style-name="ro1">
          <table:table-cell table:style-name="ce14" office:value-type="string" calcext:value-type="string">
            <text:p>São Paulo </text:p>
          </table:table-cell>
          <table:table-cell office:value-type="string" calcext:value-type="string">
            <text:p>3-0 </text:p>
          </table:table-cell>
          <table:table-cell office:value-type="string" calcext:value-type="string">
            <text:p>2-1 </text:p>
          </table:table-cell>
          <table:table-cell office:value-type="string" calcext:value-type="string">
            <text:p>0-2 </text:p>
          </table:table-cell>
          <table:table-cell table:number-columns-repeated="2" office:value-type="string" calcext:value-type="string">
            <text:p>0-0 </text:p>
          </table:table-cell>
          <table:table-cell table:number-columns-repeated="2" office:value-type="string" calcext:value-type="string">
            <text:p>2-1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0-0 </text:p>
          </table:table-cell>
          <table:table-cell table:number-columns-repeated="2" office:value-type="string" calcext:value-type="string">
            <text:p>1-0 </text:p>
          </table:table-cell>
          <table:table-cell office:value-type="string" calcext:value-type="string">
            <text:p>1-2 </text:p>
          </table:table-cell>
          <table:table-cell office:value-type="string" calcext:value-type="string">
            <text:p>2-1 </text:p>
          </table:table-cell>
          <table:table-cell office:value-type="string" calcext:value-type="string">
            <text:p>3-0 </text:p>
          </table:table-cell>
          <table:table-cell office:value-type="string" calcext:value-type="string">
            <text:p>2-0 </text:p>
          </table:table-cell>
          <table:table-cell office:value-type="string" calcext:value-type="string">
            <text:p>0-2 </text:p>
          </table:table-cell>
          <table:table-cell office:value-type="string" calcext:value-type="string">
            <text:p>1-0 </text:p>
          </table:table-cell>
          <table:table-cell office:value-type="string" calcext:value-type="string">
            <text:p>4-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4-2 </text:p>
          </table:table-cell>
          <table:table-cell table:formula="of:=[.A20]" office:value-type="string" office:string-value="São Paulo " calcext:value-type="string">
            <text:p>São Paulo </text:p>
          </table:table-cell>
          <table:table-cell table:formula="of:=IF(LEN([.B20])=4;[.B20];&quot;&quot;)" office:value-type="string" office:string-value="3-0 " calcext:value-type="string">
            <text:p>3-0 </text:p>
          </table:table-cell>
          <table:table-cell table:formula="of:=IF(LEN([.C20])=4;[.C20];&quot;&quot;)" office:value-type="string" office:string-value="2-1 " calcext:value-type="string">
            <text:p>2-1 </text:p>
          </table:table-cell>
          <table:table-cell table:formula="of:=IF(LEN([.D20])=4;[.D20];&quot;&quot;)" office:value-type="string" office:string-value="0-2 " calcext:value-type="string">
            <text:p>0-2 </text:p>
          </table:table-cell>
          <table:table-cell table:formula="of:=IF(LEN([.E20])=4;[.E20];&quot;&quot;)" office:value-type="string" office:string-value="0-0 " calcext:value-type="string">
            <text:p>0-0 </text:p>
          </table:table-cell>
          <table:table-cell table:formula="of:=IF(LEN([.F20])=4;[.F20];&quot;&quot;)" office:value-type="string" office:string-value="0-0 " calcext:value-type="string">
            <text:p>0-0 </text:p>
          </table:table-cell>
          <table:table-cell table:formula="of:=IF(LEN([.G20])=4;[.G20];&quot;&quot;)" office:value-type="string" office:string-value="2-1 " calcext:value-type="string">
            <text:p>2-1 </text:p>
          </table:table-cell>
          <table:table-cell table:formula="of:=IF(LEN([.H20])=4;[.H20];&quot;&quot;)" office:value-type="string" office:string-value="2-1 " calcext:value-type="string">
            <text:p>2-1 </text:p>
          </table:table-cell>
          <table:table-cell table:formula="of:=IF(LEN([.I20])=4;[.I20];&quot;&quot;)" office:value-type="string" office:string-value="1-0 " calcext:value-type="string">
            <text:p>1-0 </text:p>
          </table:table-cell>
          <table:table-cell table:formula="of:=IF(LEN([.J20])=4;[.J20];&quot;&quot;)" office:value-type="string" office:string-value="0-0 " calcext:value-type="string">
            <text:p>0-0 </text:p>
          </table:table-cell>
          <table:table-cell table:formula="of:=IF(LEN([.K20])=4;[.K20];&quot;&quot;)" office:value-type="string" office:string-value="1-0 " calcext:value-type="string">
            <text:p>1-0 </text:p>
          </table:table-cell>
          <table:table-cell table:formula="of:=IF(LEN([.L20])=4;[.L20];&quot;&quot;)" office:value-type="string" office:string-value="1-0 " calcext:value-type="string">
            <text:p>1-0 </text:p>
          </table:table-cell>
          <table:table-cell table:formula="of:=IF(LEN([.M20])=4;[.M20];&quot;&quot;)" office:value-type="string" office:string-value="1-2 " calcext:value-type="string">
            <text:p>1-2 </text:p>
          </table:table-cell>
          <table:table-cell table:formula="of:=IF(LEN([.N20])=4;[.N20];&quot;&quot;)" office:value-type="string" office:string-value="2-1 " calcext:value-type="string">
            <text:p>2-1 </text:p>
          </table:table-cell>
          <table:table-cell table:formula="of:=IF(LEN([.O20])=4;[.O20];&quot;&quot;)" office:value-type="string" office:string-value="3-0 " calcext:value-type="string">
            <text:p>3-0 </text:p>
          </table:table-cell>
          <table:table-cell table:formula="of:=IF(LEN([.P20])=4;[.P20];&quot;&quot;)" office:value-type="string" office:string-value="2-0 " calcext:value-type="string">
            <text:p>2-0 </text:p>
          </table:table-cell>
          <table:table-cell table:formula="of:=IF(LEN([.Q20])=4;[.Q20];&quot;&quot;)" office:value-type="string" office:string-value="0-2 " calcext:value-type="string">
            <text:p>0-2 </text:p>
          </table:table-cell>
          <table:table-cell table:formula="of:=IF(LEN([.R20])=4;[.R20];&quot;&quot;)" office:value-type="string" office:string-value="1-0 " calcext:value-type="string">
            <text:p>1-0 </text:p>
          </table:table-cell>
          <table:table-cell table:formula="of:=IF(LEN([.S20])=4;[.S20];&quot;&quot;)" office:value-type="string" office:string-value="4-1 " calcext:value-type="string">
            <text:p>4-1 </text:p>
          </table:table-cell>
          <table:table-cell table:formula="of:=IF(LEN([.T20])=4;[.T20];&quot;&quot;)">
            <text:p/>
          </table:table-cell>
          <table:table-cell table:formula="of:=IF(LEN([.U20])=4;[.U20];&quot;&quot;)" office:value-type="string" office:string-value="4-2 " calcext:value-type="string">
            <text:p>4-2 </text:p>
          </table:table-cell>
          <table:table-cell office:value-type="float" office:value="19" calcext:value-type="float">
            <text:p>19</text:p>
          </table:table-cell>
          <table:table-cell table:formula="of:=&quot;[equipe[&quot;&amp;[.AQ20]&amp;&quot;][0],&quot;" office:value-type="string" office:string-value="[equipe[19][0]," calcext:value-type="string">
            <text:p>[equipe[19][0],</text:p>
          </table:table-cell>
          <table:table-cell table:formula="of:=&quot;[&quot;&amp;LEFT([.W20];1)&amp;&quot;,&quot;&amp;LEFT(RIGHT([.W20];2);1)&amp;&quot;]/*&quot;&amp;[.W$1]&amp;&quot;*/,&quot;" office:value-type="string" office:string-value="[3,0]/*AME*/," calcext:value-type="string">
            <text:p>[3,0]/*AME*/,</text:p>
          </table:table-cell>
          <table:table-cell table:formula="of:=&quot;[&quot;&amp;LEFT([.X20];1)&amp;&quot;,&quot;&amp;LEFT(RIGHT([.X20];2);1)&amp;&quot;]/*&quot;&amp;[.X$1]&amp;&quot;*/,&quot;" office:value-type="string" office:string-value="[2,1]/*CAP*/," calcext:value-type="string">
            <text:p>[2,1]/*CAP*/,</text:p>
          </table:table-cell>
          <table:table-cell table:formula="of:=&quot;[&quot;&amp;LEFT([.Y20];1)&amp;&quot;,&quot;&amp;LEFT(RIGHT([.Y20];2);1)&amp;&quot;]/*&quot;&amp;[.Y$1]&amp;&quot;*/,&quot;" office:value-type="string" office:string-value="[0,2]/*CAM*/," calcext:value-type="string">
            <text:p>[0,2]/*CAM*/,</text:p>
          </table:table-cell>
          <table:table-cell table:formula="of:=&quot;[&quot;&amp;LEFT([.Z20];1)&amp;&quot;,&quot;&amp;LEFT(RIGHT([.Z20];2);1)&amp;&quot;]/*&quot;&amp;[.Z$1]&amp;&quot;*/,&quot;" office:value-type="string" office:string-value="[0,0]/*BAH */," calcext:value-type="string">
            <text:p>[0,0]/*BAH */,</text:p>
          </table:table-cell>
          <table:table-cell table:formula="of:=&quot;[&quot;&amp;LEFT([.AA20];1)&amp;&quot;,&quot;&amp;LEFT(RIGHT([.AA20];2);1)&amp;&quot;]/*&quot;&amp;[.AA$1]&amp;&quot;*/,&quot;" office:value-type="string" office:string-value="[0,0]/*BOT */," calcext:value-type="string">
            <text:p>[0,0]/*BOT */,</text:p>
          </table:table-cell>
          <table:table-cell table:formula="of:=&quot;[&quot;&amp;LEFT([.AB20];1)&amp;&quot;,&quot;&amp;LEFT(RIGHT([.AB20];2);1)&amp;&quot;]/*&quot;&amp;[.AB$1]&amp;&quot;*/,&quot;" office:value-type="string" office:string-value="[2,1]/*COR */," calcext:value-type="string">
            <text:p>[2,1]/*COR */,</text:p>
          </table:table-cell>
          <table:table-cell table:formula="of:=&quot;[&quot;&amp;LEFT([.AC20];1)&amp;&quot;,&quot;&amp;LEFT(RIGHT([.AC20];2);1)&amp;&quot;]/*&quot;&amp;[.AC$1]&amp;&quot;*/,&quot;" office:value-type="string" office:string-value="[2,1]/*CTB */," calcext:value-type="string">
            <text:p>[2,1]/*CTB */,</text:p>
          </table:table-cell>
          <table:table-cell table:formula="of:=&quot;[&quot;&amp;LEFT([.AD20];1)&amp;&quot;,&quot;&amp;LEFT(RIGHT([.AD20];2);1)&amp;&quot;]/*&quot;&amp;[.AD$1]&amp;&quot;*/,&quot;" office:value-type="string" office:string-value="[1,0]/*CRU */," calcext:value-type="string">
            <text:p>[1,0]/*CRU */,</text:p>
          </table:table-cell>
          <table:table-cell table:formula="of:=&quot;[&quot;&amp;LEFT([.AE20];1)&amp;&quot;,&quot;&amp;LEFT(RIGHT([.AE20];2);1)&amp;&quot;]/*&quot;&amp;[.AE$1]&amp;&quot;*/,&quot;" office:value-type="string" office:string-value="[0,0]/*CUI */," calcext:value-type="string">
            <text:p>[0,0]/*CUI */,</text:p>
          </table:table-cell>
          <table:table-cell table:formula="of:=&quot;[&quot;&amp;LEFT([.AF20];1)&amp;&quot;,&quot;&amp;LEFT(RIGHT([.AF20];2);1)&amp;&quot;]/*&quot;&amp;[.AF$1]&amp;&quot;*/,&quot;" office:value-type="string" office:string-value="[1,0]/*FLA */," calcext:value-type="string">
            <text:p>[1,0]/*FLA */,</text:p>
          </table:table-cell>
          <table:table-cell table:formula="of:=&quot;[&quot;&amp;LEFT([.AG20];1)&amp;&quot;,&quot;&amp;LEFT(RIGHT([.AG20];2);1)&amp;&quot;]/*&quot;&amp;[.AG$1]&amp;&quot;*/,&quot;" office:value-type="string" office:string-value="[1,0]/*FLU */," calcext:value-type="string">
            <text:p>[1,0]/*FLU */,</text:p>
          </table:table-cell>
          <table:table-cell table:formula="of:=&quot;[&quot;&amp;LEFT([.AH20];1)&amp;&quot;,&quot;&amp;LEFT(RIGHT([.AH20];2);1)&amp;&quot;]/*&quot;&amp;[.AH$1]&amp;&quot;*/,&quot;" office:value-type="string" office:string-value="[1,2]/*FOR */," calcext:value-type="string">
            <text:p>[1,2]/*FOR */,</text:p>
          </table:table-cell>
          <table:table-cell table:formula="of:=&quot;[&quot;&amp;LEFT([.AI20];1)&amp;&quot;,&quot;&amp;LEFT(RIGHT([.AI20];2);1)&amp;&quot;]/*&quot;&amp;[.AI$1]&amp;&quot;*/,&quot;" office:value-type="string" office:string-value="[2,1]/*GOI */," calcext:value-type="string">
            <text:p>[2,1]/*GOI */,</text:p>
          </table:table-cell>
          <table:table-cell table:formula="of:=&quot;[&quot;&amp;LEFT([.AJ20];1)&amp;&quot;,&quot;&amp;LEFT(RIGHT([.AJ20];2);1)&amp;&quot;]/*&quot;&amp;[.AJ$1]&amp;&quot;*/,&quot;" office:value-type="string" office:string-value="[3,0]/*GRE */," calcext:value-type="string">
            <text:p>[3,0]/*GRE */,</text:p>
          </table:table-cell>
          <table:table-cell table:formula="of:=&quot;[&quot;&amp;LEFT([.AK20];1)&amp;&quot;,&quot;&amp;LEFT(RIGHT([.AK20];2);1)&amp;&quot;]/*&quot;&amp;[.AK$1]&amp;&quot;*/,&quot;" office:value-type="string" office:string-value="[2,0]/*INT */," calcext:value-type="string">
            <text:p>[2,0]/*INT */,</text:p>
          </table:table-cell>
          <table:table-cell table:formula="of:=&quot;[&quot;&amp;LEFT([.AL20];1)&amp;&quot;,&quot;&amp;LEFT(RIGHT([.AL20];2);1)&amp;&quot;]/*&quot;&amp;[.AL$1]&amp;&quot;*/,&quot;" office:value-type="string" office:string-value="[0,2]/*PAL */," calcext:value-type="string">
            <text:p>[0,2]/*PAL */,</text:p>
          </table:table-cell>
          <table:table-cell table:formula="of:=&quot;[&quot;&amp;LEFT([.AM20];1)&amp;&quot;,&quot;&amp;LEFT(RIGHT([.AM20];2);1)&amp;&quot;]/*&quot;&amp;[.AM$1]&amp;&quot;*/,&quot;" office:value-type="string" office:string-value="[1,0]/*RBB */," calcext:value-type="string">
            <text:p>[1,0]/*RBB */,</text:p>
          </table:table-cell>
          <table:table-cell table:formula="of:=&quot;[&quot;&amp;LEFT([.AN20];1)&amp;&quot;,&quot;&amp;LEFT(RIGHT([.AN20];2);1)&amp;&quot;]/*&quot;&amp;[.AN$1]&amp;&quot;*/,&quot;" office:value-type="string" office:string-value="[4,1]/*SAN */," calcext:value-type="string">
            <text:p>[4,1]/*SAN */,</text:p>
          </table:table-cell>
          <table:table-cell table:style-name="ce17" table:formula="of:=&quot;[,]/*&quot;&amp;[.AO$1]&amp;&quot;*/,&quot;" office:value-type="string" office:string-value="[,]/*SPA */," calcext:value-type="string">
            <text:p>[,]/*SPA */,</text:p>
          </table:table-cell>
          <table:table-cell table:formula="of:=&quot;[&quot;&amp;LEFT([.AP20];1)&amp;&quot;,&quot;&amp;LEFT(RIGHT([.AP20];2);1)&amp;&quot;]/*&quot;&amp;[.AP$1]&amp;&quot;*/]&quot;" office:value-type="string" office:string-value="[4,2]/*VAS */]" calcext:value-type="string">
            <text:p>[4,2]/*VAS */]</text:p>
          </table:table-cell>
          <table:table-cell table:formula="of:=CONCATENATE([.AR20];[.AS20];[.AT20];[.AU20];[.AV20];[.AW20];[.AX20];[.AY20];[.AZ20];[.BA20];[.BB20];[.BC20];[.BD20];[.BE20];[.BF20];[.BG20];[.BH20];[.BI20];[.BJ20];[.BK20];[.BL20])&amp;&quot;,&quot;" office:value-type="string" office:string-value="[equipe[19][0],[3,0]/*AME*/,[2,1]/*CAP*/,[0,2]/*CAM*/,[0,0]/*BAH */,[0,0]/*BOT */,[2,1]/*COR */,[2,1]/*CTB */,[1,0]/*CRU */,[0,0]/*CUI */,[1,0]/*FLA */,[1,0]/*FLU */,[1,2]/*FOR */,[2,1]/*GOI */,[3,0]/*GRE */,[2,0]/*INT */,[0,2]/*PAL */,[1,0]/*RBB */,[4,1]/*SAN */,[,]/*SPA */,[4,2]/*VAS */]," calcext:value-type="string">
            <text:p>[equipe[19][0],[3,0]/*AME*/,[2,1]/*CAP*/,[0,2]/*CAM*/,[0,0]/*BAH */,[0,0]/*BOT */,[2,1]/*COR */,[2,1]/*CTB */,[1,0]/*CRU */,[0,0]/*CUI */,[1,0]/*FLA */,[1,0]/*FLU */,[1,2]/*FOR */,[2,1]/*GOI */,[3,0]/*GRE */,[2,0]/*INT */,[0,2]/*PAL */,[1,0]/*RBB */,[4,1]/*SAN */,[,]/*SPA */,[4,2]/*VAS */],</text:p>
          </table:table-cell>
        </table:table-row>
        <table:table-row table:style-name="ro1">
          <table:table-cell office:value-type="string" calcext:value-type="string">
            <text:p>Vasco da Gama </text:p>
          </table:table-cell>
          <table:table-cell table:style-name="ce22" office:value-type="string" calcext:value-type="string">
            <text:p>2-1 </text:p>
          </table:table-cell>
          <table:table-cell table:style-name="ce26" office:value-type="string" calcext:value-type="string">
            <text:p>0-2 </text:p>
          </table:table-cell>
          <table:table-cell table:style-name="ce30" office:value-type="string" calcext:value-type="string">
            <text:p>1-0 </text:p>
          </table:table-cell>
          <table:table-cell table:style-name="ce22" office:value-type="string" calcext:value-type="string">
            <text:p>0-1 </text:p>
          </table:table-cell>
          <table:table-cell table:style-name="ce26" office:value-type="string" calcext:value-type="string">
            <text:p>1-0 </text:p>
          </table:table-cell>
          <table:table-cell table:style-name="ce30" office:value-type="string" calcext:value-type="string">
            <text:p>2-4 </text:p>
          </table:table-cell>
          <table:table-cell table:style-name="ce22" office:value-type="string" calcext:value-type="string">
            <text:p>5-1 </text:p>
          </table:table-cell>
          <table:table-cell table:style-name="ce26" office:value-type="string" calcext:value-type="string">
            <text:p>0-1 </text:p>
          </table:table-cell>
          <table:table-cell table:style-name="ce30" office:value-type="string" calcext:value-type="string">
            <text:p>1-0 </text:p>
          </table:table-cell>
          <table:table-cell table:style-name="ce22" office:value-type="string" calcext:value-type="string">
            <text:p>1-4 </text:p>
          </table:table-cell>
          <table:table-cell table:style-name="ce26" office:value-type="string" calcext:value-type="string">
            <text:p>4-2 </text:p>
          </table:table-cell>
          <table:table-cell table:style-name="ce30" office:value-type="string" calcext:value-type="string">
            <text:p>1-0 </text:p>
          </table:table-cell>
          <table:table-cell table:style-name="ce22" office:value-type="string" calcext:value-type="string">
            <text:p>0-1 </text:p>
          </table:table-cell>
          <table:table-cell table:style-name="ce26" office:value-type="string" calcext:value-type="string">
            <text:p>1-0 </text:p>
          </table:table-cell>
          <table:table-cell table:style-name="ce30" office:value-type="string" calcext:value-type="string">
            <text:p>1-2 </text:p>
          </table:table-cell>
          <table:table-cell table:style-name="ce22" office:value-type="string" calcext:value-type="string">
            <text:p>2-2 </text:p>
          </table:table-cell>
          <table:table-cell table:style-name="ce26" office:value-type="string" calcext:value-type="string">
            <text:p>2-1 </text:p>
          </table:table-cell>
          <table:table-cell table:style-name="ce30" office:value-type="string" calcext:value-type="string">
            <text:p>0-1 </text:p>
          </table:table-cell>
          <table:table-cell table:style-name="ce22" office:value-type="string" calcext:value-type="string">
            <text:p>0-0 </text:p>
          </table:table-cell>
          <table:table-cell table:style-name="ce26" office:value-type="string" calcext:value-type="string">
            <text:p>— </text:p>
          </table:table-cell>
          <table:table-cell table:formula="of:=[.A21]" office:value-type="string" office:string-value="Vasco da Gama " calcext:value-type="string">
            <text:p>Vasco da Gama </text:p>
          </table:table-cell>
          <table:table-cell table:formula="of:=IF(LEN([.B21])=4;[.B21];&quot;&quot;)" office:value-type="string" office:string-value="2-1 " calcext:value-type="string">
            <text:p>2-1 </text:p>
          </table:table-cell>
          <table:table-cell table:formula="of:=IF(LEN([.C21])=4;[.C21];&quot;&quot;)" office:value-type="string" office:string-value="0-2 " calcext:value-type="string">
            <text:p>0-2 </text:p>
          </table:table-cell>
          <table:table-cell table:formula="of:=IF(LEN([.D21])=4;[.D21];&quot;&quot;)" office:value-type="string" office:string-value="1-0 " calcext:value-type="string">
            <text:p>1-0 </text:p>
          </table:table-cell>
          <table:table-cell table:formula="of:=IF(LEN([.E21])=4;[.E21];&quot;&quot;)" office:value-type="string" office:string-value="0-1 " calcext:value-type="string">
            <text:p>0-1 </text:p>
          </table:table-cell>
          <table:table-cell table:formula="of:=IF(LEN([.F21])=4;[.F21];&quot;&quot;)" office:value-type="string" office:string-value="1-0 " calcext:value-type="string">
            <text:p>1-0 </text:p>
          </table:table-cell>
          <table:table-cell table:formula="of:=IF(LEN([.G21])=4;[.G21];&quot;&quot;)" office:value-type="string" office:string-value="2-4 " calcext:value-type="string">
            <text:p>2-4 </text:p>
          </table:table-cell>
          <table:table-cell table:formula="of:=IF(LEN([.H21])=4;[.H21];&quot;&quot;)" office:value-type="string" office:string-value="5-1 " calcext:value-type="string">
            <text:p>5-1 </text:p>
          </table:table-cell>
          <table:table-cell table:formula="of:=IF(LEN([.I21])=4;[.I21];&quot;&quot;)" office:value-type="string" office:string-value="0-1 " calcext:value-type="string">
            <text:p>0-1 </text:p>
          </table:table-cell>
          <table:table-cell table:formula="of:=IF(LEN([.J21])=4;[.J21];&quot;&quot;)" office:value-type="string" office:string-value="1-0 " calcext:value-type="string">
            <text:p>1-0 </text:p>
          </table:table-cell>
          <table:table-cell table:formula="of:=IF(LEN([.K21])=4;[.K21];&quot;&quot;)" office:value-type="string" office:string-value="1-4 " calcext:value-type="string">
            <text:p>1-4 </text:p>
          </table:table-cell>
          <table:table-cell table:formula="of:=IF(LEN([.L21])=4;[.L21];&quot;&quot;)" office:value-type="string" office:string-value="4-2 " calcext:value-type="string">
            <text:p>4-2 </text:p>
          </table:table-cell>
          <table:table-cell table:formula="of:=IF(LEN([.M21])=4;[.M21];&quot;&quot;)" office:value-type="string" office:string-value="1-0 " calcext:value-type="string">
            <text:p>1-0 </text:p>
          </table:table-cell>
          <table:table-cell table:formula="of:=IF(LEN([.N21])=4;[.N21];&quot;&quot;)" office:value-type="string" office:string-value="0-1 " calcext:value-type="string">
            <text:p>0-1 </text:p>
          </table:table-cell>
          <table:table-cell table:formula="of:=IF(LEN([.O21])=4;[.O21];&quot;&quot;)" office:value-type="string" office:string-value="1-0 " calcext:value-type="string">
            <text:p>1-0 </text:p>
          </table:table-cell>
          <table:table-cell table:formula="of:=IF(LEN([.P21])=4;[.P21];&quot;&quot;)" office:value-type="string" office:string-value="1-2 " calcext:value-type="string">
            <text:p>1-2 </text:p>
          </table:table-cell>
          <table:table-cell table:formula="of:=IF(LEN([.Q21])=4;[.Q21];&quot;&quot;)" office:value-type="string" office:string-value="2-2 " calcext:value-type="string">
            <text:p>2-2 </text:p>
          </table:table-cell>
          <table:table-cell table:formula="of:=IF(LEN([.R21])=4;[.R21];&quot;&quot;)" office:value-type="string" office:string-value="2-1 " calcext:value-type="string">
            <text:p>2-1 </text:p>
          </table:table-cell>
          <table:table-cell table:formula="of:=IF(LEN([.S21])=4;[.S21];&quot;&quot;)" office:value-type="string" office:string-value="0-1 " calcext:value-type="string">
            <text:p>0-1 </text:p>
          </table:table-cell>
          <table:table-cell table:formula="of:=IF(LEN([.T21])=4;[.T21];&quot;&quot;)" office:value-type="string" office:string-value="0-0 " calcext:value-type="string">
            <text:p>0-0 </text:p>
          </table:table-cell>
          <table:table-cell table:formula="of:=IF(LEN([.U21])=4;[.U21];&quot;&quot;)">
            <text:p/>
          </table:table-cell>
          <table:table-cell office:value-type="float" office:value="20" calcext:value-type="float">
            <text:p>20</text:p>
          </table:table-cell>
          <table:table-cell table:formula="of:=&quot;[equipe[&quot;&amp;[.AQ21]&amp;&quot;][0],&quot;" office:value-type="string" office:string-value="[equipe[20][0]," calcext:value-type="string">
            <text:p>[equipe[20][0],</text:p>
          </table:table-cell>
          <table:table-cell table:formula="of:=&quot;[&quot;&amp;LEFT([.W21];1)&amp;&quot;,&quot;&amp;LEFT(RIGHT([.W21];2);1)&amp;&quot;]/*&quot;&amp;[.W$1]&amp;&quot;*/,&quot;" office:value-type="string" office:string-value="[2,1]/*AME*/," calcext:value-type="string">
            <text:p>[2,1]/*AME*/,</text:p>
          </table:table-cell>
          <table:table-cell table:formula="of:=&quot;[&quot;&amp;LEFT([.X21];1)&amp;&quot;,&quot;&amp;LEFT(RIGHT([.X21];2);1)&amp;&quot;]/*&quot;&amp;[.X$1]&amp;&quot;*/,&quot;" office:value-type="string" office:string-value="[0,2]/*CAP*/," calcext:value-type="string">
            <text:p>[0,2]/*CAP*/,</text:p>
          </table:table-cell>
          <table:table-cell table:formula="of:=&quot;[&quot;&amp;LEFT([.Y21];1)&amp;&quot;,&quot;&amp;LEFT(RIGHT([.Y21];2);1)&amp;&quot;]/*&quot;&amp;[.Y$1]&amp;&quot;*/,&quot;" office:value-type="string" office:string-value="[1,0]/*CAM*/," calcext:value-type="string">
            <text:p>[1,0]/*CAM*/,</text:p>
          </table:table-cell>
          <table:table-cell table:formula="of:=&quot;[&quot;&amp;LEFT([.Z21];1)&amp;&quot;,&quot;&amp;LEFT(RIGHT([.Z21];2);1)&amp;&quot;]/*&quot;&amp;[.Z$1]&amp;&quot;*/,&quot;" office:value-type="string" office:string-value="[0,1]/*BAH */," calcext:value-type="string">
            <text:p>[0,1]/*BAH */,</text:p>
          </table:table-cell>
          <table:table-cell table:formula="of:=&quot;[&quot;&amp;LEFT([.AA21];1)&amp;&quot;,&quot;&amp;LEFT(RIGHT([.AA21];2);1)&amp;&quot;]/*&quot;&amp;[.AA$1]&amp;&quot;*/,&quot;" office:value-type="string" office:string-value="[1,0]/*BOT */," calcext:value-type="string">
            <text:p>[1,0]/*BOT */,</text:p>
          </table:table-cell>
          <table:table-cell table:formula="of:=&quot;[&quot;&amp;LEFT([.AB21];1)&amp;&quot;,&quot;&amp;LEFT(RIGHT([.AB21];2);1)&amp;&quot;]/*&quot;&amp;[.AB$1]&amp;&quot;*/,&quot;" office:value-type="string" office:string-value="[2,4]/*COR */," calcext:value-type="string">
            <text:p>[2,4]/*COR */,</text:p>
          </table:table-cell>
          <table:table-cell table:formula="of:=&quot;[&quot;&amp;LEFT([.AC21];1)&amp;&quot;,&quot;&amp;LEFT(RIGHT([.AC21];2);1)&amp;&quot;]/*&quot;&amp;[.AC$1]&amp;&quot;*/,&quot;" office:value-type="string" office:string-value="[5,1]/*CTB */," calcext:value-type="string">
            <text:p>[5,1]/*CTB */,</text:p>
          </table:table-cell>
          <table:table-cell table:formula="of:=&quot;[&quot;&amp;LEFT([.AD21];1)&amp;&quot;,&quot;&amp;LEFT(RIGHT([.AD21];2);1)&amp;&quot;]/*&quot;&amp;[.AD$1]&amp;&quot;*/,&quot;" office:value-type="string" office:string-value="[0,1]/*CRU */," calcext:value-type="string">
            <text:p>[0,1]/*CRU */,</text:p>
          </table:table-cell>
          <table:table-cell table:formula="of:=&quot;[&quot;&amp;LEFT([.AE21];1)&amp;&quot;,&quot;&amp;LEFT(RIGHT([.AE21];2);1)&amp;&quot;]/*&quot;&amp;[.AE$1]&amp;&quot;*/,&quot;" office:value-type="string" office:string-value="[1,0]/*CUI */," calcext:value-type="string">
            <text:p>[1,0]/*CUI */,</text:p>
          </table:table-cell>
          <table:table-cell table:formula="of:=&quot;[&quot;&amp;LEFT([.AF21];1)&amp;&quot;,&quot;&amp;LEFT(RIGHT([.AF21];2);1)&amp;&quot;]/*&quot;&amp;[.AF$1]&amp;&quot;*/,&quot;" office:value-type="string" office:string-value="[1,4]/*FLA */," calcext:value-type="string">
            <text:p>[1,4]/*FLA */,</text:p>
          </table:table-cell>
          <table:table-cell table:formula="of:=&quot;[&quot;&amp;LEFT([.AG21];1)&amp;&quot;,&quot;&amp;LEFT(RIGHT([.AG21];2);1)&amp;&quot;]/*&quot;&amp;[.AG$1]&amp;&quot;*/,&quot;" office:value-type="string" office:string-value="[4,2]/*FLU */," calcext:value-type="string">
            <text:p>[4,2]/*FLU */,</text:p>
          </table:table-cell>
          <table:table-cell table:formula="of:=&quot;[&quot;&amp;LEFT([.AH21];1)&amp;&quot;,&quot;&amp;LEFT(RIGHT([.AH21];2);1)&amp;&quot;]/*&quot;&amp;[.AH$1]&amp;&quot;*/,&quot;" office:value-type="string" office:string-value="[1,0]/*FOR */," calcext:value-type="string">
            <text:p>[1,0]/*FOR */,</text:p>
          </table:table-cell>
          <table:table-cell table:formula="of:=&quot;[&quot;&amp;LEFT([.AI21];1)&amp;&quot;,&quot;&amp;LEFT(RIGHT([.AI21];2);1)&amp;&quot;]/*&quot;&amp;[.AI$1]&amp;&quot;*/,&quot;" office:value-type="string" office:string-value="[0,1]/*GOI */," calcext:value-type="string">
            <text:p>[0,1]/*GOI */,</text:p>
          </table:table-cell>
          <table:table-cell table:formula="of:=&quot;[&quot;&amp;LEFT([.AJ21];1)&amp;&quot;,&quot;&amp;LEFT(RIGHT([.AJ21];2);1)&amp;&quot;]/*&quot;&amp;[.AJ$1]&amp;&quot;*/,&quot;" office:value-type="string" office:string-value="[1,0]/*GRE */," calcext:value-type="string">
            <text:p>[1,0]/*GRE */,</text:p>
          </table:table-cell>
          <table:table-cell table:formula="of:=&quot;[&quot;&amp;LEFT([.AK21];1)&amp;&quot;,&quot;&amp;LEFT(RIGHT([.AK21];2);1)&amp;&quot;]/*&quot;&amp;[.AK$1]&amp;&quot;*/,&quot;" office:value-type="string" office:string-value="[1,2]/*INT */," calcext:value-type="string">
            <text:p>[1,2]/*INT */,</text:p>
          </table:table-cell>
          <table:table-cell table:formula="of:=&quot;[&quot;&amp;LEFT([.AL21];1)&amp;&quot;,&quot;&amp;LEFT(RIGHT([.AL21];2);1)&amp;&quot;]/*&quot;&amp;[.AL$1]&amp;&quot;*/,&quot;" office:value-type="string" office:string-value="[2,2]/*PAL */," calcext:value-type="string">
            <text:p>[2,2]/*PAL */,</text:p>
          </table:table-cell>
          <table:table-cell table:formula="of:=&quot;[&quot;&amp;LEFT([.AM21];1)&amp;&quot;,&quot;&amp;LEFT(RIGHT([.AM21];2);1)&amp;&quot;]/*&quot;&amp;[.AM$1]&amp;&quot;*/,&quot;" office:value-type="string" office:string-value="[2,1]/*RBB */," calcext:value-type="string">
            <text:p>[2,1]/*RBB */,</text:p>
          </table:table-cell>
          <table:table-cell table:formula="of:=&quot;[&quot;&amp;LEFT([.AN21];1)&amp;&quot;,&quot;&amp;LEFT(RIGHT([.AN21];2);1)&amp;&quot;]/*&quot;&amp;[.AN$1]&amp;&quot;*/,&quot;" office:value-type="string" office:string-value="[0,1]/*SAN */," calcext:value-type="string">
            <text:p>[0,1]/*SAN */,</text:p>
          </table:table-cell>
          <table:table-cell table:formula="of:=&quot;[&quot;&amp;LEFT([.AO21];1)&amp;&quot;,&quot;&amp;LEFT(RIGHT([.AO21];2);1)&amp;&quot;]/*&quot;&amp;[.AO$1]&amp;&quot;*/,&quot;" office:value-type="string" office:string-value="[0,0]/*SPA */," calcext:value-type="string">
            <text:p>[0,0]/*SPA */,</text:p>
          </table:table-cell>
          <table:table-cell table:style-name="ce17" table:formula="of:=&quot;[,]/*&quot;&amp;[.AP$1]&amp;&quot;*/]&quot;" office:value-type="string" office:string-value="[,]/*VAS */]" calcext:value-type="string">
            <text:p>[,]/*VAS */]</text:p>
          </table:table-cell>
          <table:table-cell table:formula="of:=CONCATENATE([.AR21];[.AS21];[.AT21];[.AU21];[.AV21];[.AW21];[.AX21];[.AY21];[.AZ21];[.BA21];[.BB21];[.BC21];[.BD21];[.BE21];[.BF21];[.BG21];[.BH21];[.BI21];[.BJ21];[.BK21];[.BL21])" office:value-type="string" office:string-value="[equipe[20][0],[2,1]/*AME*/,[0,2]/*CAP*/,[1,0]/*CAM*/,[0,1]/*BAH */,[1,0]/*BOT */,[2,4]/*COR */,[5,1]/*CTB */,[0,1]/*CRU */,[1,0]/*CUI */,[1,4]/*FLA */,[4,2]/*FLU */,[1,0]/*FOR */,[0,1]/*GOI */,[1,0]/*GRE */,[1,2]/*INT */,[2,2]/*PAL */,[2,1]/*RBB */,[0,1]/*SAN */,[0,0]/*SPA */,[,]/*VAS */]" calcext:value-type="string">
            <text:p>[equipe[20][0],[2,1]/*AME*/,[0,2]/*CAP*/,[1,0]/*CAM*/,[0,1]/*BAH */,[1,0]/*BOT */,[2,4]/*COR */,[5,1]/*CTB */,[0,1]/*CRU */,[1,0]/*CUI */,[1,4]/*FLA */,[4,2]/*FLU */,[1,0]/*FOR */,[0,1]/*GOI */,[1,0]/*GRE */,[1,2]/*INT */,[2,2]/*PAL */,[2,1]/*RBB */,[0,1]/*SAN */,[0,0]/*SPA */,[,]/*VAS */]</text:p>
          </table:table-cell>
        </table:table-row>
        <table:table-row table:style-name="ro1">
          <table:table-cell table:style-name="Default" table:number-columns-repeated="64"/>
          <table:table-cell/>
        </table:table-row>
        <table:table-row table:style-name="ro1">
          <table:table-cell table:style-name="Default" table:number-columns-repeated="44"/>
          <table:table-cell table:style-name="Default" office:value-type="string" calcext:value-type="string">
            <text:p>01</text:p>
          </table:table-cell>
          <table:table-cell table:style-name="Default" office:value-type="string" calcext:value-type="string">
            <text:p>02</text:p>
          </table:table-cell>
          <table:table-cell table:style-name="Default" office:value-type="string" calcext:value-type="string">
            <text:p>03</text:p>
          </table:table-cell>
          <table:table-cell table:style-name="Default" office:value-type="string" calcext:value-type="string">
            <text:p>04</text:p>
          </table:table-cell>
          <table:table-cell table:style-name="Default" office:value-type="string" calcext:value-type="string">
            <text:p>05</text:p>
          </table:table-cell>
          <table:table-cell table:style-name="Default" office:value-type="string" calcext:value-type="string">
            <text:p>06</text:p>
          </table:table-cell>
          <table:table-cell table:style-name="Default" office:value-type="string" calcext:value-type="string">
            <text:p>07</text:p>
          </table:table-cell>
          <table:table-cell table:style-name="Default" office:value-type="string" calcext:value-type="string">
            <text:p>08</text:p>
          </table:table-cell>
          <table:table-cell table:style-name="Default" office:value-type="string" calcext:value-type="string">
            <text:p>09</text:p>
          </table:table-cell>
          <table:table-cell table:style-name="Default" office:value-type="string" calcext:value-type="string">
            <text:p>10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13</text:p>
          </table:table-cell>
          <table:table-cell table:style-name="Default" office:value-type="string" calcext:value-type="string">
            <text:p>14</text:p>
          </table:table-cell>
          <table:table-cell table:style-name="Default" office:value-type="string" calcext:value-type="string">
            <text:p>15</text:p>
          </table:table-cell>
          <table:table-cell table:style-name="Default" office:value-type="string" calcext:value-type="string">
            <text:p>16</text:p>
          </table:table-cell>
          <table:table-cell table:style-name="Default" office:value-type="string" calcext:value-type="string">
            <text:p>17</text:p>
          </table:table-cell>
          <table:table-cell table:style-name="Default" office:value-type="string" calcext:value-type="string">
            <text:p>18</text:p>
          </table:table-cell>
          <table:table-cell table:style-name="Default" office:value-type="string" calcext:value-type="string">
            <text:p>19</text:p>
          </table:table-cell>
          <table:table-cell table:style-name="Default" office:value-type="string" calcext:value-type="string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é Nogueira da Cunha</meta:initial-creator>
    <meta:creation-date>2024-12-26T08:31:37.421413677</meta:creation-date>
    <dc:date>2025-07-28T21:04:33.500774702</dc:date>
    <dc:creator>Wederson de Paula</dc:creator>
    <meta:editing-duration>P1DT13H35M26S</meta:editing-duration>
    <meta:editing-cycles>115</meta:editing-cycles>
    <meta:generator>LibreOffice/7.3.7.2$Linux_X86_64 LibreOffice_project/30$Build-2</meta:generator>
    <meta:document-statistic meta:table-count="1" meta:cell-count="1362" meta:object-count="0"/>
  </office:meta>
</office:document-meta>
</file>